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tyles.xml" manifest:media-type="text/xml"/>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49000000200C9DEBB5.png" manifest:media-type="image/png"/>
  <manifest:file-entry manifest:full-path="Pictures/100000010000008000000080648F4375.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paragraph-properties fo:break-before="page"/>
      <style:text-properties officeooo:rsid="003d7ab4" officeooo:paragraph-rsid="004df120"/>
    </style:style>
    <style:style style:name="P32" style:family="paragraph" style:parent-style-name="Normal">
      <style:text-properties officeooo:rsid="010c5ff7" officeooo:paragraph-rsid="010c5ff7"/>
    </style:style>
    <style:style style:name="P33" style:family="paragraph" style:parent-style-name="Normal" style:list-style-name="L5">
      <style:text-properties officeooo:paragraph-rsid="010c5ff7"/>
    </style:style>
    <style:style style:name="P34" style:family="paragraph" style:parent-style-name="Normal" style:list-style-name="L5">
      <style:text-properties officeooo:rsid="010c5ff7" officeooo:paragraph-rsid="010c5ff7"/>
    </style:style>
    <style:style style:name="P35" style:family="paragraph" style:parent-style-name="Normal" style:list-style-name="L6">
      <style:text-properties officeooo:paragraph-rsid="010dd00a"/>
    </style:style>
    <style:style style:name="P36" style:family="paragraph" style:parent-style-name="Normal" style:list-style-name="L6">
      <style:text-properties officeooo:rsid="010c5ff7" officeooo:paragraph-rsid="010dd00a"/>
    </style:style>
    <style:style style:name="P37" style:family="paragraph" style:parent-style-name="Normal" style:list-style-name="L7">
      <style:text-properties officeooo:paragraph-rsid="010c5ff7"/>
    </style:style>
    <style:style style:name="P38" style:family="paragraph" style:parent-style-name="Normal" style:list-style-name="L7">
      <style:text-properties officeooo:rsid="010c5ff7" officeooo:paragraph-rsid="010c5ff7"/>
    </style:style>
    <style:style style:name="P39" style:family="paragraph" style:parent-style-name="Normal">
      <style:text-properties officeooo:rsid="0117569f" officeooo:paragraph-rsid="0117569f"/>
    </style:style>
    <style:style style:name="P40" style:family="paragraph" style:parent-style-name="Normal">
      <style:text-properties officeooo:rsid="0111fa51" officeooo:paragraph-rsid="0111fa51"/>
    </style:style>
    <style:style style:name="P41" style:family="paragraph" style:parent-style-name="Normal">
      <style:text-properties officeooo:rsid="0113cdb5" officeooo:paragraph-rsid="0113cdb5"/>
    </style:style>
    <style:style style:name="P42" style:family="paragraph" style:parent-style-name="Normal">
      <style:text-properties officeooo:rsid="0114673a" officeooo:paragraph-rsid="0114673a"/>
    </style:style>
    <style:style style:name="P43" style:family="paragraph" style:parent-style-name="Normal">
      <style:paragraph-properties fo:break-before="page"/>
      <style:text-properties officeooo:rsid="010c5ff7" officeooo:paragraph-rsid="010c5ff7"/>
    </style:style>
    <style:style style:name="P44" style:family="paragraph" style:parent-style-name="Normal">
      <style:text-properties officeooo:rsid="0055665f" officeooo:paragraph-rsid="0058c2c0"/>
    </style:style>
    <style:style style:name="P45" style:family="paragraph" style:parent-style-name="Normal">
      <style:text-properties officeooo:rsid="0055665f" officeooo:paragraph-rsid="0055665f"/>
    </style:style>
    <style:style style:name="P46" style:family="paragraph" style:parent-style-name="Normal">
      <style:text-properties officeooo:rsid="005c0965" officeooo:paragraph-rsid="005c0965"/>
    </style:style>
    <style:style style:name="P47" style:family="paragraph" style:parent-style-name="Normal" style:list-style-name="L8">
      <style:text-properties officeooo:rsid="005c5b42" officeooo:paragraph-rsid="005c5b42"/>
    </style:style>
    <style:style style:name="P48" style:family="paragraph" style:parent-style-name="Normal" style:list-style-name="L8">
      <style:text-properties officeooo:rsid="005c5b42" officeooo:paragraph-rsid="00bceaa6"/>
    </style:style>
    <style:style style:name="P49" style:family="paragraph" style:parent-style-name="Normal">
      <style:text-properties officeooo:rsid="005ce90b" officeooo:paragraph-rsid="005ce90b"/>
    </style:style>
    <style:style style:name="P50" style:family="paragraph" style:parent-style-name="Normal" style:list-style-name="L9">
      <style:text-properties officeooo:rsid="005ce90b" officeooo:paragraph-rsid="005ce90b"/>
    </style:style>
    <style:style style:name="P51" style:family="paragraph" style:parent-style-name="Heading_20_2">
      <style:text-properties officeooo:rsid="005e8f5a" officeooo:paragraph-rsid="005e8f5a"/>
    </style:style>
    <style:style style:name="P52" style:family="paragraph" style:parent-style-name="Normal">
      <style:text-properties officeooo:rsid="005e8f5a" officeooo:paragraph-rsid="005e8f5a"/>
    </style:style>
    <style:style style:name="P53" style:family="paragraph" style:parent-style-name="Normal" style:list-style-name="L10">
      <style:text-properties officeooo:rsid="005e8f5a" officeooo:paragraph-rsid="005e8f5a"/>
    </style:style>
    <style:style style:name="P54" style:family="paragraph" style:parent-style-name="Normal" style:list-style-name="L10">
      <style:text-properties officeooo:rsid="0063ceef" officeooo:paragraph-rsid="0063ceef"/>
    </style:style>
    <style:style style:name="P55" style:family="paragraph" style:parent-style-name="Normal" style:list-style-name="L10">
      <style:text-properties officeooo:rsid="0067460b" officeooo:paragraph-rsid="0067460b"/>
    </style:style>
    <style:style style:name="P56" style:family="paragraph" style:parent-style-name="Normal" style:list-style-name="L10">
      <style:text-properties officeooo:rsid="006579b2" officeooo:paragraph-rsid="006579b2"/>
    </style:style>
    <style:style style:name="P57" style:family="paragraph" style:parent-style-name="Normal" style:list-style-name="L10">
      <style:text-properties officeooo:rsid="0060e7a3" officeooo:paragraph-rsid="0060e7a3"/>
    </style:style>
    <style:style style:name="P58" style:family="paragraph" style:parent-style-name="Normal" style:list-style-name="L10">
      <style:text-properties officeooo:rsid="00f14ca5" officeooo:paragraph-rsid="00f14ca5"/>
    </style:style>
    <style:style style:name="P59" style:family="paragraph" style:parent-style-name="Normal">
      <style:text-properties officeooo:rsid="0060e7a3" officeooo:paragraph-rsid="0060e7a3"/>
    </style:style>
    <style:style style:name="P60" style:family="paragraph" style:parent-style-name="Normal">
      <style:text-properties officeooo:rsid="0062c106" officeooo:paragraph-rsid="0060e7a3"/>
    </style:style>
    <style:style style:name="P61" style:family="paragraph" style:parent-style-name="Normal" style:list-style-name="L11">
      <style:text-properties officeooo:rsid="0060e7a3" officeooo:paragraph-rsid="0060e7a3"/>
    </style:style>
    <style:style style:name="P62" style:family="paragraph" style:parent-style-name="Normal" style:list-style-name="L11">
      <style:text-properties officeooo:rsid="00e1bf43" officeooo:paragraph-rsid="00e1bf43"/>
    </style:style>
    <style:style style:name="P63" style:family="paragraph" style:parent-style-name="Normal" style:list-style-name="L11">
      <style:text-properties officeooo:rsid="00dbb77c" officeooo:paragraph-rsid="00dbb77c"/>
    </style:style>
    <style:style style:name="P64" style:family="paragraph" style:parent-style-name="Normal" style:list-style-name="L11">
      <style:text-properties officeooo:rsid="0062c106" officeooo:paragraph-rsid="0062c106"/>
    </style:style>
    <style:style style:name="P65" style:family="paragraph" style:parent-style-name="Normal" style:list-style-name="L11">
      <style:text-properties officeooo:rsid="0066481e" officeooo:paragraph-rsid="0066481e"/>
    </style:style>
    <style:style style:name="P66" style:family="paragraph" style:parent-style-name="Normal" style:list-style-name="L11">
      <style:text-properties officeooo:rsid="005e8f5a" officeooo:paragraph-rsid="005e8f5a"/>
    </style:style>
    <style:style style:name="P67" style:family="paragraph" style:parent-style-name="Normal">
      <style:paragraph-properties fo:break-before="page"/>
      <style:text-properties officeooo:rsid="005e8f5a" officeooo:paragraph-rsid="005e8f5a"/>
    </style:style>
    <style:style style:name="P68" style:family="paragraph" style:parent-style-name="Heading_20_2">
      <style:text-properties officeooo:paragraph-rsid="0088350c"/>
    </style:style>
    <style:style style:name="P69" style:family="paragraph" style:parent-style-name="Normal">
      <style:text-properties officeooo:rsid="00858b02" officeooo:paragraph-rsid="0088350c"/>
    </style:style>
    <style:style style:name="P70" style:family="paragraph" style:parent-style-name="Heading_20_3">
      <style:text-properties officeooo:paragraph-rsid="0088350c"/>
    </style:style>
    <style:style style:name="P71" style:family="paragraph" style:parent-style-name="Normal">
      <style:text-properties officeooo:rsid="0088350c" officeooo:paragraph-rsid="0088350c"/>
    </style:style>
    <style:style style:name="P72" style:family="paragraph" style:parent-style-name="Normal">
      <style:text-properties officeooo:rsid="00b20342" officeooo:paragraph-rsid="00b20342"/>
    </style:style>
    <style:style style:name="P73" style:family="paragraph" style:parent-style-name="Normal">
      <style:text-properties style:text-underline-style="solid" style:text-underline-width="auto" style:text-underline-color="font-color" officeooo:rsid="00b41377" officeooo:paragraph-rsid="00b41377"/>
    </style:style>
    <style:style style:name="P74" style:family="paragraph" style:parent-style-name="Normal">
      <style:text-properties officeooo:rsid="00b03bc7" officeooo:paragraph-rsid="00b41377"/>
    </style:style>
    <style:style style:name="P75" style:family="paragraph" style:parent-style-name="Normal">
      <style:text-properties officeooo:rsid="00b20342" officeooo:paragraph-rsid="00b41377"/>
    </style:style>
    <style:style style:name="P76" style:family="paragraph" style:parent-style-name="Normal">
      <style:paragraph-properties fo:break-before="page"/>
      <style:text-properties officeooo:rsid="0088350c" officeooo:paragraph-rsid="0088350c"/>
    </style:style>
    <style:style style:name="P77" style:family="paragraph" style:parent-style-name="Normal">
      <style:text-properties officeooo:rsid="00a56287" officeooo:paragraph-rsid="00a56287"/>
    </style:style>
    <style:style style:name="P78" style:family="paragraph" style:parent-style-name="Normal">
      <style:text-properties officeooo:rsid="00b5a27d" officeooo:paragraph-rsid="00b5a27d"/>
    </style:style>
    <style:style style:name="P79" style:family="paragraph" style:parent-style-name="Normal">
      <style:text-properties officeooo:rsid="00e50de6" officeooo:paragraph-rsid="00e50de6"/>
    </style:style>
    <style:style style:name="P80"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81"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82"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83" style:family="paragraph" style:parent-style-name="Standard">
      <style:paragraph-properties fo:margin-top="0in" fo:margin-bottom="0in" style:contextual-spacing="false" style:line-height-at-least="0.198in"/>
    </style:style>
    <style:style style:name="P84" style:family="paragraph" style:parent-style-name="Normal">
      <style:text-properties officeooo:rsid="00e865f9" officeooo:paragraph-rsid="00e865f9"/>
    </style:style>
    <style:style style:name="P85" style:family="paragraph" style:parent-style-name="Normal">
      <style:text-properties officeooo:rsid="00ea4d44" officeooo:paragraph-rsid="00ea4d44"/>
    </style:style>
    <style:style style:name="P86" style:family="paragraph" style:parent-style-name="Normal">
      <style:text-properties officeooo:rsid="00eba25b" officeooo:paragraph-rsid="00eba25b"/>
    </style:style>
    <style:style style:name="P87" style:family="paragraph" style:parent-style-name="Table_20_Contents">
      <style:text-properties officeooo:rsid="00eba25b" officeooo:paragraph-rsid="00eba25b"/>
    </style:style>
    <style:style style:name="P88" style:family="paragraph" style:parent-style-name="Normal">
      <style:text-properties officeooo:rsid="0067460b" officeooo:paragraph-rsid="0067460b"/>
    </style:style>
    <style:style style:name="P89" style:family="paragraph" style:parent-style-name="Normal">
      <style:text-properties officeooo:rsid="009cc901" officeooo:paragraph-rsid="009cc901"/>
    </style:style>
    <style:style style:name="P90" style:family="paragraph" style:parent-style-name="Heading_20_3">
      <style:text-properties officeooo:rsid="00a76232" officeooo:paragraph-rsid="00a76232"/>
    </style:style>
    <style:style style:name="P91" style:family="paragraph" style:parent-style-name="Normal">
      <style:text-properties officeooo:rsid="00a76232" officeooo:paragraph-rsid="00a76232"/>
    </style:style>
    <style:style style:name="P92" style:family="paragraph" style:parent-style-name="Normal">
      <style:text-properties officeooo:rsid="0067460b" officeooo:paragraph-rsid="00a76232"/>
    </style:style>
    <style:style style:name="P93" style:family="paragraph" style:parent-style-name="Normal">
      <style:text-properties officeooo:rsid="006cb270" officeooo:paragraph-rsid="006cb270"/>
    </style:style>
    <style:style style:name="P94" style:family="paragraph" style:parent-style-name="Normal">
      <style:text-properties officeooo:rsid="007e1fc4" officeooo:paragraph-rsid="007e1fc4"/>
    </style:style>
    <style:style style:name="P95" style:family="paragraph" style:parent-style-name="Normal">
      <style:text-properties style:text-underline-style="solid" style:text-underline-width="auto" style:text-underline-color="font-color" officeooo:rsid="007e1fc4" officeooo:paragraph-rsid="007e1fc4"/>
    </style:style>
    <style:style style:name="P96" style:family="paragraph" style:parent-style-name="Normal" style:list-style-name="L12">
      <style:text-properties officeooo:rsid="006cb270" officeooo:paragraph-rsid="006cb270"/>
    </style:style>
    <style:style style:name="P97" style:family="paragraph" style:parent-style-name="Normal" style:list-style-name="L12">
      <style:text-properties officeooo:rsid="006d4f04" officeooo:paragraph-rsid="006d4f04"/>
    </style:style>
    <style:style style:name="P98" style:family="paragraph" style:parent-style-name="Normal">
      <style:text-properties style:text-underline-style="solid" style:text-underline-width="auto" style:text-underline-color="font-color" officeooo:rsid="009cc901" officeooo:paragraph-rsid="009cc901"/>
    </style:style>
    <style:style style:name="P99" style:family="paragraph" style:parent-style-name="Normal" style:list-style-name="L13">
      <style:text-properties officeooo:rsid="009cc901" officeooo:paragraph-rsid="009cc901"/>
    </style:style>
    <style:style style:name="P100" style:family="paragraph" style:parent-style-name="Normal">
      <style:text-properties style:text-underline-style="solid" style:text-underline-width="auto" style:text-underline-color="font-color" officeooo:rsid="007f74a9" officeooo:paragraph-rsid="007f74a9"/>
    </style:style>
    <style:style style:name="P101" style:family="paragraph" style:parent-style-name="Normal">
      <style:text-properties officeooo:rsid="007f74a9" officeooo:paragraph-rsid="007f74a9"/>
    </style:style>
    <style:style style:name="P102" style:family="paragraph" style:parent-style-name="Normal" style:list-style-name="L12">
      <style:text-properties officeooo:rsid="006d4f04" officeooo:paragraph-rsid="007f74a9"/>
    </style:style>
    <style:style style:name="P103" style:family="paragraph" style:parent-style-name="Normal" style:list-style-name="L12">
      <style:text-properties officeooo:rsid="006cb270" officeooo:paragraph-rsid="007f74a9"/>
    </style:style>
    <style:style style:name="P104" style:family="paragraph" style:parent-style-name="Normal" style:list-style-name="L12">
      <style:text-properties officeooo:rsid="006cb270" officeooo:paragraph-rsid="00c54d9b"/>
    </style:style>
    <style:style style:name="P105" style:family="paragraph" style:parent-style-name="Normal" style:list-style-name="L12">
      <style:text-properties officeooo:rsid="006cb270" officeooo:paragraph-rsid="00d47b97"/>
    </style:style>
    <style:style style:name="P106" style:family="paragraph" style:parent-style-name="Normal">
      <style:text-properties officeooo:rsid="006cb270" officeooo:paragraph-rsid="007f74a9"/>
    </style:style>
    <style:style style:name="P107" style:family="paragraph" style:parent-style-name="Normal">
      <style:text-properties officeooo:rsid="006ecf77" officeooo:paragraph-rsid="006ecf77"/>
    </style:style>
    <style:style style:name="P108" style:family="paragraph" style:parent-style-name="Normal">
      <style:text-properties officeooo:rsid="007b3008" officeooo:paragraph-rsid="007b3008"/>
    </style:style>
    <style:style style:name="P109" style:family="paragraph" style:parent-style-name="Normal">
      <style:text-properties officeooo:rsid="006f153c" officeooo:paragraph-rsid="006f153c"/>
    </style:style>
    <style:style style:name="P110" style:family="paragraph" style:parent-style-name="Normal">
      <style:text-properties style:text-underline-style="solid" style:text-underline-width="auto" style:text-underline-color="font-color" officeooo:rsid="00d8e308" officeooo:paragraph-rsid="00d8e308"/>
    </style:style>
    <style:style style:name="P111" style:family="paragraph" style:parent-style-name="Normal">
      <style:text-properties officeooo:rsid="00d8e308" officeooo:paragraph-rsid="00d8e308"/>
    </style:style>
    <style:style style:name="P112" style:family="paragraph" style:parent-style-name="Normal" style:list-style-name="L14">
      <style:text-properties officeooo:rsid="00da3d29" officeooo:paragraph-rsid="00da3d29"/>
    </style:style>
    <style:style style:name="P113" style:family="paragraph" style:parent-style-name="Normal">
      <style:text-properties style:text-underline-style="solid" style:text-underline-width="auto" style:text-underline-color="font-color" officeooo:rsid="0099c198" officeooo:paragraph-rsid="00ff1f51"/>
    </style:style>
    <style:style style:name="P114" style:family="paragraph" style:parent-style-name="Normal">
      <style:text-properties officeooo:rsid="0099c198" officeooo:paragraph-rsid="00ff1f51"/>
    </style:style>
    <style:style style:name="P115" style:family="paragraph" style:parent-style-name="Normal" style:list-style-name="L15">
      <style:text-properties officeooo:rsid="00ff1f51" officeooo:paragraph-rsid="00ff1f51"/>
    </style:style>
    <style:style style:name="P116" style:family="paragraph" style:parent-style-name="Normal">
      <style:text-properties officeooo:rsid="00f9d73f" officeooo:paragraph-rsid="00ff1f51"/>
    </style:style>
    <style:style style:name="P117" style:family="paragraph" style:parent-style-name="Normal">
      <style:text-properties style:text-underline-style="solid" style:text-underline-width="auto" style:text-underline-color="font-color" officeooo:rsid="0071f599" officeooo:paragraph-rsid="0071f599"/>
    </style:style>
    <style:style style:name="P118" style:family="paragraph" style:parent-style-name="Normal" style:list-style-name="L16">
      <style:text-properties officeooo:rsid="006f153c" officeooo:paragraph-rsid="006f153c"/>
    </style:style>
    <style:style style:name="P119" style:family="paragraph" style:parent-style-name="Normal" style:list-style-name="L16">
      <style:text-properties officeooo:rsid="0071f599" officeooo:paragraph-rsid="0071f599"/>
    </style:style>
    <style:style style:name="P120" style:family="paragraph" style:parent-style-name="Normal" style:list-style-name="L16">
      <style:text-properties officeooo:rsid="006f6f05" officeooo:paragraph-rsid="006f6f05"/>
    </style:style>
    <style:style style:name="P121" style:family="paragraph" style:parent-style-name="Normal">
      <style:paragraph-properties fo:break-before="page"/>
      <style:text-properties officeooo:rsid="006f153c" officeooo:paragraph-rsid="006f153c"/>
    </style:style>
    <style:style style:name="P122" style:family="paragraph" style:parent-style-name="Normal">
      <style:text-properties officeooo:rsid="007c2914" officeooo:paragraph-rsid="007c2914"/>
    </style:style>
    <style:style style:name="P123" style:family="paragraph" style:parent-style-name="Normal">
      <style:text-properties style:text-underline-style="solid" style:text-underline-width="auto" style:text-underline-color="font-color" officeooo:rsid="00d8e308" officeooo:paragraph-rsid="00f3e36a"/>
    </style:style>
    <style:style style:name="P124" style:family="paragraph" style:parent-style-name="Normal">
      <style:text-properties officeooo:rsid="00d8e308" officeooo:paragraph-rsid="00f3e36a"/>
    </style:style>
    <style:style style:name="P125" style:family="paragraph" style:parent-style-name="Normal" style:list-style-name="L14">
      <style:text-properties officeooo:rsid="00da3d29" officeooo:paragraph-rsid="00f3e36a"/>
    </style:style>
    <style:style style:name="P126" style:family="paragraph" style:parent-style-name="Normal">
      <style:text-properties officeooo:rsid="00da3d29" officeooo:paragraph-rsid="00f3e36a"/>
    </style:style>
    <style:style style:name="P127" style:family="paragraph" style:parent-style-name="Normal">
      <style:text-properties style:text-underline-style="solid" style:text-underline-width="auto" style:text-underline-color="font-color" officeooo:rsid="00f3e36a" officeooo:paragraph-rsid="00f3e36a"/>
    </style:style>
    <style:style style:name="P128" style:family="paragraph" style:parent-style-name="Normal">
      <style:text-properties officeooo:rsid="00f3e36a" officeooo:paragraph-rsid="00f3e36a"/>
    </style:style>
    <style:style style:name="P129" style:family="paragraph" style:parent-style-name="Normal" style:list-style-name="L17">
      <style:text-properties officeooo:rsid="00f3e36a" officeooo:paragraph-rsid="00f3e36a"/>
    </style:style>
    <style:style style:name="P130" style:family="paragraph" style:parent-style-name="Normal">
      <style:text-properties officeooo:rsid="007c2914" officeooo:paragraph-rsid="00f3e36a"/>
    </style:style>
    <style:style style:name="P131" style:family="paragraph" style:parent-style-name="Normal">
      <style:text-properties style:text-underline-style="solid" style:text-underline-width="auto" style:text-underline-color="font-color" officeooo:rsid="007c2914" officeooo:paragraph-rsid="007c2914"/>
    </style:style>
    <style:style style:name="P132" style:family="paragraph" style:parent-style-name="Normal">
      <style:text-properties officeooo:rsid="006f153c" officeooo:paragraph-rsid="007e1fc4"/>
    </style:style>
    <style:style style:name="P133" style:family="paragraph" style:parent-style-name="Normal" style:list-style-name="L18">
      <style:text-properties officeooo:rsid="007d834e" officeooo:paragraph-rsid="007d834e"/>
    </style:style>
    <style:style style:name="P134" style:family="paragraph" style:parent-style-name="Normal">
      <style:paragraph-properties fo:break-before="page"/>
      <style:text-properties officeooo:rsid="007c2914" officeooo:paragraph-rsid="007c2914"/>
    </style:style>
    <style:style style:name="P135" style:family="paragraph" style:parent-style-name="Normal">
      <style:text-properties officeooo:rsid="007d834e" officeooo:paragraph-rsid="007d834e"/>
    </style:style>
    <style:style style:name="P136" style:family="paragraph" style:parent-style-name="Normal">
      <style:text-properties style:text-underline-style="solid" style:text-underline-width="auto" style:text-underline-color="font-color" officeooo:rsid="00f428a4" officeooo:paragraph-rsid="00f428a4"/>
    </style:style>
    <style:style style:name="P137" style:family="paragraph" style:parent-style-name="Normal">
      <style:text-properties officeooo:rsid="00f428a4" officeooo:paragraph-rsid="00f428a4"/>
    </style:style>
    <style:style style:name="P138" style:family="paragraph" style:parent-style-name="Normal" style:list-style-name="L19">
      <style:text-properties officeooo:rsid="00f4480c" officeooo:paragraph-rsid="00f4480c"/>
    </style:style>
    <style:style style:name="P139" style:family="paragraph" style:parent-style-name="Normal" style:list-style-name="L19">
      <style:text-properties officeooo:rsid="00f3e36a" officeooo:paragraph-rsid="00f4480c"/>
    </style:style>
    <style:style style:name="P140" style:family="paragraph" style:parent-style-name="Normal">
      <style:text-properties officeooo:rsid="007d834e" officeooo:paragraph-rsid="00f428a4"/>
    </style:style>
    <style:style style:name="P141" style:family="paragraph" style:parent-style-name="Normal">
      <style:text-properties style:text-underline-style="solid" style:text-underline-width="auto" style:text-underline-color="font-color" officeooo:rsid="00f51c35" officeooo:paragraph-rsid="00f51c35"/>
    </style:style>
    <style:style style:name="P142" style:family="paragraph" style:parent-style-name="Normal">
      <style:text-properties officeooo:rsid="00f51c35" officeooo:paragraph-rsid="00f51c35"/>
    </style:style>
    <style:style style:name="P143" style:family="paragraph" style:parent-style-name="Normal" style:list-style-name="L20">
      <style:text-properties officeooo:rsid="00f51c35" officeooo:paragraph-rsid="00f51c35"/>
    </style:style>
    <style:style style:name="P144" style:family="paragraph" style:parent-style-name="Normal">
      <style:text-properties style:text-underline-style="solid" style:text-underline-width="auto" style:text-underline-color="font-color" officeooo:rsid="007d834e" officeooo:paragraph-rsid="007d834e"/>
    </style:style>
    <style:style style:name="P145" style:family="paragraph" style:parent-style-name="Normal" style:list-style-name="L16">
      <style:text-properties officeooo:rsid="006f153c" officeooo:paragraph-rsid="007e1fc4"/>
    </style:style>
    <style:style style:name="P146" style:family="paragraph" style:parent-style-name="Normal" style:list-style-name="L16">
      <style:text-properties officeooo:rsid="0071f599" officeooo:paragraph-rsid="007e1fc4"/>
    </style:style>
    <style:style style:name="P147" style:family="paragraph" style:parent-style-name="Normal" style:list-style-name="L16">
      <style:text-properties officeooo:rsid="006f6f05" officeooo:paragraph-rsid="007e1fc4"/>
    </style:style>
    <style:style style:name="P148" style:family="paragraph" style:parent-style-name="Heading_20_3">
      <style:text-properties officeooo:paragraph-rsid="011acf09"/>
    </style:style>
    <style:style style:name="P149" style:family="paragraph" style:parent-style-name="Normal">
      <style:text-properties officeooo:rsid="003d7ab4" officeooo:paragraph-rsid="011acf09"/>
    </style:style>
    <style:style style:name="P150" style:family="paragraph" style:parent-style-name="Normal">
      <style:text-properties officeooo:rsid="0084067d" officeooo:paragraph-rsid="011acf09"/>
    </style:style>
    <style:style style:name="P151" style:family="paragraph" style:parent-style-name="Normal">
      <style:text-properties style:text-underline-style="solid" style:text-underline-width="auto" style:text-underline-color="font-color" officeooo:rsid="011bc311" officeooo:paragraph-rsid="011bc311"/>
    </style:style>
    <style:style style:name="P152" style:family="paragraph" style:parent-style-name="Normal">
      <style:text-properties officeooo:rsid="011bc311" officeooo:paragraph-rsid="011bc311"/>
    </style:style>
    <style:style style:name="P153" style:family="paragraph" style:parent-style-name="Normal" style:list-style-name="L21">
      <style:text-properties officeooo:rsid="00db5f55" officeooo:paragraph-rsid="011db83f"/>
    </style:style>
    <style:style style:name="P154" style:family="paragraph" style:parent-style-name="Normal" style:list-style-name="L21">
      <style:text-properties officeooo:rsid="00e0fb0b" officeooo:paragraph-rsid="011db83f"/>
    </style:style>
    <style:style style:name="P155" style:family="paragraph" style:parent-style-name="Normal" style:list-style-name="L21">
      <style:text-properties officeooo:rsid="011db83f" officeooo:paragraph-rsid="011db83f"/>
    </style:style>
    <style:style style:name="P156" style:family="paragraph" style:parent-style-name="Normal">
      <style:text-properties officeooo:rsid="0084067d" officeooo:paragraph-rsid="011bc311"/>
    </style:style>
    <style:style style:name="P157" style:family="paragraph" style:parent-style-name="Normal">
      <style:text-properties style:text-underline-style="solid" style:text-underline-width="auto" style:text-underline-color="font-color" officeooo:rsid="0099c198" officeooo:paragraph-rsid="011acf09"/>
    </style:style>
    <style:style style:name="P158" style:family="paragraph" style:parent-style-name="Normal">
      <style:text-properties officeooo:rsid="0099c198" officeooo:paragraph-rsid="011acf09"/>
    </style:style>
    <style:style style:name="P159" style:family="paragraph" style:parent-style-name="Normal" style:list-style-name="L22">
      <style:text-properties fo:font-weight="normal" officeooo:rsid="00a403da" officeooo:paragraph-rsid="011acf09" style:font-weight-asian="normal" style:font-weight-complex="normal"/>
    </style:style>
    <style:style style:name="P160" style:family="paragraph" style:parent-style-name="Normal">
      <style:text-properties style:text-underline-style="solid" style:text-underline-width="auto" style:text-underline-color="font-color" officeooo:rsid="00a4ec3c" officeooo:paragraph-rsid="011acf09"/>
    </style:style>
    <style:style style:name="P161" style:family="paragraph" style:parent-style-name="Normal">
      <style:text-properties style:text-underline-style="solid" style:text-underline-width="auto" style:text-underline-color="font-color" officeooo:rsid="007d834e" officeooo:paragraph-rsid="011acf09"/>
    </style:style>
    <style:style style:name="P162" style:family="paragraph" style:parent-style-name="Normal">
      <style:text-properties officeooo:rsid="006f153c" officeooo:paragraph-rsid="011acf09"/>
    </style:style>
    <style:style style:name="P163" style:family="paragraph" style:parent-style-name="Normal" style:list-style-name="L23">
      <style:text-properties officeooo:rsid="0071f599" officeooo:paragraph-rsid="011acf09"/>
    </style:style>
    <style:style style:name="P164" style:family="paragraph" style:parent-style-name="Normal">
      <style:paragraph-properties fo:break-before="page"/>
      <style:text-properties officeooo:rsid="006f153c" officeooo:paragraph-rsid="011acf09"/>
    </style:style>
    <style:style style:name="P165" style:family="paragraph" style:parent-style-name="Normal">
      <style:text-properties officeooo:rsid="003d7ab4" officeooo:paragraph-rsid="00755ef7"/>
    </style:style>
    <style:style style:name="P166" style:family="paragraph" style:parent-style-name="Normal">
      <style:text-properties style:text-underline-style="solid" style:text-underline-width="auto" style:text-underline-color="font-color" officeooo:rsid="00f566d1" officeooo:paragraph-rsid="00f566d1"/>
    </style:style>
    <style:style style:name="P167" style:family="paragraph" style:parent-style-name="Normal">
      <style:text-properties officeooo:rsid="00f566d1" officeooo:paragraph-rsid="00f566d1"/>
    </style:style>
    <style:style style:name="P168" style:family="paragraph" style:parent-style-name="Normal">
      <style:text-properties officeooo:rsid="00f63695" officeooo:paragraph-rsid="00f63695"/>
    </style:style>
    <style:style style:name="P169" style:family="paragraph" style:parent-style-name="Normal" style:list-style-name="L24">
      <style:text-properties officeooo:rsid="00f7be57" officeooo:paragraph-rsid="00f7be57"/>
    </style:style>
    <style:style style:name="P170" style:family="paragraph" style:parent-style-name="Normal" style:list-style-name="L24">
      <style:text-properties officeooo:rsid="00f8766e" officeooo:paragraph-rsid="00f8766e"/>
    </style:style>
    <style:style style:name="P171" style:family="paragraph" style:parent-style-name="Normal">
      <style:text-properties style:text-underline-style="solid" style:text-underline-width="auto" style:text-underline-color="font-color" officeooo:rsid="007d834e" officeooo:paragraph-rsid="007e1fc4"/>
    </style:style>
    <style:style style:name="P172" style:family="paragraph" style:parent-style-name="Normal">
      <style:paragraph-properties fo:break-before="page"/>
      <style:text-properties officeooo:rsid="006f153c" officeooo:paragraph-rsid="007e1fc4"/>
    </style:style>
    <style:style style:name="P173" style:family="paragraph" style:parent-style-name="Normal">
      <style:text-properties officeooo:rsid="009e47f7" officeooo:paragraph-rsid="009e47f7"/>
    </style:style>
    <style:style style:name="P174" style:family="paragraph" style:parent-style-name="Normal">
      <style:text-properties style:text-underline-style="solid" style:text-underline-width="auto" style:text-underline-color="font-color" officeooo:rsid="0099c198" officeooo:paragraph-rsid="009e47f7"/>
    </style:style>
    <style:style style:name="P175" style:family="paragraph" style:parent-style-name="Normal">
      <style:text-properties officeooo:rsid="0099c198" officeooo:paragraph-rsid="009e47f7"/>
    </style:style>
    <style:style style:name="P176" style:family="paragraph" style:parent-style-name="Normal" style:list-style-name="L22">
      <style:text-properties officeooo:rsid="0099c198" officeooo:paragraph-rsid="009e47f7"/>
    </style:style>
    <style:style style:name="P177" style:family="paragraph" style:parent-style-name="Normal" style:list-style-name="L22">
      <style:text-properties officeooo:rsid="00d2d0ee" officeooo:paragraph-rsid="00d2d0ee"/>
    </style:style>
    <style:style style:name="P178" style:family="paragraph" style:parent-style-name="Normal" style:list-style-name="L22">
      <style:text-properties officeooo:rsid="00a56287" officeooo:paragraph-rsid="00a56287"/>
    </style:style>
    <style:style style:name="P179" style:family="paragraph" style:parent-style-name="Normal">
      <style:text-properties style:text-underline-style="solid" style:text-underline-width="auto" style:text-underline-color="font-color" officeooo:rsid="007d834e" officeooo:paragraph-rsid="009e47f7"/>
    </style:style>
    <style:style style:name="P180" style:family="paragraph" style:parent-style-name="Normal">
      <style:text-properties officeooo:rsid="006f153c" officeooo:paragraph-rsid="009e47f7"/>
    </style:style>
    <style:style style:name="P181" style:family="paragraph" style:parent-style-name="Normal" style:list-style-name="L16">
      <style:text-properties officeooo:rsid="0071f599" officeooo:paragraph-rsid="009e47f7"/>
    </style:style>
    <style:style style:name="P182" style:family="paragraph" style:parent-style-name="Normal">
      <style:text-properties officeooo:rsid="009ba58d" officeooo:paragraph-rsid="009e47f7"/>
    </style:style>
    <style:style style:name="P183" style:family="paragraph" style:parent-style-name="Normal">
      <style:text-properties officeooo:rsid="00961812" officeooo:paragraph-rsid="009e47f7"/>
    </style:style>
    <style:style style:name="P184" style:family="paragraph" style:parent-style-name="Normal">
      <style:paragraph-properties fo:break-before="page"/>
      <style:text-properties officeooo:rsid="007e1fc4" officeooo:paragraph-rsid="007e1fc4"/>
    </style:style>
    <style:style style:name="P185" style:family="paragraph" style:parent-style-name="Normal">
      <style:text-properties style:text-underline-style="solid" style:text-underline-width="auto" style:text-underline-color="font-color" officeooo:rsid="0099c198" officeooo:paragraph-rsid="00f9d73f"/>
    </style:style>
    <style:style style:name="P186" style:family="paragraph" style:parent-style-name="Normal">
      <style:text-properties officeooo:rsid="0099c198" officeooo:paragraph-rsid="00f9d73f"/>
    </style:style>
    <style:style style:name="P187" style:family="paragraph" style:parent-style-name="Normal" style:list-style-name="L15">
      <style:text-properties officeooo:rsid="00f9d73f" officeooo:paragraph-rsid="00f9d73f"/>
    </style:style>
    <style:style style:name="P188" style:family="paragraph" style:parent-style-name="Normal">
      <style:text-properties officeooo:rsid="00f9d73f" officeooo:paragraph-rsid="00f9d73f"/>
    </style:style>
    <style:style style:name="P189" style:family="paragraph" style:parent-style-name="Normal">
      <style:text-properties style:text-underline-style="solid" style:text-underline-width="auto" style:text-underline-color="font-color" officeooo:rsid="00f9d73f" officeooo:paragraph-rsid="00f9d73f"/>
    </style:style>
    <style:style style:name="P190" style:family="paragraph" style:parent-style-name="Normal" style:list-style-name="L25">
      <style:text-properties fo:font-weight="bold" officeooo:rsid="00f9d73f" officeooo:paragraph-rsid="00f9d73f" style:font-weight-asian="bold" style:font-weight-complex="bold"/>
    </style:style>
    <style:style style:name="P191" style:family="paragraph" style:parent-style-name="Normal" style:list-style-name="L25">
      <style:text-properties officeooo:rsid="00f9d73f" officeooo:paragraph-rsid="00f9d73f"/>
    </style:style>
    <style:style style:name="P192" style:family="paragraph" style:parent-style-name="Normal" style:list-style-name="L25">
      <style:text-properties officeooo:rsid="00f9d73f" officeooo:paragraph-rsid="00fb9e69"/>
    </style:style>
    <style:style style:name="P193" style:family="paragraph" style:parent-style-name="Normal">
      <style:text-properties style:text-underline-style="solid" style:text-underline-width="auto" style:text-underline-color="font-color" officeooo:rsid="007d834e" officeooo:paragraph-rsid="008066bb"/>
    </style:style>
    <style:style style:name="P194" style:family="paragraph" style:parent-style-name="Normal">
      <style:text-properties officeooo:rsid="006f153c" officeooo:paragraph-rsid="008066bb"/>
    </style:style>
    <style:style style:name="P195" style:family="paragraph" style:parent-style-name="Normal" style:list-style-name="L16">
      <style:text-properties officeooo:rsid="0071f599" officeooo:paragraph-rsid="008066bb"/>
    </style:style>
    <style:style style:name="P196" style:family="paragraph" style:parent-style-name="Normal">
      <style:paragraph-properties fo:break-before="page"/>
      <style:text-properties officeooo:rsid="003d7ab4" officeooo:paragraph-rsid="00755ef7"/>
    </style:style>
    <style:style style:name="P197" style:family="paragraph" style:parent-style-name="Normal">
      <style:text-properties officeooo:rsid="008066bb" officeooo:paragraph-rsid="008066bb"/>
    </style:style>
    <style:style style:name="P198" style:family="paragraph" style:parent-style-name="Normal">
      <style:text-properties style:text-underline-style="solid" style:text-underline-width="auto" style:text-underline-color="font-color" officeooo:rsid="00db5f55" officeooo:paragraph-rsid="00db5f55"/>
    </style:style>
    <style:style style:name="P199" style:family="paragraph" style:parent-style-name="Normal">
      <style:text-properties officeooo:rsid="00db5f55" officeooo:paragraph-rsid="00db5f55"/>
    </style:style>
    <style:style style:name="P200" style:family="paragraph" style:parent-style-name="Normal" style:list-style-name="L26">
      <style:text-properties officeooo:rsid="00db5f55" officeooo:paragraph-rsid="00db5f55"/>
    </style:style>
    <style:style style:name="P201" style:family="paragraph" style:parent-style-name="Normal" style:list-style-name="L26">
      <style:text-properties officeooo:rsid="00e0fb0b" officeooo:paragraph-rsid="00e0fb0b"/>
    </style:style>
    <style:style style:name="P202" style:family="paragraph" style:parent-style-name="Normal">
      <style:text-properties officeooo:rsid="00e0fb0b" officeooo:paragraph-rsid="00e0fb0b"/>
    </style:style>
    <style:style style:name="P203" style:family="paragraph" style:parent-style-name="Normal">
      <style:text-properties style:text-underline-style="solid" style:text-underline-width="auto" style:text-underline-color="font-color" officeooo:rsid="0099c198" officeooo:paragraph-rsid="01010af0"/>
    </style:style>
    <style:style style:name="P204" style:family="paragraph" style:parent-style-name="Normal">
      <style:text-properties officeooo:rsid="0099c198" officeooo:paragraph-rsid="01010af0"/>
    </style:style>
    <style:style style:name="P205" style:family="paragraph" style:parent-style-name="Normal" style:list-style-name="L15">
      <style:text-properties officeooo:rsid="00f9d73f" officeooo:paragraph-rsid="01010af0"/>
    </style:style>
    <style:style style:name="P206" style:family="paragraph" style:parent-style-name="Normal" style:list-style-name="L15">
      <style:text-properties officeooo:rsid="01010af0" officeooo:paragraph-rsid="01010af0"/>
    </style:style>
    <style:style style:name="P207" style:family="paragraph" style:parent-style-name="Normal">
      <style:text-properties officeooo:rsid="00f9d73f" officeooo:paragraph-rsid="01010af0"/>
    </style:style>
    <style:style style:name="P208" style:family="paragraph" style:parent-style-name="Normal">
      <style:text-properties style:text-underline-style="solid" style:text-underline-width="auto" style:text-underline-color="font-color" officeooo:rsid="00f9d73f" officeooo:paragraph-rsid="01010af0"/>
    </style:style>
    <style:style style:name="P209" style:family="paragraph" style:parent-style-name="Normal">
      <style:text-properties officeooo:rsid="00f9d73f" officeooo:paragraph-rsid="00fc85e4"/>
    </style:style>
    <style:style style:name="P210" style:family="paragraph" style:parent-style-name="Normal" style:list-style-name="L25">
      <style:text-properties officeooo:rsid="00f9d73f" officeooo:paragraph-rsid="00fc85e4"/>
    </style:style>
    <style:style style:name="P211" style:family="paragraph" style:parent-style-name="Normal">
      <style:text-properties officeooo:rsid="007e1fc4" officeooo:paragraph-rsid="00fc85e4"/>
    </style:style>
    <style:style style:name="P212" style:family="paragraph" style:parent-style-name="Normal">
      <style:text-properties officeooo:rsid="007d834e" officeooo:paragraph-rsid="008066bb"/>
    </style:style>
    <style:style style:name="P213" style:family="paragraph" style:parent-style-name="Normal">
      <style:paragraph-properties fo:break-before="page"/>
      <style:text-properties officeooo:rsid="008066bb" officeooo:paragraph-rsid="008066bb"/>
    </style:style>
    <style:style style:name="P214" style:family="paragraph" style:parent-style-name="Normal">
      <style:text-properties officeooo:rsid="0080e1bf" officeooo:paragraph-rsid="0080e1bf"/>
    </style:style>
    <style:style style:name="P215" style:family="paragraph" style:parent-style-name="Normal">
      <style:text-properties style:text-underline-style="solid" style:text-underline-width="auto" style:text-underline-color="font-color" officeooo:rsid="00db5f55" officeooo:paragraph-rsid="0102d1e4"/>
    </style:style>
    <style:style style:name="P216" style:family="paragraph" style:parent-style-name="Normal">
      <style:text-properties officeooo:rsid="00db5f55" officeooo:paragraph-rsid="0102d1e4"/>
    </style:style>
    <style:style style:name="P217" style:family="paragraph" style:parent-style-name="Normal" style:list-style-name="L26">
      <style:text-properties officeooo:rsid="00db5f55" officeooo:paragraph-rsid="0102d1e4"/>
    </style:style>
    <style:style style:name="P218" style:family="paragraph" style:parent-style-name="Normal" style:list-style-name="L26">
      <style:text-properties officeooo:rsid="00e0fb0b" officeooo:paragraph-rsid="0102d1e4"/>
    </style:style>
    <style:style style:name="P219" style:family="paragraph" style:parent-style-name="Normal">
      <style:text-properties officeooo:rsid="0080e1bf" officeooo:paragraph-rsid="0102d1e4"/>
    </style:style>
    <style:style style:name="P220" style:family="paragraph" style:parent-style-name="Normal">
      <style:text-properties style:text-underline-style="solid" style:text-underline-width="auto" style:text-underline-color="font-color" officeooo:rsid="007d834e" officeooo:paragraph-rsid="008174b9"/>
    </style:style>
    <style:style style:name="P221" style:family="paragraph" style:parent-style-name="Normal">
      <style:text-properties officeooo:rsid="006f153c" officeooo:paragraph-rsid="008174b9"/>
    </style:style>
    <style:style style:name="P222" style:family="paragraph" style:parent-style-name="Normal" style:list-style-name="L16">
      <style:text-properties officeooo:rsid="006f153c" officeooo:paragraph-rsid="008174b9"/>
    </style:style>
    <style:style style:name="P223" style:family="paragraph" style:parent-style-name="Normal" style:list-style-name="L16">
      <style:text-properties officeooo:rsid="0071f599" officeooo:paragraph-rsid="008174b9"/>
    </style:style>
    <style:style style:name="P224" style:family="paragraph" style:parent-style-name="Normal" style:list-style-name="L16">
      <style:text-properties officeooo:rsid="006f6f05" officeooo:paragraph-rsid="008174b9"/>
    </style:style>
    <style:style style:name="P225" style:family="paragraph" style:parent-style-name="Normal">
      <style:paragraph-properties fo:break-before="page"/>
      <style:text-properties officeooo:rsid="006f153c" officeooo:paragraph-rsid="008174b9"/>
    </style:style>
    <style:style style:name="P226" style:family="paragraph" style:parent-style-name="Normal">
      <style:text-properties officeooo:rsid="0082ac25" officeooo:paragraph-rsid="0082ac25"/>
    </style:style>
    <style:style style:name="P227" style:family="paragraph" style:parent-style-name="Normal">
      <style:text-properties style:text-underline-style="solid" style:text-underline-width="auto" style:text-underline-color="font-color" officeooo:rsid="00d3cb57" officeooo:paragraph-rsid="00d3cb57"/>
    </style:style>
    <style:style style:name="P228" style:family="paragraph" style:parent-style-name="Normal">
      <style:text-properties officeooo:rsid="00d3cb57" officeooo:paragraph-rsid="00d3cb57"/>
    </style:style>
    <style:style style:name="P229" style:family="paragraph" style:parent-style-name="Normal" style:list-style-name="L27">
      <style:text-properties officeooo:rsid="00d3cb57" officeooo:paragraph-rsid="00d3cb57"/>
    </style:style>
    <style:style style:name="P230" style:family="paragraph" style:parent-style-name="Normal" style:list-style-name="L27">
      <style:text-properties officeooo:rsid="01063703" officeooo:paragraph-rsid="01063703"/>
    </style:style>
    <style:style style:name="P231" style:family="paragraph" style:parent-style-name="Normal">
      <style:text-properties style:text-underline-style="solid" style:text-underline-width="auto" style:text-underline-color="font-color" officeooo:rsid="00f9d73f" officeooo:paragraph-rsid="00fc5392"/>
    </style:style>
    <style:style style:name="P232" style:family="paragraph" style:parent-style-name="Normal">
      <style:text-properties officeooo:rsid="00f9d73f" officeooo:paragraph-rsid="00fc5392"/>
    </style:style>
    <style:style style:name="P233" style:family="paragraph" style:parent-style-name="Normal" style:list-style-name="L25">
      <style:text-properties officeooo:rsid="00f9d73f" officeooo:paragraph-rsid="00fc5392"/>
    </style:style>
    <style:style style:name="P234" style:family="paragraph" style:parent-style-name="Normal">
      <style:text-properties officeooo:rsid="0082ac25" officeooo:paragraph-rsid="00fc5392"/>
    </style:style>
    <style:style style:name="P235" style:family="paragraph" style:parent-style-name="Normal">
      <style:text-properties style:text-underline-style="solid" style:text-underline-width="auto" style:text-underline-color="font-color" officeooo:rsid="007d834e" officeooo:paragraph-rsid="0082ac25"/>
    </style:style>
    <style:style style:name="P236" style:family="paragraph" style:parent-style-name="Normal">
      <style:text-properties officeooo:rsid="006f153c" officeooo:paragraph-rsid="0082ac25"/>
    </style:style>
    <style:style style:name="P237" style:family="paragraph" style:parent-style-name="Normal" style:list-style-name="L16">
      <style:text-properties officeooo:rsid="0071f599" officeooo:paragraph-rsid="0082ac25"/>
    </style:style>
    <style:style style:name="P238" style:family="paragraph" style:parent-style-name="Normal">
      <style:paragraph-properties fo:break-before="page"/>
      <style:text-properties officeooo:rsid="003d7ab4" officeooo:paragraph-rsid="0082ac25"/>
    </style:style>
    <style:style style:name="P239" style:family="paragraph" style:parent-style-name="Normal">
      <style:text-properties officeooo:rsid="0083e766" officeooo:paragraph-rsid="0083e766"/>
    </style:style>
    <style:style style:name="P240" style:family="paragraph" style:parent-style-name="Normal">
      <style:text-properties style:text-underline-style="solid" style:text-underline-width="auto" style:text-underline-color="font-color" officeooo:rsid="0099c198" officeooo:paragraph-rsid="0107ca02"/>
    </style:style>
    <style:style style:name="P241" style:family="paragraph" style:parent-style-name="Normal">
      <style:text-properties officeooo:rsid="0099c198" officeooo:paragraph-rsid="0107ca02"/>
    </style:style>
    <style:style style:name="P242" style:family="paragraph" style:parent-style-name="Normal" style:list-style-name="L15">
      <style:text-properties officeooo:rsid="00f9d73f" officeooo:paragraph-rsid="0107ca02"/>
    </style:style>
    <style:style style:name="P243" style:family="paragraph" style:parent-style-name="Normal">
      <style:text-properties officeooo:rsid="00f9d73f" officeooo:paragraph-rsid="0107ca02"/>
    </style:style>
    <style:style style:name="P244" style:family="paragraph" style:parent-style-name="Normal">
      <style:text-properties style:text-underline-style="solid" style:text-underline-width="auto" style:text-underline-color="font-color" officeooo:rsid="007d834e" officeooo:paragraph-rsid="0107ca02"/>
    </style:style>
    <style:style style:name="P245" style:family="paragraph" style:parent-style-name="Normal">
      <style:text-properties officeooo:rsid="006f153c" officeooo:paragraph-rsid="0083e766"/>
    </style:style>
    <style:style style:name="P246" style:family="paragraph" style:parent-style-name="Normal" style:list-style-name="L16">
      <style:text-properties officeooo:rsid="0071f599" officeooo:paragraph-rsid="0083e766"/>
    </style:style>
    <style:style style:name="P247" style:family="paragraph" style:parent-style-name="Normal">
      <style:paragraph-properties fo:break-before="page"/>
      <style:text-properties officeooo:rsid="003d7ab4" officeooo:paragraph-rsid="0083e766"/>
    </style:style>
    <style:style style:name="P248" style:family="paragraph" style:parent-style-name="Normal">
      <style:text-properties officeooo:rsid="0084067d" officeooo:paragraph-rsid="0084067d"/>
    </style:style>
    <style:style style:name="P249" style:family="paragraph" style:parent-style-name="Normal">
      <style:text-properties style:text-underline-style="solid" style:text-underline-width="auto" style:text-underline-color="font-color" officeooo:rsid="0099c198" officeooo:paragraph-rsid="00a4ec3c"/>
    </style:style>
    <style:style style:name="P250" style:family="paragraph" style:parent-style-name="Normal">
      <style:text-properties officeooo:rsid="0099c198" officeooo:paragraph-rsid="00a4ec3c"/>
    </style:style>
    <style:style style:name="P251" style:family="paragraph" style:parent-style-name="Normal" style:list-style-name="L22">
      <style:text-properties fo:font-weight="normal" officeooo:rsid="00a403da" officeooo:paragraph-rsid="00a4ec3c" style:font-weight-asian="normal" style:font-weight-complex="normal"/>
    </style:style>
    <style:style style:name="P252" style:family="paragraph" style:parent-style-name="Normal">
      <style:text-properties style:text-underline-style="solid" style:text-underline-width="auto" style:text-underline-color="font-color" officeooo:rsid="00a4ec3c" officeooo:paragraph-rsid="00a4ec3c"/>
    </style:style>
    <style:style style:name="P253" style:family="paragraph" style:parent-style-name="Normal">
      <style:text-properties style:text-underline-style="solid" style:text-underline-width="auto" style:text-underline-color="font-color" officeooo:rsid="007d834e" officeooo:paragraph-rsid="0084067d"/>
    </style:style>
    <style:style style:name="P254" style:family="paragraph" style:parent-style-name="Normal">
      <style:text-properties officeooo:rsid="006f153c" officeooo:paragraph-rsid="0084067d"/>
    </style:style>
    <style:style style:name="P255" style:family="paragraph" style:parent-style-name="Normal" style:list-style-name="L16">
      <style:text-properties officeooo:rsid="0071f599" officeooo:paragraph-rsid="0084067d"/>
    </style:style>
    <style:style style:name="P256" style:family="paragraph" style:parent-style-name="Normal">
      <style:paragraph-properties fo:break-before="page"/>
      <style:text-properties officeooo:rsid="003d7ab4" officeooo:paragraph-rsid="0084067d"/>
    </style:style>
    <style:style style:name="P257" style:family="paragraph" style:parent-style-name="Normal" style:list-style-name="L16">
      <style:text-properties officeooo:rsid="006f153c" officeooo:paragraph-rsid="0084067d"/>
    </style:style>
    <style:style style:name="P258" style:family="paragraph" style:parent-style-name="Normal" style:list-style-name="L16">
      <style:text-properties officeooo:rsid="006f6f05" officeooo:paragraph-rsid="0084067d"/>
    </style:style>
    <style:style style:name="P259" style:family="paragraph" style:parent-style-name="Normal">
      <style:text-properties officeooo:rsid="00849ec6" officeooo:paragraph-rsid="00849ec6"/>
    </style:style>
    <style:style style:name="P260" style:family="paragraph" style:parent-style-name="Normal">
      <style:text-properties style:text-underline-style="solid" style:text-underline-width="auto" style:text-underline-color="font-color" officeooo:rsid="00d3cb57" officeooo:paragraph-rsid="011867ff"/>
    </style:style>
    <style:style style:name="P261" style:family="paragraph" style:parent-style-name="Normal">
      <style:text-properties officeooo:rsid="00d3cb57" officeooo:paragraph-rsid="011867ff"/>
    </style:style>
    <style:style style:name="P262" style:family="paragraph" style:parent-style-name="Normal" style:list-style-name="L27">
      <style:text-properties officeooo:rsid="00d3cb57" officeooo:paragraph-rsid="011867ff"/>
    </style:style>
    <style:style style:name="P263" style:family="paragraph" style:parent-style-name="Normal" style:list-style-name="L27">
      <style:text-properties officeooo:rsid="01063703" officeooo:paragraph-rsid="011867ff"/>
    </style:style>
    <style:style style:name="P264" style:family="paragraph" style:parent-style-name="Normal">
      <style:text-properties officeooo:rsid="011867ff" officeooo:paragraph-rsid="011867ff"/>
    </style:style>
    <style:style style:name="P265" style:family="paragraph" style:parent-style-name="Normal">
      <style:paragraph-properties fo:margin-left="0.5in" fo:text-indent="0in" style:auto-text-indent="false"/>
      <style:text-properties officeooo:rsid="011867ff" officeooo:paragraph-rsid="011867ff"/>
    </style:style>
    <style:style style:name="P266" style:family="paragraph" style:parent-style-name="Normal">
      <style:text-properties officeooo:rsid="0082ac25" officeooo:paragraph-rsid="011867ff"/>
    </style:style>
    <style:style style:name="P267" style:family="paragraph" style:parent-style-name="Normal">
      <style:paragraph-properties fo:margin-left="0.5in" fo:text-indent="0in" style:auto-text-indent="false"/>
      <style:text-properties officeooo:rsid="01191595" officeooo:paragraph-rsid="01191595"/>
    </style:style>
    <style:style style:name="P268" style:family="paragraph" style:parent-style-name="Normal">
      <style:paragraph-properties fo:margin-left="0in" fo:text-indent="0in" style:auto-text-indent="false"/>
      <style:text-properties officeooo:rsid="01191595" officeooo:paragraph-rsid="01191595"/>
    </style:style>
    <style:style style:name="P269" style:family="paragraph" style:parent-style-name="Normal">
      <style:text-properties style:text-underline-style="solid" style:text-underline-width="auto" style:text-underline-color="font-color" officeooo:rsid="0099c198" officeooo:paragraph-rsid="010ba87d"/>
    </style:style>
    <style:style style:name="P270" style:family="paragraph" style:parent-style-name="Normal">
      <style:text-properties officeooo:rsid="0099c198" officeooo:paragraph-rsid="010ba87d"/>
    </style:style>
    <style:style style:name="P271" style:family="paragraph" style:parent-style-name="Normal" style:list-style-name="L22">
      <style:text-properties fo:font-weight="normal" officeooo:rsid="00a403da" officeooo:paragraph-rsid="010ba87d" style:font-weight-asian="normal" style:font-weight-complex="normal"/>
    </style:style>
    <style:style style:name="P272" style:family="paragraph" style:parent-style-name="Normal">
      <style:text-properties style:text-underline-style="solid" style:text-underline-width="auto" style:text-underline-color="font-color" officeooo:rsid="00a4ec3c" officeooo:paragraph-rsid="010ba87d"/>
    </style:style>
    <style:style style:name="P273" style:family="paragraph" style:parent-style-name="Normal">
      <style:text-properties style:text-underline-style="solid" style:text-underline-width="auto" style:text-underline-color="font-color" officeooo:rsid="007d834e" officeooo:paragraph-rsid="00849ec6"/>
    </style:style>
    <style:style style:name="P274" style:family="paragraph" style:parent-style-name="Normal">
      <style:text-properties officeooo:rsid="006f153c" officeooo:paragraph-rsid="00849ec6"/>
    </style:style>
    <style:style style:name="P275" style:family="paragraph" style:parent-style-name="Normal" style:list-style-name="L16">
      <style:text-properties officeooo:rsid="006f153c" officeooo:paragraph-rsid="00849ec6"/>
    </style:style>
    <style:style style:name="P276" style:family="paragraph" style:parent-style-name="Normal" style:list-style-name="L16">
      <style:text-properties officeooo:rsid="0071f599" officeooo:paragraph-rsid="00849ec6"/>
    </style:style>
    <style:style style:name="P277" style:family="paragraph" style:parent-style-name="Normal" style:list-style-name="L16">
      <style:text-properties officeooo:rsid="006f6f05" officeooo:paragraph-rsid="00849ec6"/>
    </style:style>
    <style:style style:name="P278" style:family="paragraph" style:parent-style-name="Normal">
      <style:paragraph-properties fo:break-before="page"/>
      <style:text-properties officeooo:rsid="003d7ab4" officeooo:paragraph-rsid="00849ec6"/>
    </style:style>
    <style:style style:name="P279" style:family="paragraph" style:parent-style-name="Normal">
      <style:text-properties officeooo:rsid="00858b02" officeooo:paragraph-rsid="00858b02"/>
    </style:style>
    <style:style style:name="P280" style:family="paragraph" style:parent-style-name="Normal">
      <style:text-properties style:text-underline-style="solid" style:text-underline-width="auto" style:text-underline-color="font-color" officeooo:rsid="007d834e" officeooo:paragraph-rsid="00858b02"/>
    </style:style>
    <style:style style:name="P281" style:family="paragraph" style:parent-style-name="Normal">
      <style:text-properties officeooo:rsid="006f153c" officeooo:paragraph-rsid="00858b02"/>
    </style:style>
    <style:style style:name="P282" style:family="paragraph" style:parent-style-name="Normal" style:list-style-name="L16">
      <style:text-properties officeooo:rsid="006f153c" officeooo:paragraph-rsid="00858b02"/>
    </style:style>
    <style:style style:name="P283" style:family="paragraph" style:parent-style-name="Normal" style:list-style-name="L16">
      <style:text-properties officeooo:rsid="0071f599" officeooo:paragraph-rsid="00858b02"/>
    </style:style>
    <style:style style:name="P284" style:family="paragraph" style:parent-style-name="Normal" style:list-style-name="L16">
      <style:text-properties officeooo:rsid="006f6f05" officeooo:paragraph-rsid="00858b02"/>
    </style:style>
    <style:style style:name="P285" style:family="paragraph" style:parent-style-name="Normal">
      <style:paragraph-properties fo:break-before="page"/>
      <style:text-properties officeooo:rsid="006f153c" officeooo:paragraph-rsid="00858b02"/>
    </style:style>
    <style:style style:name="P286" style:family="paragraph" style:parent-style-name="Normal">
      <style:text-properties officeooo:rsid="0089b827" officeooo:paragraph-rsid="0089b827"/>
    </style:style>
    <style:style style:name="P287" style:family="paragraph" style:parent-style-name="Normal">
      <style:text-properties style:text-underline-style="solid" style:text-underline-width="auto" style:text-underline-color="font-color" officeooo:rsid="00b7f65f" officeooo:paragraph-rsid="00b7f65f"/>
    </style:style>
    <style:style style:name="P288" style:family="paragraph" style:parent-style-name="Normal">
      <style:text-properties officeooo:rsid="00b7f65f" officeooo:paragraph-rsid="00b7f65f"/>
    </style:style>
    <style:style style:name="P289" style:family="paragraph" style:parent-style-name="Normal" style:list-style-name="L28">
      <style:text-properties officeooo:rsid="00b7f65f" officeooo:paragraph-rsid="00b7f65f"/>
    </style:style>
    <style:style style:name="P290" style:family="paragraph" style:parent-style-name="Normal" style:list-style-name="L28">
      <style:text-properties fo:font-weight="normal" officeooo:rsid="00b7f65f" officeooo:paragraph-rsid="00b7f65f" style:font-weight-asian="normal" style:font-weight-complex="normal"/>
    </style:style>
    <style:style style:name="P291" style:family="paragraph" style:parent-style-name="Normal" style:list-style-name="L28">
      <style:text-properties fo:font-weight="normal" officeooo:rsid="00ba58e5" officeooo:paragraph-rsid="00ba58e5" style:font-weight-asian="normal" style:font-weight-complex="normal"/>
    </style:style>
    <style:style style:name="P292" style:family="paragraph" style:parent-style-name="Normal">
      <style:text-properties style:text-underline-style="solid" style:text-underline-width="auto" style:text-underline-color="font-color" officeooo:rsid="0099c198" officeooo:paragraph-rsid="00b7f65f"/>
    </style:style>
    <style:style style:name="P293" style:family="paragraph" style:parent-style-name="Normal">
      <style:text-properties officeooo:rsid="0099c198" officeooo:paragraph-rsid="00b7f65f"/>
    </style:style>
    <style:style style:name="P294" style:family="paragraph" style:parent-style-name="Normal" style:list-style-name="L22">
      <style:text-properties fo:font-weight="bold" officeooo:rsid="009ba710" officeooo:paragraph-rsid="00b7f65f" style:font-weight-asian="bold" style:font-weight-complex="bold"/>
    </style:style>
    <style:style style:name="P295" style:family="paragraph" style:parent-style-name="Normal">
      <style:text-properties officeooo:rsid="00961812" officeooo:paragraph-rsid="00b7f65f"/>
    </style:style>
    <style:style style:name="P296" style:family="paragraph" style:parent-style-name="Normal">
      <style:text-properties style:text-underline-style="solid" style:text-underline-width="auto" style:text-underline-color="font-color" officeooo:rsid="007d834e" officeooo:paragraph-rsid="0089b827"/>
    </style:style>
    <style:style style:name="P297" style:family="paragraph" style:parent-style-name="Normal">
      <style:text-properties officeooo:rsid="006f153c" officeooo:paragraph-rsid="0089b827"/>
    </style:style>
    <style:style style:name="P298" style:family="paragraph" style:parent-style-name="Normal">
      <style:paragraph-properties fo:break-before="page"/>
      <style:text-properties officeooo:rsid="0089b827" officeooo:paragraph-rsid="0089b827"/>
    </style:style>
    <style:style style:name="P299" style:family="paragraph" style:parent-style-name="Normal">
      <style:text-properties officeooo:rsid="00901980" officeooo:paragraph-rsid="00901980"/>
    </style:style>
    <style:style style:name="P300" style:family="paragraph" style:parent-style-name="Normal" style:list-style-name="L16">
      <style:text-properties officeooo:rsid="006f153c" officeooo:paragraph-rsid="0089b827"/>
    </style:style>
    <style:style style:name="P301" style:family="paragraph" style:parent-style-name="Normal" style:list-style-name="L16">
      <style:text-properties officeooo:rsid="0071f599" officeooo:paragraph-rsid="0089b827"/>
    </style:style>
    <style:style style:name="P302" style:family="paragraph" style:parent-style-name="Normal">
      <style:text-properties officeooo:rsid="0071f599" officeooo:paragraph-rsid="0089b827"/>
    </style:style>
    <style:style style:name="P303" style:family="paragraph" style:parent-style-name="Normal">
      <style:text-properties officeooo:rsid="008b1ab8" officeooo:paragraph-rsid="008b1ab8"/>
    </style:style>
    <style:style style:name="P304" style:family="paragraph" style:parent-style-name="Normal">
      <style:text-properties style:text-underline-style="solid" style:text-underline-width="auto" style:text-underline-color="font-color" officeooo:rsid="007d834e" officeooo:paragraph-rsid="008b1ab8"/>
    </style:style>
    <style:style style:name="P305" style:family="paragraph" style:parent-style-name="Normal">
      <style:text-properties officeooo:rsid="006f153c" officeooo:paragraph-rsid="008b1ab8"/>
    </style:style>
    <style:style style:name="P306" style:family="paragraph" style:parent-style-name="Normal" style:list-style-name="L16">
      <style:text-properties officeooo:rsid="006f153c" officeooo:paragraph-rsid="008b1ab8"/>
    </style:style>
    <style:style style:name="P307" style:family="paragraph" style:parent-style-name="Normal" style:list-style-name="L16">
      <style:text-properties officeooo:rsid="0071f599" officeooo:paragraph-rsid="008b1ab8"/>
    </style:style>
    <style:style style:name="P308" style:family="paragraph" style:parent-style-name="Normal">
      <style:text-properties officeooo:rsid="0071f599" officeooo:paragraph-rsid="008b1ab8"/>
    </style:style>
    <style:style style:name="P309" style:family="paragraph" style:parent-style-name="Normal">
      <style:paragraph-properties fo:break-before="page"/>
      <style:text-properties officeooo:rsid="008b1ab8" officeooo:paragraph-rsid="008b1ab8"/>
    </style:style>
    <style:style style:name="P310" style:family="paragraph" style:parent-style-name="Normal">
      <style:text-properties style:text-underline-style="solid" style:text-underline-width="auto" style:text-underline-color="font-color" officeooo:rsid="00d8e308" officeooo:paragraph-rsid="011e687f"/>
    </style:style>
    <style:style style:name="P311" style:family="paragraph" style:parent-style-name="Normal">
      <style:text-properties officeooo:rsid="00d8e308" officeooo:paragraph-rsid="011e687f"/>
    </style:style>
    <style:style style:name="P312" style:family="paragraph" style:parent-style-name="Normal" style:list-style-name="L14">
      <style:text-properties officeooo:rsid="00da3d29" officeooo:paragraph-rsid="011e687f"/>
    </style:style>
    <style:style style:name="P313" style:family="paragraph" style:parent-style-name="Normal">
      <style:text-properties officeooo:rsid="008b1ab8" officeooo:paragraph-rsid="011e687f"/>
    </style:style>
    <style:style style:name="P314" style:family="paragraph" style:parent-style-name="Normal">
      <style:text-properties style:text-underline-style="solid" style:text-underline-width="auto" style:text-underline-color="font-color" officeooo:rsid="0099c198" officeooo:paragraph-rsid="011e687f"/>
    </style:style>
    <style:style style:name="P315" style:family="paragraph" style:parent-style-name="Normal">
      <style:text-properties officeooo:rsid="0099c198" officeooo:paragraph-rsid="011e687f"/>
    </style:style>
    <style:style style:name="P316" style:family="paragraph" style:parent-style-name="Normal" style:list-style-name="L22">
      <style:text-properties fo:font-weight="bold" officeooo:rsid="011e687f" officeooo:paragraph-rsid="011e687f" style:font-weight-asian="bold" style:font-weight-complex="bold"/>
    </style:style>
    <style:style style:name="P317" style:family="paragraph" style:parent-style-name="Normal" style:list-style-name="L22">
      <style:text-properties fo:font-weight="bold" officeooo:rsid="009ba710" officeooo:paragraph-rsid="011e687f" style:font-weight-asian="bold" style:font-weight-complex="bold"/>
    </style:style>
    <style:style style:name="P318" style:family="paragraph" style:parent-style-name="Normal" style:list-style-name="L22">
      <style:text-properties fo:font-weight="normal" officeooo:rsid="011e687f" officeooo:paragraph-rsid="011e687f" style:font-weight-asian="normal" style:font-weight-complex="normal"/>
    </style:style>
    <style:style style:name="P319" style:family="paragraph" style:parent-style-name="Normal">
      <style:text-properties style:text-underline-style="solid" style:text-underline-width="auto" style:text-underline-color="font-color" officeooo:rsid="00d8e308" officeooo:paragraph-rsid="012007f7"/>
    </style:style>
    <style:style style:name="P320" style:family="paragraph" style:parent-style-name="Normal">
      <style:text-properties officeooo:rsid="00d8e308" officeooo:paragraph-rsid="012007f7"/>
    </style:style>
    <style:style style:name="P321" style:family="paragraph" style:parent-style-name="Normal" style:list-style-name="L14">
      <style:text-properties officeooo:rsid="00da3d29" officeooo:paragraph-rsid="012007f7"/>
    </style:style>
    <style:style style:name="P322" style:family="paragraph" style:parent-style-name="Normal">
      <style:text-properties officeooo:rsid="008b1ab8" officeooo:paragraph-rsid="012007f7"/>
    </style:style>
    <style:style style:name="P323" style:family="paragraph" style:parent-style-name="Normal">
      <style:text-properties style:text-underline-style="solid" style:text-underline-width="auto" style:text-underline-color="font-color" officeooo:rsid="0099c198" officeooo:paragraph-rsid="012007f7"/>
    </style:style>
    <style:style style:name="P324" style:family="paragraph" style:parent-style-name="Normal">
      <style:text-properties officeooo:rsid="0099c198" officeooo:paragraph-rsid="012007f7"/>
    </style:style>
    <style:style style:name="P325" style:family="paragraph" style:parent-style-name="Normal" style:list-style-name="L29">
      <style:text-properties fo:font-weight="bold" officeooo:rsid="012007f7" officeooo:paragraph-rsid="012007f7" style:font-weight-asian="bold" style:font-weight-complex="bold"/>
    </style:style>
    <style:style style:name="P326" style:family="paragraph" style:parent-style-name="Normal" style:list-style-name="L29">
      <style:text-properties fo:font-weight="bold" officeooo:rsid="011e687f" officeooo:paragraph-rsid="012007f7" style:font-weight-asian="bold" style:font-weight-complex="bold"/>
    </style:style>
    <style:style style:name="P327" style:family="paragraph" style:parent-style-name="Normal">
      <style:text-properties style:text-underline-style="solid" style:text-underline-width="auto" style:text-underline-color="font-color" officeooo:rsid="007c2914" officeooo:paragraph-rsid="008b1ab8"/>
    </style:style>
    <style:style style:name="P328" style:family="paragraph" style:parent-style-name="Normal" style:list-style-name="L18">
      <style:text-properties officeooo:rsid="007d834e" officeooo:paragraph-rsid="008b1ab8"/>
    </style:style>
    <style:style style:name="P329" style:family="paragraph" style:parent-style-name="Normal">
      <style:text-properties officeooo:rsid="007c2914" officeooo:paragraph-rsid="008b1ab8"/>
    </style:style>
    <style:style style:name="P330" style:family="paragraph" style:parent-style-name="Normal">
      <style:paragraph-properties fo:break-before="page"/>
      <style:text-properties officeooo:rsid="003d7ab4" officeooo:paragraph-rsid="008b1ab8"/>
    </style:style>
    <style:style style:name="P331" style:family="paragraph" style:parent-style-name="Normal">
      <style:text-properties officeooo:rsid="008b34d3" officeooo:paragraph-rsid="008b34d3"/>
    </style:style>
    <style:style style:name="P332" style:family="paragraph" style:parent-style-name="Normal">
      <style:text-properties style:text-underline-style="solid" style:text-underline-width="auto" style:text-underline-color="font-color" officeooo:rsid="007d834e" officeooo:paragraph-rsid="008bd4f5"/>
    </style:style>
    <style:style style:name="P333" style:family="paragraph" style:parent-style-name="Normal">
      <style:text-properties officeooo:rsid="006f153c" officeooo:paragraph-rsid="008bd4f5"/>
    </style:style>
    <style:style style:name="P334" style:family="paragraph" style:parent-style-name="Normal" style:list-style-name="L16">
      <style:text-properties officeooo:rsid="0071f599" officeooo:paragraph-rsid="008bd4f5"/>
    </style:style>
    <style:style style:name="P335" style:family="paragraph" style:parent-style-name="Normal">
      <style:text-properties officeooo:rsid="0071f599" officeooo:paragraph-rsid="008bd4f5"/>
    </style:style>
    <style:style style:name="P336" style:family="paragraph" style:parent-style-name="Normal">
      <style:paragraph-properties fo:break-before="page"/>
      <style:text-properties officeooo:rsid="003d7ab4" officeooo:paragraph-rsid="008b34d3"/>
    </style:style>
    <style:style style:name="P337" style:family="paragraph" style:parent-style-name="Normal">
      <style:text-properties officeooo:rsid="008dc8ca" officeooo:paragraph-rsid="008dc8ca"/>
    </style:style>
    <style:style style:name="P338" style:family="paragraph" style:parent-style-name="Normal">
      <style:text-properties style:text-underline-style="solid" style:text-underline-width="auto" style:text-underline-color="font-color" officeooo:rsid="00c89a92" officeooo:paragraph-rsid="00c89a92"/>
    </style:style>
    <style:style style:name="P339" style:family="paragraph" style:parent-style-name="Normal">
      <style:text-properties officeooo:rsid="00c89a92" officeooo:paragraph-rsid="00c89a92"/>
    </style:style>
    <style:style style:name="P340" style:family="paragraph" style:parent-style-name="Normal" style:list-style-name="L30">
      <style:text-properties officeooo:rsid="00ca84f6" officeooo:paragraph-rsid="00ca84f6"/>
    </style:style>
    <style:style style:name="P341" style:family="paragraph" style:parent-style-name="Normal">
      <style:text-properties officeooo:rsid="008dc8ca" officeooo:paragraph-rsid="00ca84f6"/>
    </style:style>
    <style:style style:name="P342" style:family="paragraph" style:parent-style-name="Normal">
      <style:text-properties style:text-underline-style="solid" style:text-underline-width="auto" style:text-underline-color="font-color" officeooo:rsid="0099c198" officeooo:paragraph-rsid="01209288"/>
    </style:style>
    <style:style style:name="P343" style:family="paragraph" style:parent-style-name="Normal">
      <style:text-properties officeooo:rsid="0099c198" officeooo:paragraph-rsid="01209288"/>
    </style:style>
    <style:style style:name="P344" style:family="paragraph" style:parent-style-name="Normal" style:list-style-name="L29">
      <style:text-properties fo:font-weight="bold" officeooo:rsid="012007f7" officeooo:paragraph-rsid="01209288" style:font-weight-asian="bold" style:font-weight-complex="bold"/>
    </style:style>
    <style:style style:name="P345" style:family="paragraph" style:parent-style-name="Normal" style:list-style-name="L29">
      <style:text-properties fo:font-weight="normal" officeooo:rsid="0122dbee" officeooo:paragraph-rsid="0122dbee" style:font-weight-asian="normal" style:font-weight-complex="normal"/>
    </style:style>
    <style:style style:name="P346" style:family="paragraph" style:parent-style-name="Normal">
      <style:text-properties officeooo:rsid="008dc8ca" officeooo:paragraph-rsid="01209288"/>
    </style:style>
    <style:style style:name="P347" style:family="paragraph" style:parent-style-name="Normal">
      <style:text-properties style:text-underline-style="solid" style:text-underline-width="auto" style:text-underline-color="font-color" officeooo:rsid="007d834e" officeooo:paragraph-rsid="008dc8ca"/>
    </style:style>
    <style:style style:name="P348" style:family="paragraph" style:parent-style-name="Normal">
      <style:text-properties officeooo:rsid="006f153c" officeooo:paragraph-rsid="008dc8ca"/>
    </style:style>
    <style:style style:name="P349" style:family="paragraph" style:parent-style-name="Normal" style:list-style-name="L16">
      <style:text-properties officeooo:rsid="0071f599" officeooo:paragraph-rsid="008dc8ca"/>
    </style:style>
    <style:style style:name="P350" style:family="paragraph" style:parent-style-name="Normal">
      <style:text-properties officeooo:rsid="0071f599" officeooo:paragraph-rsid="008dc8ca"/>
    </style:style>
    <style:style style:name="P351" style:family="paragraph" style:parent-style-name="Normal">
      <style:paragraph-properties fo:break-before="page"/>
      <style:text-properties officeooo:rsid="003d7ab4" officeooo:paragraph-rsid="008dc8ca"/>
    </style:style>
    <style:style style:name="P352" style:family="paragraph" style:parent-style-name="Normal">
      <style:text-properties officeooo:rsid="008e5eae" officeooo:paragraph-rsid="008e5eae"/>
    </style:style>
    <style:style style:name="P353" style:family="paragraph" style:parent-style-name="Normal">
      <style:text-properties style:text-underline-style="solid" style:text-underline-width="auto" style:text-underline-color="font-color" officeooo:rsid="007d834e" officeooo:paragraph-rsid="00901980"/>
    </style:style>
    <style:style style:name="P354" style:family="paragraph" style:parent-style-name="Normal">
      <style:text-properties officeooo:rsid="006f153c" officeooo:paragraph-rsid="00901980"/>
    </style:style>
    <style:style style:name="P355" style:family="paragraph" style:parent-style-name="Normal" style:list-style-name="L16">
      <style:text-properties officeooo:rsid="006f153c" officeooo:paragraph-rsid="00901980"/>
    </style:style>
    <style:style style:name="P356" style:family="paragraph" style:parent-style-name="Normal" style:list-style-name="L16">
      <style:text-properties officeooo:rsid="0071f599" officeooo:paragraph-rsid="00901980"/>
    </style:style>
    <style:style style:name="P357" style:family="paragraph" style:parent-style-name="Normal">
      <style:text-properties officeooo:rsid="0071f599" officeooo:paragraph-rsid="00901980"/>
    </style:style>
    <style:style style:name="P358" style:family="paragraph" style:parent-style-name="Normal">
      <style:paragraph-properties fo:break-before="page"/>
      <style:text-properties officeooo:rsid="003d7ab4" officeooo:paragraph-rsid="00901980"/>
    </style:style>
    <style:style style:name="P359" style:family="paragraph" style:parent-style-name="Normal">
      <style:text-properties officeooo:rsid="0092d47a" officeooo:paragraph-rsid="0092d47a"/>
    </style:style>
    <style:style style:name="P360" style:family="paragraph" style:parent-style-name="Normal">
      <style:text-properties officeooo:rsid="00943cbd" officeooo:paragraph-rsid="00943cbd"/>
    </style:style>
    <style:style style:name="P361" style:family="paragraph" style:parent-style-name="Normal">
      <style:text-properties officeooo:rsid="0127dbe9" officeooo:paragraph-rsid="0127dbe9"/>
    </style:style>
    <style:style style:name="P362" style:family="paragraph" style:parent-style-name="Normal">
      <style:text-properties style:text-underline-style="solid" style:text-underline-width="auto" style:text-underline-color="font-color" officeooo:rsid="00d8e308" officeooo:paragraph-rsid="0127dbe9"/>
    </style:style>
    <style:style style:name="P363" style:family="paragraph" style:parent-style-name="Normal">
      <style:text-properties officeooo:rsid="00d8e308" officeooo:paragraph-rsid="0127dbe9"/>
    </style:style>
    <style:style style:name="P364" style:family="paragraph" style:parent-style-name="Normal" style:list-style-name="L14">
      <style:text-properties officeooo:rsid="00da3d29" officeooo:paragraph-rsid="0127dbe9"/>
    </style:style>
    <style:style style:name="P365" style:family="paragraph" style:parent-style-name="Normal">
      <style:text-properties officeooo:rsid="008b1ab8" officeooo:paragraph-rsid="0127dbe9"/>
    </style:style>
    <style:style style:name="P366" style:family="paragraph" style:parent-style-name="Normal">
      <style:text-properties style:text-underline-style="solid" style:text-underline-width="auto" style:text-underline-color="font-color" officeooo:rsid="0099c198" officeooo:paragraph-rsid="0127dbe9"/>
    </style:style>
    <style:style style:name="P367" style:family="paragraph" style:parent-style-name="Normal">
      <style:text-properties officeooo:rsid="0099c198" officeooo:paragraph-rsid="0127dbe9"/>
    </style:style>
    <style:style style:name="P368" style:family="paragraph" style:parent-style-name="Normal" style:list-style-name="L31">
      <style:text-properties fo:font-weight="normal" officeooo:rsid="011e687f" officeooo:paragraph-rsid="0127dbe9" style:font-weight-asian="normal" style:font-weight-complex="normal"/>
    </style:style>
    <style:style style:name="P369" style:family="paragraph" style:parent-style-name="Normal">
      <style:text-properties officeooo:rsid="00943cbd" officeooo:paragraph-rsid="0127dbe9"/>
    </style:style>
    <style:style style:name="P370" style:family="paragraph" style:parent-style-name="Normal">
      <style:text-properties style:text-underline-style="solid" style:text-underline-width="auto" style:text-underline-color="font-color" officeooo:rsid="007d834e" officeooo:paragraph-rsid="00943cbd"/>
    </style:style>
    <style:style style:name="P371" style:family="paragraph" style:parent-style-name="Normal">
      <style:text-properties officeooo:rsid="006f153c" officeooo:paragraph-rsid="00943cbd"/>
    </style:style>
    <style:style style:name="P372" style:family="paragraph" style:parent-style-name="Normal" style:list-style-name="L16">
      <style:text-properties officeooo:rsid="006f153c" officeooo:paragraph-rsid="00943cbd"/>
    </style:style>
    <style:style style:name="P373" style:family="paragraph" style:parent-style-name="Normal" style:list-style-name="L16">
      <style:text-properties officeooo:rsid="0071f599" officeooo:paragraph-rsid="00943cbd"/>
    </style:style>
    <style:style style:name="P374" style:family="paragraph" style:parent-style-name="Normal">
      <style:text-properties officeooo:rsid="0071f599" officeooo:paragraph-rsid="00943cbd"/>
    </style:style>
    <style:style style:name="P375" style:family="paragraph" style:parent-style-name="Normal">
      <style:paragraph-properties fo:break-before="page"/>
      <style:text-properties officeooo:rsid="003d7ab4" officeooo:paragraph-rsid="00943cbd"/>
    </style:style>
    <style:style style:name="P376" style:family="paragraph" style:parent-style-name="Normal">
      <style:text-properties officeooo:rsid="00961812" officeooo:paragraph-rsid="00961812"/>
    </style:style>
    <style:style style:name="P377" style:family="paragraph" style:parent-style-name="Normal">
      <style:text-properties style:text-underline-style="solid" style:text-underline-width="auto" style:text-underline-color="font-color" officeooo:rsid="00961812" officeooo:paragraph-rsid="00961812"/>
    </style:style>
    <style:style style:name="P378" style:family="paragraph" style:parent-style-name="Normal">
      <style:text-properties officeooo:rsid="00968ca5" officeooo:paragraph-rsid="00968ca5"/>
    </style:style>
    <style:style style:name="P379" style:family="paragraph" style:parent-style-name="Normal">
      <style:text-properties officeooo:rsid="0099c198" officeooo:paragraph-rsid="0099c198"/>
    </style:style>
    <style:style style:name="P380" style:family="paragraph" style:parent-style-name="Normal">
      <style:text-properties style:text-underline-style="solid" style:text-underline-width="auto" style:text-underline-color="font-color" officeooo:rsid="0099c198" officeooo:paragraph-rsid="0099c198"/>
    </style:style>
    <style:style style:name="P381" style:family="paragraph" style:parent-style-name="Normal" style:list-style-name="L22">
      <style:text-properties officeooo:rsid="0099c198" officeooo:paragraph-rsid="0099c198"/>
    </style:style>
    <style:style style:name="P382" style:family="paragraph" style:parent-style-name="Normal">
      <style:text-properties style:text-underline-style="solid" style:text-underline-width="auto" style:text-underline-color="font-color" officeooo:rsid="007d834e" officeooo:paragraph-rsid="00961812"/>
    </style:style>
    <style:style style:name="P383" style:family="paragraph" style:parent-style-name="Normal">
      <style:text-properties officeooo:rsid="006f153c" officeooo:paragraph-rsid="00961812"/>
    </style:style>
    <style:style style:name="P384" style:family="paragraph" style:parent-style-name="Normal" style:list-style-name="L16">
      <style:text-properties officeooo:rsid="006f153c" officeooo:paragraph-rsid="00961812"/>
    </style:style>
    <style:style style:name="P385" style:family="paragraph" style:parent-style-name="Normal" style:list-style-name="L16">
      <style:text-properties officeooo:rsid="0071f599" officeooo:paragraph-rsid="00961812"/>
    </style:style>
    <style:style style:name="P386" style:family="paragraph" style:parent-style-name="Normal">
      <style:text-properties officeooo:rsid="0071f599" officeooo:paragraph-rsid="00961812"/>
    </style:style>
    <style:style style:name="P387" style:family="paragraph" style:parent-style-name="Normal">
      <style:paragraph-properties fo:break-before="page"/>
      <style:text-properties officeooo:rsid="003d7ab4" officeooo:paragraph-rsid="00961812"/>
    </style:style>
    <style:style style:name="P388" style:family="paragraph" style:parent-style-name="Normal">
      <style:text-properties officeooo:rsid="009b92d0" officeooo:paragraph-rsid="009b92d0"/>
    </style:style>
    <style:style style:name="P389" style:family="paragraph" style:parent-style-name="Normal">
      <style:text-properties style:text-underline-style="solid" style:text-underline-width="auto" style:text-underline-color="font-color" officeooo:rsid="009b92d0" officeooo:paragraph-rsid="009b92d0"/>
    </style:style>
    <style:style style:name="P390" style:family="paragraph" style:parent-style-name="Normal" style:list-style-name="L32">
      <style:text-properties officeooo:rsid="00d5dd5c" officeooo:paragraph-rsid="00d5dd5c"/>
    </style:style>
    <style:style style:name="P391" style:family="paragraph" style:parent-style-name="Normal" style:list-style-name="L32">
      <style:text-properties officeooo:rsid="00d5dd5c" officeooo:paragraph-rsid="00d7799b"/>
    </style:style>
    <style:style style:name="P392" style:family="paragraph" style:parent-style-name="Normal" style:list-style-name="L32">
      <style:text-properties officeooo:rsid="009b92d0" officeooo:paragraph-rsid="00d7799b"/>
    </style:style>
    <style:style style:name="P393" style:family="paragraph" style:parent-style-name="Normal" style:list-style-name="L32">
      <style:text-properties officeooo:rsid="00d7799b" officeooo:paragraph-rsid="00d7799b"/>
    </style:style>
    <style:style style:name="P394" style:family="paragraph" style:parent-style-name="Normal">
      <style:text-properties style:text-underline-style="solid" style:text-underline-width="auto" style:text-underline-color="font-color" officeooo:rsid="0099c198" officeooo:paragraph-rsid="009ba58d"/>
    </style:style>
    <style:style style:name="P395" style:family="paragraph" style:parent-style-name="Normal">
      <style:text-properties officeooo:rsid="0099c198" officeooo:paragraph-rsid="009ba58d"/>
    </style:style>
    <style:style style:name="P396" style:family="paragraph" style:parent-style-name="Normal" style:list-style-name="L22">
      <style:text-properties fo:font-weight="bold" officeooo:rsid="012af968" officeooo:paragraph-rsid="012af968" style:font-weight-asian="bold" style:font-weight-complex="bold"/>
    </style:style>
    <style:style style:name="P397" style:family="paragraph" style:parent-style-name="Normal" style:list-style-name="L22">
      <style:text-properties officeooo:rsid="0099c198" officeooo:paragraph-rsid="009ba58d"/>
    </style:style>
    <style:style style:name="P398" style:family="paragraph" style:parent-style-name="Normal" style:list-style-name="L22">
      <style:text-properties officeooo:rsid="009ba58d" officeooo:paragraph-rsid="009ba58d"/>
    </style:style>
    <style:style style:name="P399" style:family="paragraph" style:parent-style-name="Normal" style:list-style-name="L22">
      <style:text-properties officeooo:rsid="012af968" officeooo:paragraph-rsid="012af968"/>
    </style:style>
    <style:style style:name="P400" style:family="paragraph" style:parent-style-name="Normal">
      <style:text-properties officeooo:rsid="00961812" officeooo:paragraph-rsid="009ba58d"/>
    </style:style>
    <style:style style:name="P401" style:family="paragraph" style:parent-style-name="Normal">
      <style:text-properties style:text-underline-style="solid" style:text-underline-width="auto" style:text-underline-color="font-color" officeooo:rsid="0071f599" officeooo:paragraph-rsid="009ba58d"/>
    </style:style>
    <style:style style:name="P402" style:family="paragraph" style:parent-style-name="Normal">
      <style:text-properties officeooo:rsid="006f153c" officeooo:paragraph-rsid="009b92d0"/>
    </style:style>
    <style:style style:name="P403" style:family="paragraph" style:parent-style-name="Normal" style:list-style-name="L16">
      <style:text-properties officeooo:rsid="006f153c" officeooo:paragraph-rsid="009b92d0"/>
    </style:style>
    <style:style style:name="P404" style:family="paragraph" style:parent-style-name="Normal" style:list-style-name="L16">
      <style:text-properties officeooo:rsid="0071f599" officeooo:paragraph-rsid="009b92d0"/>
    </style:style>
    <style:style style:name="P405" style:family="paragraph" style:parent-style-name="Normal" style:list-style-name="L16">
      <style:text-properties officeooo:rsid="006f6f05" officeooo:paragraph-rsid="009b92d0"/>
    </style:style>
    <style:style style:name="P406" style:family="paragraph" style:parent-style-name="Normal">
      <style:text-properties officeooo:rsid="003d7ab4" officeooo:paragraph-rsid="009b92d0"/>
    </style:style>
    <style:style style:name="P407" style:family="paragraph" style:parent-style-name="Normal">
      <style:text-properties officeooo:rsid="009ba58d" officeooo:paragraph-rsid="009ba58d"/>
    </style:style>
    <style:style style:name="P408" style:family="paragraph" style:parent-style-name="Normal">
      <style:text-properties style:text-underline-style="solid" style:text-underline-width="auto" style:text-underline-color="font-color" officeooo:rsid="009b92d0" officeooo:paragraph-rsid="012b7bca"/>
    </style:style>
    <style:style style:name="P409" style:family="paragraph" style:parent-style-name="Normal" style:list-style-name="L32">
      <style:text-properties officeooo:rsid="00d5dd5c" officeooo:paragraph-rsid="012b7bca"/>
    </style:style>
    <style:style style:name="P410" style:family="paragraph" style:parent-style-name="Normal" style:list-style-name="L32">
      <style:text-properties officeooo:rsid="009b92d0" officeooo:paragraph-rsid="012b7bca"/>
    </style:style>
    <style:style style:name="P411" style:family="paragraph" style:parent-style-name="Normal" style:list-style-name="L32">
      <style:text-properties officeooo:rsid="00d7799b" officeooo:paragraph-rsid="012b7bca"/>
    </style:style>
    <style:style style:name="P412" style:family="paragraph" style:parent-style-name="Normal">
      <style:text-properties officeooo:rsid="009b92d0" officeooo:paragraph-rsid="012b7bca"/>
    </style:style>
    <style:style style:name="P413" style:family="paragraph" style:parent-style-name="Normal">
      <style:text-properties style:text-underline-style="solid" style:text-underline-width="auto" style:text-underline-color="font-color" officeooo:rsid="0099c198" officeooo:paragraph-rsid="009ba710"/>
    </style:style>
    <style:style style:name="P414" style:family="paragraph" style:parent-style-name="Normal">
      <style:text-properties officeooo:rsid="0099c198" officeooo:paragraph-rsid="009ba710"/>
    </style:style>
    <style:style style:name="P415" style:family="paragraph" style:parent-style-name="Normal" style:list-style-name="L22">
      <style:text-properties fo:font-weight="bold" officeooo:rsid="009ba710" officeooo:paragraph-rsid="009ba710" style:font-weight-asian="bold" style:font-weight-complex="bold"/>
    </style:style>
    <style:style style:name="P416" style:family="paragraph" style:parent-style-name="Normal" style:list-style-name="L22">
      <style:text-properties officeooo:rsid="0099c198" officeooo:paragraph-rsid="009ba710"/>
    </style:style>
    <style:style style:name="P417" style:family="paragraph" style:parent-style-name="Normal" style:list-style-name="L22">
      <style:text-properties officeooo:rsid="009ba58d" officeooo:paragraph-rsid="009ba710"/>
    </style:style>
    <style:style style:name="P418" style:family="paragraph" style:parent-style-name="Normal">
      <style:text-properties officeooo:rsid="00961812" officeooo:paragraph-rsid="009ba710"/>
    </style:style>
    <style:style style:name="P419" style:family="paragraph" style:parent-style-name="Normal">
      <style:text-properties style:text-underline-style="solid" style:text-underline-width="auto" style:text-underline-color="font-color" officeooo:rsid="0071f599" officeooo:paragraph-rsid="009ba710"/>
    </style:style>
    <style:style style:name="P420" style:family="paragraph" style:parent-style-name="Normal">
      <style:text-properties officeooo:rsid="006f153c" officeooo:paragraph-rsid="009ba710"/>
    </style:style>
    <style:style style:name="P421" style:family="paragraph" style:parent-style-name="Normal" style:list-style-name="L33">
      <style:text-properties officeooo:rsid="009ba710" officeooo:paragraph-rsid="009ba710"/>
    </style:style>
    <style:style style:name="P422" style:family="paragraph" style:parent-style-name="Normal" style:list-style-name="L33">
      <style:text-properties officeooo:rsid="0071f599" officeooo:paragraph-rsid="009ba710"/>
    </style:style>
    <style:style style:name="P423" style:family="paragraph" style:parent-style-name="Normal" style:list-style-name="L33">
      <style:text-properties officeooo:rsid="006f153c" officeooo:paragraph-rsid="009ba710"/>
    </style:style>
    <style:style style:name="P424" style:family="paragraph" style:parent-style-name="Normal" style:list-style-name="L33">
      <style:text-properties officeooo:rsid="006f6f05" officeooo:paragraph-rsid="009ba710"/>
    </style:style>
    <style:style style:name="P425" style:family="paragraph" style:parent-style-name="Normal">
      <style:paragraph-properties fo:break-before="page"/>
      <style:text-properties officeooo:rsid="003d7ab4" officeooo:paragraph-rsid="009ba710"/>
    </style:style>
    <style:style style:name="P426" style:family="paragraph" style:parent-style-name="Normal">
      <style:text-properties officeooo:rsid="009e8a5e" officeooo:paragraph-rsid="009e8a5e"/>
    </style:style>
    <style:style style:name="P427" style:family="paragraph" style:parent-style-name="Normal">
      <style:text-properties style:text-underline-style="solid" style:text-underline-width="auto" style:text-underline-color="font-color" officeooo:rsid="0099c198" officeooo:paragraph-rsid="009eb971"/>
    </style:style>
    <style:style style:name="P428" style:family="paragraph" style:parent-style-name="Normal">
      <style:text-properties officeooo:rsid="0099c198" officeooo:paragraph-rsid="009eb971"/>
    </style:style>
    <style:style style:name="P429" style:family="paragraph" style:parent-style-name="Normal" style:list-style-name="L22">
      <style:text-properties fo:font-weight="bold" officeooo:rsid="009ba710" officeooo:paragraph-rsid="009eb971" style:font-weight-asian="bold" style:font-weight-complex="bold"/>
    </style:style>
    <style:style style:name="P430" style:family="paragraph" style:parent-style-name="Normal">
      <style:text-properties officeooo:rsid="00961812" officeooo:paragraph-rsid="009eb971"/>
    </style:style>
    <style:style style:name="P431" style:family="paragraph" style:parent-style-name="Normal">
      <style:text-properties style:text-underline-style="solid" style:text-underline-width="auto" style:text-underline-color="font-color" officeooo:rsid="0071f599" officeooo:paragraph-rsid="00af075f"/>
    </style:style>
    <style:style style:name="P432" style:family="paragraph" style:parent-style-name="Normal">
      <style:text-properties officeooo:rsid="006f153c" officeooo:paragraph-rsid="00af075f"/>
    </style:style>
    <style:style style:name="P433" style:family="paragraph" style:parent-style-name="Normal" style:list-style-name="L33">
      <style:text-properties officeooo:rsid="00af075f" officeooo:paragraph-rsid="00af075f"/>
    </style:style>
    <style:style style:name="P434" style:family="paragraph" style:parent-style-name="Normal">
      <style:text-properties officeooo:rsid="009ba710" officeooo:paragraph-rsid="00af075f"/>
    </style:style>
    <style:style style:name="P435" style:family="paragraph" style:parent-style-name="Normal">
      <style:paragraph-properties fo:break-before="page"/>
      <style:text-properties officeooo:rsid="003d7ab4" officeooo:paragraph-rsid="009eb971"/>
    </style:style>
    <style:style style:name="P436" style:family="paragraph" style:parent-style-name="Normal">
      <style:text-properties officeooo:rsid="009fbbc3" officeooo:paragraph-rsid="009fbbc3"/>
    </style:style>
    <style:style style:name="P437" style:family="paragraph" style:parent-style-name="Normal">
      <style:text-properties style:text-underline-style="solid" style:text-underline-width="auto" style:text-underline-color="font-color" officeooo:rsid="0099c198" officeooo:paragraph-rsid="009fbbc3"/>
    </style:style>
    <style:style style:name="P438" style:family="paragraph" style:parent-style-name="Normal">
      <style:text-properties officeooo:rsid="0099c198" officeooo:paragraph-rsid="009fbbc3"/>
    </style:style>
    <style:style style:name="P439" style:family="paragraph" style:parent-style-name="Normal" style:list-style-name="L22">
      <style:text-properties fo:font-weight="bold" officeooo:rsid="009ba710" officeooo:paragraph-rsid="009fbbc3" style:font-weight-asian="bold" style:font-weight-complex="bold"/>
    </style:style>
    <style:style style:name="P440" style:family="paragraph" style:parent-style-name="Normal">
      <style:text-properties fo:font-weight="normal" officeooo:rsid="009fbbc3" officeooo:paragraph-rsid="009fbbc3" style:font-weight-asian="normal" style:font-weight-complex="normal"/>
    </style:style>
    <style:style style:name="P441" style:family="paragraph" style:parent-style-name="Normal">
      <style:text-properties style:text-underline-style="solid" style:text-underline-width="auto" style:text-underline-color="font-color" officeooo:rsid="0071f599" officeooo:paragraph-rsid="009fbbc3"/>
    </style:style>
    <style:style style:name="P442" style:family="paragraph" style:parent-style-name="Normal">
      <style:text-properties officeooo:rsid="006f153c" officeooo:paragraph-rsid="009fbbc3"/>
    </style:style>
    <style:style style:name="P443" style:family="paragraph" style:parent-style-name="Normal" style:list-style-name="L33">
      <style:text-properties officeooo:rsid="0071f599" officeooo:paragraph-rsid="009fbbc3"/>
    </style:style>
    <style:style style:name="P444" style:family="paragraph" style:parent-style-name="Normal" style:list-style-name="L33">
      <style:text-properties officeooo:rsid="009fbbc3" officeooo:paragraph-rsid="009fbbc3"/>
    </style:style>
    <style:style style:name="P445" style:family="paragraph" style:parent-style-name="Normal">
      <style:paragraph-properties fo:break-before="page"/>
      <style:text-properties officeooo:rsid="003d7ab4" officeooo:paragraph-rsid="009fbbc3"/>
    </style:style>
    <style:style style:name="P446" style:family="paragraph" style:parent-style-name="Normal">
      <style:text-properties officeooo:rsid="00a196e9" officeooo:paragraph-rsid="00a196e9"/>
    </style:style>
    <style:style style:name="P447" style:family="paragraph" style:parent-style-name="Normal">
      <style:text-properties style:text-underline-style="solid" style:text-underline-width="auto" style:text-underline-color="font-color" officeooo:rsid="00c69374" officeooo:paragraph-rsid="00c69374"/>
    </style:style>
    <style:style style:name="P448" style:family="paragraph" style:parent-style-name="Normal">
      <style:text-properties officeooo:rsid="00c69374" officeooo:paragraph-rsid="00c69374"/>
    </style:style>
    <style:style style:name="P449" style:family="paragraph" style:parent-style-name="Normal" style:list-style-name="L34">
      <style:text-properties officeooo:rsid="00c69374" officeooo:paragraph-rsid="00c69374"/>
    </style:style>
    <style:style style:name="P450" style:family="paragraph" style:parent-style-name="Normal" style:list-style-name="L35">
      <style:text-properties officeooo:rsid="00c7effb" officeooo:paragraph-rsid="00c7effb"/>
    </style:style>
    <style:style style:name="P451" style:family="paragraph" style:parent-style-name="Normal">
      <style:text-properties style:text-underline-style="solid" style:text-underline-width="auto" style:text-underline-color="font-color" officeooo:rsid="0071f599" officeooo:paragraph-rsid="00a21aec"/>
    </style:style>
    <style:style style:name="P452" style:family="paragraph" style:parent-style-name="Normal">
      <style:text-properties officeooo:rsid="006f153c" officeooo:paragraph-rsid="00a21aec"/>
    </style:style>
    <style:style style:name="P453" style:family="paragraph" style:parent-style-name="Normal" style:list-style-name="L33">
      <style:text-properties officeooo:rsid="0071f599" officeooo:paragraph-rsid="00a21aec"/>
    </style:style>
    <style:style style:name="P454" style:family="paragraph" style:parent-style-name="Normal">
      <style:paragraph-properties fo:break-before="page"/>
      <style:text-properties officeooo:rsid="003d7ab4" officeooo:paragraph-rsid="00a21aec"/>
    </style:style>
    <style:style style:name="P455" style:family="paragraph" style:parent-style-name="Normal">
      <style:text-properties officeooo:rsid="00a403da" officeooo:paragraph-rsid="00a403da"/>
    </style:style>
    <style:style style:name="P456" style:family="paragraph" style:parent-style-name="Normal">
      <style:text-properties style:text-underline-style="solid" style:text-underline-width="auto" style:text-underline-color="font-color" officeooo:rsid="0099c198" officeooo:paragraph-rsid="00a403da"/>
    </style:style>
    <style:style style:name="P457" style:family="paragraph" style:parent-style-name="Normal">
      <style:text-properties officeooo:rsid="0099c198" officeooo:paragraph-rsid="00a403da"/>
    </style:style>
    <style:style style:name="P458" style:family="paragraph" style:parent-style-name="Normal" style:list-style-name="L22">
      <style:text-properties fo:font-weight="bold" officeooo:rsid="00a403da" officeooo:paragraph-rsid="00a403da" style:font-weight-asian="bold" style:font-weight-complex="bold"/>
    </style:style>
    <style:style style:name="P459" style:family="paragraph" style:parent-style-name="Normal" style:list-style-name="L22">
      <style:text-properties fo:font-weight="bold" officeooo:rsid="009ba710" officeooo:paragraph-rsid="00a403da" style:font-weight-asian="bold" style:font-weight-complex="bold"/>
    </style:style>
    <style:style style:name="P460" style:family="paragraph" style:parent-style-name="Normal" style:list-style-name="L22">
      <style:text-properties fo:font-weight="normal" officeooo:rsid="00a403da" officeooo:paragraph-rsid="00a403da" style:font-weight-asian="normal" style:font-weight-complex="normal"/>
    </style:style>
    <style:style style:name="P461" style:family="paragraph" style:parent-style-name="Normal">
      <style:text-properties officeooo:rsid="003d7ab4" officeooo:paragraph-rsid="00a403da"/>
    </style:style>
    <style:style style:name="P462" style:family="paragraph" style:parent-style-name="Normal">
      <style:text-properties style:text-underline-style="solid" style:text-underline-width="auto" style:text-underline-color="font-color" officeooo:rsid="0071f599" officeooo:paragraph-rsid="00a403da"/>
    </style:style>
    <style:style style:name="P463" style:family="paragraph" style:parent-style-name="Normal">
      <style:text-properties officeooo:rsid="006f153c" officeooo:paragraph-rsid="00a403da"/>
    </style:style>
    <style:style style:name="P464" style:family="paragraph" style:parent-style-name="Normal" style:list-style-name="L16">
      <style:text-properties officeooo:rsid="006f153c" officeooo:paragraph-rsid="00a403da"/>
    </style:style>
    <style:style style:name="P465" style:family="paragraph" style:parent-style-name="Normal" style:list-style-name="L16">
      <style:text-properties officeooo:rsid="0071f599" officeooo:paragraph-rsid="00a403da"/>
    </style:style>
    <style:style style:name="P466" style:family="paragraph" style:parent-style-name="Normal" style:list-style-name="L16">
      <style:text-properties officeooo:rsid="006f6f05" officeooo:paragraph-rsid="00a403da"/>
    </style:style>
    <style:style style:name="P467" style:family="paragraph" style:parent-style-name="Normal">
      <style:text-properties officeooo:rsid="00a43545" officeooo:paragraph-rsid="00a43545"/>
    </style:style>
    <style:style style:name="P468" style:family="paragraph" style:parent-style-name="Normal">
      <style:text-properties officeooo:rsid="0082ac25" officeooo:paragraph-rsid="00a43545"/>
    </style:style>
    <style:style style:name="P469" style:family="paragraph" style:parent-style-name="Normal">
      <style:text-properties style:text-underline-style="solid" style:text-underline-width="auto" style:text-underline-color="font-color" officeooo:rsid="00d3cb57" officeooo:paragraph-rsid="01063703"/>
    </style:style>
    <style:style style:name="P470" style:family="paragraph" style:parent-style-name="Normal">
      <style:text-properties officeooo:rsid="00d3cb57" officeooo:paragraph-rsid="01063703"/>
    </style:style>
    <style:style style:name="P471" style:family="paragraph" style:parent-style-name="Normal" style:list-style-name="L27">
      <style:text-properties officeooo:rsid="00d3cb57" officeooo:paragraph-rsid="01063703"/>
    </style:style>
    <style:style style:name="P472" style:family="paragraph" style:parent-style-name="Normal">
      <style:text-properties officeooo:rsid="0082ac25" officeooo:paragraph-rsid="01063703"/>
    </style:style>
    <style:style style:name="P473" style:family="paragraph" style:parent-style-name="Normal">
      <style:text-properties style:text-underline-style="solid" style:text-underline-width="auto" style:text-underline-color="font-color" officeooo:rsid="0099c198" officeooo:paragraph-rsid="01088e83"/>
    </style:style>
    <style:style style:name="P474" style:family="paragraph" style:parent-style-name="Normal">
      <style:text-properties officeooo:rsid="0099c198" officeooo:paragraph-rsid="01088e83"/>
    </style:style>
    <style:style style:name="P475" style:family="paragraph" style:parent-style-name="Normal" style:list-style-name="L22">
      <style:text-properties fo:font-weight="normal" officeooo:rsid="00a46e8a" officeooo:paragraph-rsid="01088e83" style:font-weight-asian="normal" style:font-weight-complex="normal"/>
    </style:style>
    <style:style style:name="P476" style:family="paragraph" style:parent-style-name="Normal">
      <style:text-properties style:text-underline-style="solid" style:text-underline-width="auto" style:text-underline-color="font-color" officeooo:rsid="007d834e" officeooo:paragraph-rsid="01088e83"/>
    </style:style>
    <style:style style:name="P477" style:family="paragraph" style:parent-style-name="Normal">
      <style:text-properties style:text-underline-style="solid" style:text-underline-width="auto" style:text-underline-color="font-color" officeooo:rsid="00f9d73f" officeooo:paragraph-rsid="01063703"/>
    </style:style>
    <style:style style:name="P478" style:family="paragraph" style:parent-style-name="Normal">
      <style:text-properties style:text-underline-style="solid" style:text-underline-width="auto" style:text-underline-color="font-color" officeooo:rsid="007d834e" officeooo:paragraph-rsid="00a43545"/>
    </style:style>
    <style:style style:name="P479" style:family="paragraph" style:parent-style-name="Normal">
      <style:text-properties officeooo:rsid="006f153c" officeooo:paragraph-rsid="00a43545"/>
    </style:style>
    <style:style style:name="P480" style:family="paragraph" style:parent-style-name="Normal" style:list-style-name="L16">
      <style:text-properties officeooo:rsid="0071f599" officeooo:paragraph-rsid="00a43545"/>
    </style:style>
    <style:style style:name="P481" style:family="paragraph" style:parent-style-name="Normal">
      <style:text-properties officeooo:rsid="0083e766" officeooo:paragraph-rsid="00a43545"/>
    </style:style>
    <style:style style:name="P482" style:family="paragraph" style:parent-style-name="Normal">
      <style:text-properties style:text-underline-style="solid" style:text-underline-width="auto" style:text-underline-color="font-color" officeooo:rsid="00cc2c0b" officeooo:paragraph-rsid="00cc2c0b"/>
    </style:style>
    <style:style style:name="P483" style:family="paragraph" style:parent-style-name="Normal">
      <style:text-properties officeooo:rsid="00cc2c0b" officeooo:paragraph-rsid="00cc2c0b"/>
    </style:style>
    <style:style style:name="P484" style:family="paragraph" style:parent-style-name="Normal" style:list-style-name="L36">
      <style:text-properties officeooo:rsid="00ce1502" officeooo:paragraph-rsid="00ce1502"/>
    </style:style>
    <style:style style:name="P485" style:family="paragraph" style:parent-style-name="Normal">
      <style:text-properties officeooo:rsid="00ce1502" officeooo:paragraph-rsid="00ce1502"/>
    </style:style>
    <style:style style:name="P486" style:family="paragraph" style:parent-style-name="Normal">
      <style:text-properties style:text-underline-style="solid" style:text-underline-width="auto" style:text-underline-color="font-color" officeooo:rsid="00cecd65" officeooo:paragraph-rsid="00cecd65"/>
    </style:style>
    <style:style style:name="P487" style:family="paragraph" style:parent-style-name="Normal">
      <style:text-properties officeooo:rsid="00cecd65" officeooo:paragraph-rsid="00cecd65"/>
    </style:style>
    <style:style style:name="P488" style:family="paragraph" style:parent-style-name="Normal" style:list-style-name="L37">
      <style:text-properties officeooo:rsid="00cf79c7" officeooo:paragraph-rsid="00cf79c7"/>
    </style:style>
    <style:style style:name="P489" style:family="paragraph" style:parent-style-name="Normal" style:list-style-name="L37">
      <style:text-properties officeooo:rsid="00d11456" officeooo:paragraph-rsid="00d11456"/>
    </style:style>
    <style:style style:name="P490" style:family="paragraph" style:parent-style-name="Normal">
      <style:text-properties officeooo:rsid="00d11456" officeooo:paragraph-rsid="00d11456"/>
    </style:style>
    <style:style style:name="P491" style:family="paragraph" style:parent-style-name="Normal" style:list-style-name="L22">
      <style:text-properties fo:font-weight="normal" officeooo:rsid="00a403da" officeooo:paragraph-rsid="01088e83" style:font-weight-asian="normal" style:font-weight-complex="normal"/>
    </style:style>
    <style:style style:name="P492" style:family="paragraph" style:parent-style-name="Normal">
      <style:text-properties officeooo:rsid="0083e766" officeooo:paragraph-rsid="01088e83"/>
    </style:style>
    <style:style style:name="P493" style:family="paragraph" style:parent-style-name="Normal">
      <style:paragraph-properties fo:break-before="page"/>
      <style:text-properties officeooo:rsid="003d7ab4" officeooo:paragraph-rsid="00a43545"/>
    </style:style>
    <style:style style:name="P494" style:family="paragraph" style:parent-style-name="Normal">
      <style:text-properties officeooo:rsid="0084067d" officeooo:paragraph-rsid="00a43545"/>
    </style:style>
    <style:style style:name="P495" style:family="paragraph" style:parent-style-name="Normal">
      <style:text-properties fo:font-weight="normal" officeooo:rsid="00a403da" officeooo:paragraph-rsid="01088e83" style:font-weight-asian="normal" style:font-weight-complex="normal"/>
    </style:style>
    <style:style style:name="P496" style:family="paragraph" style:parent-style-name="Heading_20_1">
      <style:paragraph-properties fo:break-before="page"/>
      <style:text-properties officeooo:paragraph-rsid="004f261b"/>
    </style:style>
    <style:style style:name="P497" style:family="paragraph" style:parent-style-name="Normal">
      <style:text-properties officeooo:rsid="0024e4ac" officeooo:paragraph-rsid="004f261b"/>
    </style:style>
    <style:style style:name="P498" style:family="paragraph" style:parent-style-name="Heading_20_2">
      <style:text-properties officeooo:rsid="0025f8a7" officeooo:paragraph-rsid="004f261b"/>
    </style:style>
    <style:style style:name="P499" style:family="paragraph" style:parent-style-name="Normal">
      <style:text-properties officeooo:rsid="0025f8a7" officeooo:paragraph-rsid="004f261b"/>
    </style:style>
    <style:style style:name="P500" style:family="paragraph" style:parent-style-name="Normal">
      <style:text-properties officeooo:rsid="00271cbb" officeooo:paragraph-rsid="004f261b"/>
    </style:style>
    <style:style style:name="P501" style:family="paragraph" style:parent-style-name="Normal">
      <style:text-properties officeooo:rsid="002fcae7" officeooo:paragraph-rsid="004f261b"/>
    </style:style>
    <style:style style:name="P502" style:family="paragraph" style:parent-style-name="Normal">
      <style:text-properties officeooo:rsid="004f261b" officeooo:paragraph-rsid="004f261b"/>
    </style:style>
    <style:style style:name="P503" style:family="paragraph" style:parent-style-name="Heading_20_2">
      <style:text-properties officeooo:paragraph-rsid="004f261b"/>
    </style:style>
    <style:style style:name="P504" style:family="paragraph" style:parent-style-name="Normal">
      <style:text-properties officeooo:paragraph-rsid="004f261b"/>
    </style:style>
    <style:style style:name="P505" style:family="paragraph" style:parent-style-name="Heading_20_3">
      <style:text-properties officeooo:rsid="002e65db" officeooo:paragraph-rsid="004f261b"/>
    </style:style>
    <style:style style:name="P506" style:family="paragraph" style:parent-style-name="Table_20_Contents">
      <style:text-properties officeooo:rsid="0029d9a9" officeooo:paragraph-rsid="004f261b"/>
    </style:style>
    <style:style style:name="P507" style:family="paragraph" style:parent-style-name="Table_20_Contents">
      <style:text-properties officeooo:rsid="002868dd" officeooo:paragraph-rsid="004f261b"/>
    </style:style>
    <style:style style:name="P508" style:family="paragraph" style:parent-style-name="Table_20_Contents">
      <style:text-properties officeooo:rsid="002c33bc" officeooo:paragraph-rsid="004f261b"/>
    </style:style>
    <style:style style:name="P509" style:family="paragraph" style:parent-style-name="Standard">
      <style:text-properties officeooo:rsid="002868dd" officeooo:paragraph-rsid="004f261b"/>
    </style:style>
    <style:style style:name="P510" style:family="paragraph" style:parent-style-name="Normal">
      <style:text-properties officeooo:rsid="002c33bc" officeooo:paragraph-rsid="004f261b"/>
    </style:style>
    <style:style style:name="P511" style:family="paragraph" style:parent-style-name="Normal">
      <style:text-properties officeooo:rsid="002e65db" officeooo:paragraph-rsid="004f261b"/>
    </style:style>
    <style:style style:name="P512" style:family="paragraph" style:parent-style-name="Heading_20_3">
      <style:text-properties officeooo:rsid="002d396c" officeooo:paragraph-rsid="004f261b"/>
    </style:style>
    <style:style style:name="P513" style:family="paragraph" style:parent-style-name="Heading_20_3">
      <style:text-properties officeooo:paragraph-rsid="004f261b"/>
    </style:style>
    <style:style style:name="P514" style:family="paragraph" style:parent-style-name="Normal">
      <style:text-properties officeooo:rsid="002868dd" officeooo:paragraph-rsid="004f261b"/>
    </style:style>
    <style:style style:name="P515" style:family="paragraph" style:parent-style-name="Normal">
      <style:text-properties officeooo:rsid="002954a2" officeooo:paragraph-rsid="004f261b"/>
    </style:style>
    <style:style style:name="P516" style:family="paragraph" style:parent-style-name="Normal">
      <style:text-properties officeooo:rsid="0029d9a9" officeooo:paragraph-rsid="004f261b"/>
    </style:style>
    <style:style style:name="P517" style:family="paragraph" style:parent-style-name="Standard">
      <style:text-properties officeooo:rsid="0029d9a9" officeooo:paragraph-rsid="004f261b"/>
    </style:style>
    <style:style style:name="P518" style:family="paragraph" style:parent-style-name="Normal">
      <style:text-properties officeooo:rsid="002af927" officeooo:paragraph-rsid="004f261b"/>
    </style:style>
    <style:style style:name="P519" style:family="paragraph" style:parent-style-name="Normal">
      <style:text-properties officeooo:rsid="0039bf87" officeooo:paragraph-rsid="004f261b"/>
    </style:style>
    <style:style style:name="P520" style:family="paragraph" style:parent-style-name="Table_20_Contents">
      <style:text-properties officeooo:rsid="002d396c" officeooo:paragraph-rsid="004f261b"/>
    </style:style>
    <style:style style:name="P521" style:family="paragraph" style:parent-style-name="Table_20_Heading">
      <style:text-properties officeooo:rsid="00271cbb" officeooo:paragraph-rsid="004f261b"/>
    </style:style>
    <style:style style:name="P522" style:family="paragraph" style:parent-style-name="Table_20_Contents">
      <style:text-properties officeooo:paragraph-rsid="004f261b"/>
    </style:style>
    <style:style style:name="P523"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111fa51"/>
    </style:style>
    <style:style style:name="T27" style:family="text">
      <style:text-properties fo:font-weight="bold" officeooo:rsid="010c5ff7" style:font-weight-asian="bold" style:font-weight-complex="bold"/>
    </style:style>
    <style:style style:name="T28" style:family="text">
      <style:text-properties officeooo:rsid="010c5ff7"/>
    </style:style>
    <style:style style:name="T29" style:family="text">
      <style:text-properties officeooo:rsid="010dd00a"/>
    </style:style>
    <style:style style:name="T30" style:family="text">
      <style:text-properties fo:font-weight="bold" officeooo:rsid="010dd00a" style:font-weight-asian="bold" style:font-weight-complex="bold"/>
    </style:style>
    <style:style style:name="T31" style:family="text">
      <style:text-properties officeooo:rsid="010f6061"/>
    </style:style>
    <style:style style:name="T32" style:family="text">
      <style:text-properties officeooo:rsid="01102834"/>
    </style:style>
    <style:style style:name="T33" style:family="text">
      <style:text-properties officeooo:rsid="0113f4d3"/>
    </style:style>
    <style:style style:name="T34" style:family="text">
      <style:text-properties officeooo:rsid="0114673a"/>
    </style:style>
    <style:style style:name="T35" style:family="text">
      <style:text-properties officeooo:rsid="01178135"/>
    </style:style>
    <style:style style:name="T36" style:family="text">
      <style:text-properties officeooo:rsid="011582bf"/>
    </style:style>
    <style:style style:name="T37" style:family="text">
      <style:text-properties officeooo:rsid="00bceaa6"/>
    </style:style>
    <style:style style:name="T38" style:family="text">
      <style:text-properties officeooo:rsid="005c0965"/>
    </style:style>
    <style:style style:name="T39" style:family="text">
      <style:text-properties officeooo:rsid="0056d2d9"/>
    </style:style>
    <style:style style:name="T40" style:family="text">
      <style:text-properties officeooo:rsid="005a8360"/>
    </style:style>
    <style:style style:name="T41" style:family="text">
      <style:text-properties officeooo:rsid="005e8f5a"/>
    </style:style>
    <style:style style:name="T42" style:family="text">
      <style:text-properties officeooo:rsid="00bf0192"/>
    </style:style>
    <style:style style:name="T43" style:family="text">
      <style:text-properties officeooo:rsid="00f93cc2"/>
    </style:style>
    <style:style style:name="T44" style:family="text">
      <style:text-properties fo:font-weight="bold" officeooo:rsid="00bceaa6" style:font-weight-asian="bold" style:font-weight-complex="bold"/>
    </style:style>
    <style:style style:name="T45" style:family="text">
      <style:text-properties officeooo:rsid="005ce90b"/>
    </style:style>
    <style:style style:name="T46" style:family="text">
      <style:text-properties officeooo:rsid="005c5b42"/>
    </style:style>
    <style:style style:name="T47" style:family="text">
      <style:text-properties officeooo:rsid="006ae89f"/>
    </style:style>
    <style:style style:name="T48" style:family="text">
      <style:text-properties officeooo:rsid="00bea610"/>
    </style:style>
    <style:style style:name="T49" style:family="text">
      <style:text-properties officeooo:rsid="00605435"/>
    </style:style>
    <style:style style:name="T50" style:family="text">
      <style:text-properties officeooo:rsid="00df9b3a"/>
    </style:style>
    <style:style style:name="T51" style:family="text">
      <style:text-properties officeooo:rsid="00ddce38"/>
    </style:style>
    <style:style style:name="T52" style:family="text">
      <style:text-properties officeooo:rsid="006579b2"/>
    </style:style>
    <style:style style:name="T53" style:family="text">
      <style:text-properties fo:font-weight="bold" officeooo:rsid="0067daa0" style:font-weight-asian="bold" style:font-weight-complex="bold"/>
    </style:style>
    <style:style style:name="T54" style:family="text">
      <style:text-properties officeooo:rsid="0068b0e2"/>
    </style:style>
    <style:style style:name="T55" style:family="text">
      <style:text-properties officeooo:rsid="00695d3d"/>
    </style:style>
    <style:style style:name="T56" style:family="text">
      <style:text-properties officeooo:rsid="00f29710"/>
    </style:style>
    <style:style style:name="T57" style:family="text">
      <style:text-properties fo:font-weight="bold" officeooo:rsid="00f29710" style:font-weight-asian="bold" style:font-weight-complex="bold"/>
    </style:style>
    <style:style style:name="T58" style:family="text">
      <style:text-properties fo:font-weight="bold" officeooo:rsid="0060e7a3" style:font-weight-asian="bold" style:font-weight-complex="bold"/>
    </style:style>
    <style:style style:name="T59" style:family="text">
      <style:text-properties officeooo:rsid="0062c106"/>
    </style:style>
    <style:style style:name="T60" style:family="text">
      <style:text-properties fo:font-weight="bold" officeooo:rsid="00755ef7" style:font-weight-asian="bold" style:font-weight-complex="bold"/>
    </style:style>
    <style:style style:name="T61" style:family="text">
      <style:text-properties officeooo:rsid="00dc1a59"/>
    </style:style>
    <style:style style:name="T62" style:family="text">
      <style:text-properties officeooo:rsid="00631496"/>
    </style:style>
    <style:style style:name="T63" style:family="text">
      <style:text-properties officeooo:rsid="006cb270"/>
    </style:style>
    <style:style style:name="T64" style:family="text">
      <style:text-properties officeooo:rsid="00858b02"/>
    </style:style>
    <style:style style:name="T65" style:family="text">
      <style:text-properties officeooo:rsid="0088350c"/>
    </style:style>
    <style:style style:name="T66" style:family="text">
      <style:text-properties officeooo:rsid="008a7ed2"/>
    </style:style>
    <style:style style:name="T67" style:family="text">
      <style:text-properties officeooo:rsid="0087650e"/>
    </style:style>
    <style:style style:name="T68" style:family="text">
      <style:text-properties fo:font-weight="normal" officeooo:rsid="00adbbb8" style:font-weight-asian="normal" style:font-weight-complex="normal"/>
    </style:style>
    <style:style style:name="T69" style:family="text">
      <style:text-properties fo:font-weight="normal" style:font-weight-asian="normal" style:font-weight-complex="normal"/>
    </style:style>
    <style:style style:name="T70" style:family="text">
      <style:text-properties officeooo:rsid="00adbbb8"/>
    </style:style>
    <style:style style:name="T71" style:family="text">
      <style:text-properties officeooo:rsid="00b4a0a0"/>
    </style:style>
    <style:style style:name="T72" style:family="text">
      <style:text-properties officeooo:rsid="00b31138"/>
    </style:style>
    <style:style style:name="T73" style:family="text">
      <style:text-properties fo:font-weight="bold" officeooo:rsid="00adbbb8" style:font-weight-asian="bold" style:font-weight-complex="bold"/>
    </style:style>
    <style:style style:name="T74" style:family="text">
      <style:text-properties fo:font-weight="bold" officeooo:rsid="00af075f" style:font-weight-asian="bold" style:font-weight-complex="bold"/>
    </style:style>
    <style:style style:name="T75" style:family="text">
      <style:text-properties fo:font-weight="bold" officeooo:rsid="00ef51f7" style:font-weight-asian="bold" style:font-weight-complex="bold"/>
    </style:style>
    <style:style style:name="T76" style:family="text">
      <style:text-properties officeooo:rsid="00a56287"/>
    </style:style>
    <style:style style:name="T77" style:family="text">
      <style:text-properties officeooo:rsid="00a76232"/>
    </style:style>
    <style:style style:name="T78" style:family="text">
      <style:text-properties fo:font-weight="bold" officeooo:rsid="00a76232" style:font-weight-asian="bold" style:font-weight-complex="bold"/>
    </style:style>
    <style:style style:name="T79" style:family="text">
      <style:text-properties officeooo:rsid="00af075f"/>
    </style:style>
    <style:style style:name="T80" style:family="text">
      <style:text-properties fo:font-weight="normal" officeooo:rsid="00bea610" style:font-weight-asian="normal" style:font-weight-complex="normal"/>
    </style:style>
    <style:style style:name="T81" style:family="text">
      <style:text-properties officeooo:rsid="00e6cd94"/>
    </style:style>
    <style:style style:name="T82" style:family="text">
      <style:text-properties officeooo:rsid="00e52870"/>
    </style:style>
    <style:style style:name="T83" style:family="text">
      <style:text-properties officeooo:rsid="00e865f9"/>
    </style:style>
    <style:style style:name="T84" style:family="text">
      <style:text-properties fo:color="#800000" loext:opacity="100%" style:font-name="Consolas" fo:font-size="10.5pt" fo:font-weight="normal"/>
    </style:style>
    <style:style style:name="T85" style:family="text">
      <style:text-properties style:font-name="Consolas" fo:font-size="10.5pt" fo:font-weight="normal"/>
    </style:style>
    <style:style style:name="T86" style:family="text">
      <style:text-properties fo:color="#e50000" loext:opacity="100%" style:font-name="Consolas" fo:font-size="10.5pt" fo:font-weight="normal"/>
    </style:style>
    <style:style style:name="T87" style:family="text">
      <style:text-properties fo:color="#0000ff" loext:opacity="100%" style:font-name="Consolas" fo:font-size="10.5pt" fo:font-weight="normal"/>
    </style:style>
    <style:style style:name="T88" style:family="text">
      <style:text-properties officeooo:rsid="00e87730"/>
    </style:style>
    <style:style style:name="T89" style:family="text">
      <style:text-properties officeooo:rsid="00ea4d44"/>
    </style:style>
    <style:style style:name="T90" style:family="text">
      <style:text-properties officeooo:rsid="00eba25b"/>
    </style:style>
    <style:style style:name="T91" style:family="text">
      <style:text-properties officeooo:rsid="009e47f7"/>
    </style:style>
    <style:style style:name="T92" style:family="text">
      <style:text-properties fo:font-weight="bold" officeooo:rsid="009e47f7" style:font-weight-asian="bold" style:font-weight-complex="bold"/>
    </style:style>
    <style:style style:name="T93" style:family="text">
      <style:text-properties officeooo:rsid="00ffabe2"/>
    </style:style>
    <style:style style:name="T94" style:family="text">
      <style:text-properties officeooo:rsid="006ecf77"/>
    </style:style>
    <style:style style:name="T95" style:family="text">
      <style:text-properties officeooo:rsid="008066bb"/>
    </style:style>
    <style:style style:name="T96" style:family="text">
      <style:text-properties officeooo:rsid="00bfada4"/>
    </style:style>
    <style:style style:name="T97" style:family="text">
      <style:text-properties officeooo:rsid="00c0274c"/>
    </style:style>
    <style:style style:name="T98" style:family="text">
      <style:text-properties officeooo:rsid="00c1453e"/>
    </style:style>
    <style:style style:name="T99" style:family="text">
      <style:text-properties officeooo:rsid="00c1658c"/>
    </style:style>
    <style:style style:name="T100" style:family="text">
      <style:text-properties officeooo:rsid="00c2430f"/>
    </style:style>
    <style:style style:name="T101" style:family="text">
      <style:text-properties officeooo:rsid="00c26955"/>
    </style:style>
    <style:style style:name="T102" style:family="text">
      <style:text-properties officeooo:rsid="00c370c5"/>
    </style:style>
    <style:style style:name="T103" style:family="text">
      <style:text-properties officeooo:rsid="00c3a200"/>
    </style:style>
    <style:style style:name="T104" style:family="text">
      <style:text-properties officeooo:rsid="00c54d9b"/>
    </style:style>
    <style:style style:name="T105" style:family="text">
      <style:text-properties fo:font-weight="bold" officeooo:rsid="007a8267" style:font-weight-asian="bold" style:font-weight-complex="bold"/>
    </style:style>
    <style:style style:name="T106" style:family="text">
      <style:text-properties officeooo:rsid="00d47b97"/>
    </style:style>
    <style:style style:name="T107" style:family="text">
      <style:text-properties fo:font-weight="bold" officeooo:rsid="007c2914" style:font-weight-asian="bold" style:font-weight-complex="bold"/>
    </style:style>
    <style:style style:name="T108" style:family="text">
      <style:text-properties officeooo:rsid="006f153c"/>
    </style:style>
    <style:style style:name="T109" style:family="text">
      <style:text-properties officeooo:rsid="0071f599"/>
    </style:style>
    <style:style style:name="T110" style:family="text">
      <style:text-properties officeooo:rsid="00706e89"/>
    </style:style>
    <style:style style:name="T111" style:family="text">
      <style:text-properties officeooo:rsid="007e1fc4"/>
    </style:style>
    <style:style style:name="T112" style:family="text">
      <style:text-properties officeooo:rsid="007d834e"/>
    </style:style>
    <style:style style:name="T113" style:family="text">
      <style:text-properties officeooo:rsid="006f6f05"/>
    </style:style>
    <style:style style:name="T114" style:family="text">
      <style:text-properties officeooo:rsid="00755ef7"/>
    </style:style>
    <style:style style:name="T115" style:family="text">
      <style:text-properties officeooo:rsid="00f3e36a"/>
    </style:style>
    <style:style style:name="T116" style:family="text">
      <style:text-properties fo:font-weight="bold" officeooo:rsid="00f3e36a" style:font-weight-asian="bold" style:font-weight-complex="bold"/>
    </style:style>
    <style:style style:name="T117" style:family="text">
      <style:text-properties officeooo:rsid="00f4480c"/>
    </style:style>
    <style:style style:name="T118" style:family="text">
      <style:text-properties fo:font-weight="bold" officeooo:rsid="00f4480c" style:font-weight-asian="bold" style:font-weight-complex="bold"/>
    </style:style>
    <style:style style:name="T119" style:family="text">
      <style:text-properties officeooo:rsid="011acf09"/>
    </style:style>
    <style:style style:name="T120" style:family="text">
      <style:text-properties officeooo:rsid="011db83f"/>
    </style:style>
    <style:style style:name="T121" style:family="text">
      <style:text-properties fo:font-weight="bold" officeooo:rsid="011db83f" style:font-weight-asian="bold" style:font-weight-complex="bold"/>
    </style:style>
    <style:style style:name="T122" style:family="text">
      <style:text-properties officeooo:rsid="00f553c9"/>
    </style:style>
    <style:style style:name="T123" style:family="text">
      <style:text-properties officeooo:rsid="00f63695"/>
    </style:style>
    <style:style style:name="T124" style:family="text">
      <style:text-properties fo:font-weight="bold" officeooo:rsid="00f63695" style:font-weight-asian="bold" style:font-weight-complex="bold"/>
    </style:style>
    <style:style style:name="T125" style:family="text">
      <style:text-properties officeooo:rsid="009ba58d"/>
    </style:style>
    <style:style style:name="T126" style:family="text">
      <style:text-properties fo:font-style="italic" officeooo:rsid="009e47f7" style:font-style-asian="italic" style:font-style-complex="italic"/>
    </style:style>
    <style:style style:name="T127" style:family="text">
      <style:text-properties fo:font-weight="bold" officeooo:rsid="00d2d0ee" style:font-weight-asian="bold" style:font-weight-complex="bold"/>
    </style:style>
    <style:style style:name="T128" style:family="text">
      <style:text-properties officeooo:rsid="00d2d0ee"/>
    </style:style>
    <style:style style:name="T129" style:family="text">
      <style:text-properties officeooo:rsid="00fb9e69"/>
    </style:style>
    <style:style style:name="T130" style:family="text">
      <style:text-properties fo:font-weight="bold" officeooo:rsid="01010af0" style:font-weight-asian="bold" style:font-weight-complex="bold"/>
    </style:style>
    <style:style style:name="T131" style:family="text">
      <style:text-properties officeooo:rsid="01010af0"/>
    </style:style>
    <style:style style:name="T132" style:family="text">
      <style:text-properties officeooo:rsid="00fe29b0"/>
    </style:style>
    <style:style style:name="T133" style:family="text">
      <style:text-properties style:text-underline-style="solid" style:text-underline-width="auto" style:text-underline-color="font-color"/>
    </style:style>
    <style:style style:name="T134" style:family="text">
      <style:text-properties officeooo:rsid="0102d1e4"/>
    </style:style>
    <style:style style:name="T135" style:family="text">
      <style:text-properties fo:font-weight="bold" officeooo:rsid="0102d1e4" style:font-weight-asian="bold" style:font-weight-complex="bold"/>
    </style:style>
    <style:style style:name="T136" style:family="text">
      <style:text-properties officeooo:rsid="0082ac25"/>
    </style:style>
    <style:style style:name="T137" style:family="text">
      <style:text-properties officeooo:rsid="00e393b7"/>
    </style:style>
    <style:style style:name="T138" style:family="text">
      <style:text-properties fo:font-weight="bold" officeooo:rsid="0107ca02" style:font-weight-asian="bold" style:font-weight-complex="bold"/>
    </style:style>
    <style:style style:name="T139" style:family="text">
      <style:text-properties officeooo:rsid="0107ca02"/>
    </style:style>
    <style:style style:name="T140" style:family="text">
      <style:text-properties officeooo:rsid="011867ff"/>
    </style:style>
    <style:style style:name="T141" style:family="text">
      <style:text-properties fo:font-weight="bold" officeooo:rsid="011867ff" style:font-weight-asian="bold" style:font-weight-complex="bold"/>
    </style:style>
    <style:style style:name="T142" style:family="text">
      <style:text-properties fo:font-style="italic" style:text-underline-style="none" fo:font-weight="normal" style:font-style-asian="italic" style:font-weight-asian="normal" style:font-style-complex="italic" style:font-weight-complex="normal"/>
    </style:style>
    <style:style style:name="T143" style:family="text">
      <style:text-properties fo:font-style="italic" fo:font-weight="normal" style:font-style-asian="italic" style:font-weight-asian="normal" style:font-style-complex="italic" style:font-weight-complex="normal"/>
    </style:style>
    <style:style style:name="T144" style:family="text">
      <style:text-properties officeooo:rsid="01191595"/>
    </style:style>
    <style:style style:name="T145" style:family="text">
      <style:text-properties fo:font-weight="bold" officeooo:rsid="010ba87d" style:font-weight-asian="bold" style:font-weight-complex="bold"/>
    </style:style>
    <style:style style:name="T146" style:family="text">
      <style:text-properties officeooo:rsid="010ba87d"/>
    </style:style>
    <style:style style:name="T147" style:family="text">
      <style:text-properties officeooo:rsid="00b7f65f"/>
    </style:style>
    <style:style style:name="T148" style:family="text">
      <style:text-properties officeooo:rsid="00b8c56f"/>
    </style:style>
    <style:style style:name="T149" style:family="text">
      <style:text-properties fo:font-weight="bold" officeooo:rsid="00b8c56f" style:font-weight-asian="bold" style:font-weight-complex="bold"/>
    </style:style>
    <style:style style:name="T150" style:family="text">
      <style:text-properties officeooo:rsid="009eb971"/>
    </style:style>
    <style:style style:name="T151" style:family="text">
      <style:text-properties fo:font-weight="normal" officeooo:rsid="009eb971" style:font-weight-asian="normal" style:font-weight-complex="normal"/>
    </style:style>
    <style:style style:name="T152" style:family="text">
      <style:text-properties officeooo:rsid="0089b827"/>
    </style:style>
    <style:style style:name="T153" style:family="text">
      <style:text-properties officeooo:rsid="011e687f"/>
    </style:style>
    <style:style style:name="T154" style:family="text">
      <style:text-properties fo:font-weight="bold" officeooo:rsid="011e687f" style:font-weight-asian="bold" style:font-weight-complex="bold"/>
    </style:style>
    <style:style style:name="T155" style:family="text">
      <style:text-properties fo:font-weight="normal" officeooo:rsid="011e687f" style:font-weight-asian="normal" style:font-weight-complex="normal"/>
    </style:style>
    <style:style style:name="T156" style:family="text">
      <style:text-properties officeooo:rsid="012007f7"/>
    </style:style>
    <style:style style:name="T157" style:family="text">
      <style:text-properties fo:font-weight="bold" officeooo:rsid="012007f7" style:font-weight-asian="bold" style:font-weight-complex="bold"/>
    </style:style>
    <style:style style:name="T158" style:family="text">
      <style:text-properties fo:font-weight="normal" officeooo:rsid="012007f7" style:font-weight-asian="normal" style:font-weight-complex="normal"/>
    </style:style>
    <style:style style:name="T159" style:family="text">
      <style:text-properties officeooo:rsid="008bd4f5"/>
    </style:style>
    <style:style style:name="T160" style:family="text">
      <style:text-properties officeooo:rsid="0124c7df"/>
    </style:style>
    <style:style style:name="T161" style:family="text">
      <style:text-properties officeooo:rsid="01209288"/>
    </style:style>
    <style:style style:name="T162" style:family="text">
      <style:text-properties fo:font-weight="normal" officeooo:rsid="01209288" style:font-weight-asian="normal" style:font-weight-complex="normal"/>
    </style:style>
    <style:style style:name="T163" style:family="text">
      <style:text-properties fo:font-weight="normal" officeooo:rsid="0124c7df" style:font-weight-asian="normal" style:font-weight-complex="normal"/>
    </style:style>
    <style:style style:name="T164" style:family="text">
      <style:text-properties fo:font-weight="normal" officeooo:rsid="0121a144" style:font-weight-asian="normal" style:font-weight-complex="normal"/>
    </style:style>
    <style:style style:name="T165" style:family="text">
      <style:text-properties officeooo:rsid="00901980"/>
    </style:style>
    <style:style style:name="T166" style:family="text">
      <style:text-properties officeooo:rsid="0127dbe9"/>
    </style:style>
    <style:style style:name="T167" style:family="text">
      <style:text-properties fo:font-weight="bold" officeooo:rsid="0127dbe9" style:font-weight-asian="bold" style:font-weight-complex="bold"/>
    </style:style>
    <style:style style:name="T168" style:family="text">
      <style:text-properties officeooo:rsid="0128130a"/>
    </style:style>
    <style:style style:name="T169" style:family="text">
      <style:text-properties officeooo:rsid="0098257b"/>
    </style:style>
    <style:style style:name="T170" style:family="text">
      <style:text-properties officeooo:rsid="0099c198"/>
    </style:style>
    <style:style style:name="T171" style:family="text">
      <style:text-properties officeooo:rsid="0129a051"/>
    </style:style>
    <style:style style:name="T172" style:family="text">
      <style:text-properties fo:font-weight="normal" officeooo:rsid="00d7799b" style:font-weight-asian="normal" style:font-weight-complex="normal"/>
    </style:style>
    <style:style style:name="T173" style:family="text">
      <style:text-properties officeooo:rsid="00d7799b"/>
    </style:style>
    <style:style style:name="T174" style:family="text">
      <style:text-properties officeooo:rsid="012af968"/>
    </style:style>
    <style:style style:name="T175" style:family="text">
      <style:text-properties fo:font-weight="bold" officeooo:rsid="009ba58d" style:font-weight-asian="bold" style:font-weight-complex="bold"/>
    </style:style>
    <style:style style:name="T176" style:family="text">
      <style:text-properties officeooo:rsid="00ac07f6"/>
    </style:style>
    <style:style style:name="T177" style:family="text">
      <style:text-properties officeooo:rsid="012b7bca"/>
    </style:style>
    <style:style style:name="T178" style:family="text">
      <style:text-properties fo:font-weight="bold" officeooo:rsid="012b7bca" style:font-weight-asian="bold" style:font-weight-complex="bold"/>
    </style:style>
    <style:style style:name="T179" style:family="text">
      <style:text-properties officeooo:rsid="012cc846"/>
    </style:style>
    <style:style style:name="T180" style:family="text">
      <style:text-properties fo:font-weight="bold" officeooo:rsid="012cc846" style:font-weight-asian="bold" style:font-weight-complex="bold"/>
    </style:style>
    <style:style style:name="T181" style:family="text">
      <style:text-properties officeooo:rsid="009ba710"/>
    </style:style>
    <style:style style:name="T182" style:family="text">
      <style:text-properties officeooo:rsid="009fbbc3"/>
    </style:style>
    <style:style style:name="T183" style:family="text">
      <style:text-properties fo:font-weight="normal" officeooo:rsid="009fbbc3" style:font-weight-asian="normal" style:font-weight-complex="normal"/>
    </style:style>
    <style:style style:name="T184" style:family="text">
      <style:text-properties officeooo:rsid="00a21aec"/>
    </style:style>
    <style:style style:name="T185" style:family="text">
      <style:text-properties fo:font-weight="normal" officeooo:rsid="00a46e8a" style:font-weight-asian="normal" style:font-weight-complex="normal"/>
    </style:style>
    <style:style style:name="T186" style:family="text">
      <style:text-properties officeooo:rsid="00a403da"/>
    </style:style>
    <style:style style:name="T187" style:family="text">
      <style:text-properties fo:font-weight="normal" officeooo:rsid="00a403da" style:font-weight-asian="normal" style:font-weight-complex="normal"/>
    </style:style>
    <style:style style:name="T188" style:family="text">
      <style:text-properties officeooo:rsid="00a43545"/>
    </style:style>
    <style:style style:name="T189" style:family="text">
      <style:text-properties officeooo:rsid="01063703"/>
    </style:style>
    <style:style style:name="T190" style:family="text">
      <style:text-properties fo:font-weight="bold" officeooo:rsid="01063703" style:font-weight-asian="bold" style:font-weight-complex="bold"/>
    </style:style>
    <style:style style:name="T191" style:family="text">
      <style:text-properties officeooo:rsid="00cecd65"/>
    </style:style>
    <style:style style:name="T192" style:family="text">
      <style:text-properties officeooo:rsid="00cf79c7"/>
    </style:style>
    <style:style style:name="T193" style:family="text">
      <style:text-properties officeooo:rsid="0055665f"/>
    </style:style>
    <style:style style:name="T194" style:family="text">
      <style:text-properties officeooo:rsid="004f261b"/>
    </style:style>
    <style:style style:name="T195" style:family="text">
      <style:text-properties officeooo:rsid="0025f8a7"/>
    </style:style>
    <style:style style:name="T196" style:family="text">
      <style:text-properties officeooo:rsid="00271cbb"/>
    </style:style>
    <style:style style:name="T197" style:family="text">
      <style:text-properties officeooo:rsid="0029d9a9"/>
    </style:style>
    <style:style style:name="T198" style:family="text">
      <style:text-properties officeooo:rsid="002e65db"/>
    </style:style>
    <style:style style:name="T199" style:family="text">
      <style:text-properties officeooo:rsid="0050d0aa"/>
    </style:style>
    <style:style style:name="T200" style:family="text">
      <style:text-properties officeooo:rsid="002954a2"/>
    </style:style>
    <style:style style:name="T201" style:family="text">
      <style:text-properties officeooo:rsid="0039bf87"/>
    </style:style>
    <style:style style:name="T202" style:family="text">
      <style:text-properties fo:font-weight="bold" officeooo:rsid="002af927" style:font-weight-asian="bold" style:font-weight-complex="bold"/>
    </style:style>
    <style:style style:name="T203" style:family="text">
      <style:text-properties officeooo:rsid="002af927"/>
    </style:style>
    <style:style style:name="T204" style:family="text">
      <style:text-properties officeooo:rsid="002d396c"/>
    </style:style>
    <style:style style:name="T205"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p text:style-name="P31"/>
      <text:h text:style-name="Heading_20_1" text:outline-level="1">XAML <text:span text:style-name="T26">Form Design</text:span></text:h>
      <text:p text:style-name="P32">Otherwise known as eXtended Application Markup Language, XAML <text:span text:style-name="T26">is the main contemporary method for expressing user interface objects, and </text:span>offers several advantages to the modern application.</text:p>
      <text:p text:style-name="P32"/>
      <text:list text:style-name="L5">
        <text:list-item>
          <text:p text:style-name="P33"><text:span text:style-name="T27">Rich UI Capabilities</text:span><text:span text:style-name="T28">. XAML-based frameworks offer advanced UI features, animations, and styles.</text:span></text:p>
        </text:list-item>
        <text:list-item>
          <text:p text:style-name="P34"><text:span text:style-name="T11">Data Binding</text:span>. Strong support for data binding, which simplifies the development of dynamic and responsive user interfaces.</text:p>
        </text:list-item>
        <text:list-item>
          <text:p text:style-name="P34"><text:span text:style-name="T11">Cross-Platform</text:span>. Frameworks like Xamarin.Forms, MAUI, Avalonia, and Uno Platform are designed with cross-platform development in mind.</text:p>
        </text:list-item>
        <text:list-item>
          <text:p text:style-name="P34"><text:span text:style-name="T11">Modern Development</text:span>. XAML-based frameworks are more aligned with modern code development practices and tools.</text:p>
        </text:list-item>
      </text:list>
      <text:p text:style-name="P32"/>
      <text:p text:style-name="P32">However, XAML, as a general <text:span text:style-name="T26">expressive flow of </text:span>information is notoriously incompatible with direct visual design <text:span text:style-name="T29">out of </text:span>a fundamental tension between declarative UI design and the intuitive, iterative nature of artistic creation.</text:p>
      <text:p text:style-name="P32"/>
      <text:list text:style-name="L6">
        <text:list-item>
          <text:p text:style-name="P35"><text:span text:style-name="T27">Artistic Flow vs. Declarative Rigidity</text:span><text:span text:style-name="T28">. </text:span><text:span text:style-name="T29">A</text:span><text:span text:style-name="T28">rtists tend to work in a spatial and emotional flow. They place elements based on feel, balance, and inspiration, often discovering structure organically. XAML, on the other hand, demands a top-down, hierarchical structure from the outset. It's like asking a painter to define the frame, canvas size, and brush types before they even know what they want to paint.</text:span></text:p>
        </text:list-item>
        <text:list-item>
          <text:p text:style-name="P36"><text:span text:style-name="T11">XAML </text:span><text:span text:style-name="T30">is Functionally </text:span><text:span text:style-name="T11">Restrictive</text:span>.</text:p>
          <text:list>
            <text:list-item>
              <text:p text:style-name="P36"><text:span text:style-name="T11">Premature Structure</text:span>. <text:span text:style-name="T29">X</text:span>AML forces you to define containers and layout logic before you even know what content will go inside.</text:p>
            </text:list-item>
            <text:list-item>
              <text:p text:style-name="P36"><text:span text:style-name="T11">Nested Complexity</text:span>. The deeper the hierarchy, the more brittle the design becomes. A small change in one element can ripple through multiple layers.</text:p>
            </text:list-item>
            <text:list-item>
              <text:p text:style-name="P36"><text:span text:style-name="T11">Lack of Visual Feedback</text:span>. Without a robust drag-and-drop designer, you're left imagining the layout from code, which is cognitively taxing for visual thinkers.</text:p>
            </text:list-item>
          </text:list>
        </text:list-item>
      </text:list>
      <text:p text:style-name="P32"/>
      <text:list text:continue-numbering="true" text:style-name="L6">
        <text:list-item>
          <text:p text:style-name="P35"><text:span text:style-name="T30">Graphic</text:span><text:span text:style-name="T27"> Designers Struggle with XAML</text:span><text:span text:style-name="T28">.</text:span></text:p>
          <text:list>
            <text:list-item>
              <text:p text:style-name="P36"><text:span text:style-name="T11">Declarative Syntax</text:span>. Unlike <text:span text:style-name="T29">shapes in vector editors like Adobe Illustrator, Inkscape, or even PowerPoint, </text:span>XAML's structure doesn't lend itself easily to dynamic <text:soft-page-break/>rearrangement. <text:span text:style-name="T29">In other words, once the object is on the page, you are committed to it, and can't move it around on a whim, unless you are prepared to do a lot more work.</text:span></text:p>
            </text:list-item>
            <text:list-item>
              <text:p text:style-name="P36"><text:span text:style-name="T11">Binding and Templates</text:span>. These powerful features make XAML flexible for <text:span text:style-name="T29">code </text:span>developers but opaque for visual tooling. <text:span text:style-name="T29">Furthermore, it is not the artist's job to define where information on the form should come from, which functions should control its status, or which libraries from which the current set of icons will be pulled.</text:span></text:p>
            </text:list-item>
            <text:list-item>
              <text:p text:style-name="P36"><text:span text:style-name="T11">Tooling Limitations</text:span>. Tools like Blend for Visual Studio tried to bridge the gap, but they <text:span text:style-name="T31">have </text:span>never reached the intuitive ease of something like older <text:span text:style-name="T31">form design </text:span>IDEs like Delphi <text:span text:style-name="T29">and WinForms designer</text:span>. <text:span text:style-name="T31">I would argue that they never will because of the language's failure to accurately represent visual </text:span><text:span text:style-name="T32">design </text:span><text:span text:style-name="T31">ideas rather than coding, </text:span><text:span text:style-name="T32">rendering, and operational</text:span><text:span text:style-name="T31"> notions.</text:span></text:p>
            </text:list-item>
          </text:list>
        </text:list-item>
      </text:list>
      <text:p text:style-name="P32"/>
      <text:p text:style-name="P32">There are also several basic disadvantages with committing any effort at all to XAML.</text:p>
      <text:list text:style-name="L7">
        <text:list-item>
          <text:p text:style-name="P37"><text:span text:style-name="T27">Learning Curve</text:span><text:span text:style-name="T28">. With literally thousands of inconsistent objects and attribute usages uniquely littering every separate competing framework, XAML is complex and requires memorizing every element of a new markup language, in multiple dialects that only share basic concepts with one another.</text:span></text:p>
        </text:list-item>
        <text:list-item>
          <text:p text:style-name="P38"><text:span text:style-name="T11">Inconsistent Documentation</text:span>. In every one of the main XAML systems, documentation is inconsistent, with some elements or principles remaining undocumented, making it more difficult for developers to find solutions.</text:p>
        </text:list-item>
        <text:list-item>
          <text:p text:style-name="P38"><text:span text:style-name="T11">Complete Lack of Visual Designers</text:span>. While there are some visual preview providers available that allow you to check your existing hand-created XAML file, there are no working designers that allow a visual artist who knows nothing about coding (including markup of any kind, which is code) to intuitively and graphically design a form from the ground up. This includes Figma, which, although lauded by some graphics artists, is an absolute failure in form design because it doesn't provide the code for the actual form being designed, except in one case, Uno, within which case, the results are mainly just hype and promises once you get past the prescribed demo form.</text:p>
        </text:list-item>
      </text:list>
      <text:p text:style-name="P32"/>
      <text:h text:style-name="Heading_20_2" text:outline-level="2"><text:span text:style-name="T33">Multi-Level </text:span>Rendering Considerations</text:h>
      <text:p text:style-name="P39">Case: When a parent object can identify properties for child objects of which they themselves are not aware.</text:p>
      <text:p text:style-name="P40">During a lot of rendering activities, the inner child of a rendered node is required to reference its parent's state. For example, when creating a grid, it is the child node that expresses in which row it resides. This is information only known from a parent perspective when that object is being drawn on a canvas, and only one of the many factors that cause XAML to be incompatible with visual design.</text:p>
      <text:p text:style-name="P40"/>
      <text:p text:style-name="P40"><text:soft-page-break/>In the case of a grid column or row especially, this information also needs to be passed on only to the first level of children, since each child object of a grid is expected to maintain its own container for its own children. As a result, when the first-level child object is rendering its children, the grid row or column indicator received from the parent renderer should be blanked out, only to be reactivated with a newer local value if the current child is itself a grid object.</text:p>
      <text:p text:style-name="P40">As you might expect, when an object is of a grid type, it can assess at which columns or rows each child occupies prior to activating rendering on that child object with the prescribed indices.</text:p>
      <text:p text:style-name="P41">A convenient method for handling this type of requirement is through the use of a rendering token that can be passed from higher to lower details and modified on its journey, through the use of deep-cloning at each level to assure that each object's copy of its own token remains undisturbed while the representative information at inner levels can evolve in relation to the local conditions.</text:p>
      <text:p text:style-name="P41"/>
      <text:h text:style-name="Heading_20_2" text:outline-level="2">Pre<text:span text:style-name="T34">emptive</text:span> Encapsulation</text:h>
      <text:p text:style-name="P39">Case: When a control knows its properties, but some or all of those can only be accommodated by a featureless surrounding object.</text:p>
      <text:p text:style-name="P42">Similar to the case with the grid parent and its row and column child members, there is also a need to pre-render an outer container in at least one known case, when it applies to giving any generic control borders and backgrounds.</text:p>
      <text:p text:style-name="P42">This case is unique because unlike the grid-style control, which is visually aware of its child content positions, a control like the border-style object is only <text:span text:style-name="T35">n</text:span>ecessitated by implication on an otherwise stand-alone control <text:span text:style-name="T36">of a different type</text:span>. As an example, if a ListBox control is going to receive a background color and/or some kind of border decoration, it must be surrounded by a Border control <text:span text:style-name="T36">in XAML</text:span>. This is something the ListBox itself isn't responsible to be aware of because the ListBox itself is the main <text:span text:style-name="T35">focus</text:span> of the rendering task when it is reached. <text:span text:style-name="T35">T</text:span><text:span text:style-name="T36">he </text:span><text:span text:style-name="T35">visual </text:span><text:span text:style-name="T36">designer knows what color and styles they would like to assign to that specific ListBox control, </text:span><text:span text:style-name="T35">but no notion that it must be surrounded by a specialty object.</text:span></text:p>
      <text:p text:style-name="P42">This type of case, however, can be handled by a type of careful preemptive encapsulation where the focus doesn't have to be shifted from the item being rendered, yet the hierarchical output can properly reflect the required structure.</text:p>
      <text:p text:style-name="P42"/>
      <text:p text:style-name="P43"/>
      <text:h text:style-name="Heading_20_1" text:outline-level="1"><text:span text:style-name="T37">The </text:span><text:span text:style-name="T38">Implied</text:span> Design <text:span text:style-name="T37">Strategy</text:span></text:h>
      <text:p text:style-name="P44">So, you want to design your form in a fast-and-loose fashion approximating throwing fresh-cooked spaghetti against the wall to see if sticks? <text:span text:style-name="T39">If you are the kind of form designer that feels deeply about how a single individual should be able to consistently create several different forms per day rather than one every couple of months, then </text:span>have we got the notion for you!</text:p>
      <text:p text:style-name="P44"><text:span text:style-name="T38">Implied</text:span> <text:span text:style-name="T40">visual </text:span>design allows you to quickly place free-style shapes on the canvas, perform a little basic approximate alignment on them, then add <text:span text:style-name="T37">just a few</text:span> suggestions to those shapes that help the converter to perform its job of literally creating a beautiful, perfectly functional form out of your mess <text:span text:style-name="T41">(um, beautiful creation)</text:span>. Let's get started.</text:p>
      <text:p text:style-name="P45"/>
      <text:h text:style-name="Heading_20_2" text:outline-level="2">Artist's Perspective</text:h>
      <text:p text:style-name="P46">In this approach, the so-called form designer need not be a trained artist of any caliber at all. If you can open Inkscape, draw a some rectangles and text on the canvas, and you can find the <text:span text:style-name="T42">various </text:span><text:span text:style-name="T43">built-in </text:span>editor <text:span text:style-name="T42">dialogs</text:span>, then you are ready to go. Follow these general steps to prepare the form.</text:p>
      <text:p text:style-name="P46"/>
      <text:list text:style-name="L8">
        <text:list-item>
          <text:p text:style-name="P47">Open Inkscape.</text:p>
        </text:list-item>
        <text:list-item>
          <text:p text:style-name="P47">Press [Ctrl][Shift][D] to open the <text:span text:style-name="T11">Document Properties</text:span> dialog.</text:p>
        </text:list-item>
        <text:list-item>
          <text:p text:style-name="P47">Set the <text:span text:style-name="T11">Width</text:span> and <text:span text:style-name="T11">Height</text:span> of the dialog. Also set the <text:span text:style-name="T11">Scale</text:span> to <text:span text:style-name="T11">1.0</text:span> before closing the dialog.</text:p>
        </text:list-item>
        <text:list-item>
          <text:p text:style-name="P47"><text:span text:style-name="T37">Open the </text:span><text:span text:style-name="T44">Layers</text:span><text:span text:style-name="T37"> and / or the </text:span><text:span text:style-name="T44">Object Properties</text:span><text:span text:style-name="T37"> dialogs</text:span>. <text:span text:style-name="T37">In some cases, you will want to add custom text attributes, and in those cases, you will also use the </text:span><text:span text:style-name="T44">XML Editor</text:span><text:span text:style-name="T37"> dialog. Don't worry, though. You won't have to do ANY actual XML editing. We will be using that last dialog only for adding and removing attributes.</text:span></text:p>
        </text:list-item>
        <text:list-item>
          <text:p text:style-name="P48">Draw rectangles and text on the canvas. <text:span text:style-name="T37">In the </text:span><text:span text:style-name="T44">Layers</text:span><text:span text:style-name="T37"> dialog, you can set the </text:span><text:span text:style-name="T44">ID</text:span><text:span text:style-name="T37"> for the layer or the </text:span><text:span text:style-name="T44">Intent</text:span><text:span text:style-name="T37"> for a drawing object on the layer. In the </text:span><text:span text:style-name="T44">Object Properties</text:span><text:span text:style-name="T37"> dialog, you can set both the </text:span><text:span text:style-name="T44">Intent</text:span><text:span text:style-name="T37"> and the </text:span><text:span text:style-name="T44">ID</text:span><text:span text:style-name="T37"> for a drawing object, and in the </text:span><text:span text:style-name="T44">XML Editor</text:span><text:span text:style-name="T37">, you can set a drawing object's </text:span><text:span text:style-name="T44">ID</text:span><text:span text:style-name="T37">, its </text:span><text:span text:style-name="T44">Intent</text:span><text:span text:style-name="T37">,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44">Implied Design Cheat Sheet</text:span></text:a> <text:span text:style-name="T37">later in this document.</text:span></text:p>
        </text:list-item>
        <text:list-item>
          <text:p text:style-name="P47">Save the file and send it to the individual in the translation role for conversion.</text:p>
        </text:list-item>
      </text:list>
      <text:p text:style-name="P46"/>
      <text:h text:style-name="Heading_20_2" text:outline-level="2">Translator's <text:span text:style-name="T45">Perspective</text:span></text:h>
      <text:p text:style-name="P46">In this particular form-design tactic, the burden on the translator is low to none, and that individual <text:span text:style-name="T45">might</text:span> only need to intervene <text:span text:style-name="T46">in the case that </text:span>the conversion utility was not at all able <text:soft-page-break/>to <text:span text:style-name="T46">infer the artist's intent, </text:span><text:span text:style-name="T42">if conversion is being done automatically by scripts or integrated automation</text:span><text:span text:style-name="T46">.</text:span></text:p>
      <text:p text:style-name="P49">The following activity descriptions exemplify the probable limit of the translator's time.</text:p>
      <text:list text:style-name="L9">
        <text:list-item>
          <text:p text:style-name="P50">Clear up any vague or potentially confusing implications on the canvas.</text:p>
        </text:list-item>
        <text:list-item>
          <text:p text:style-name="P50">Run the conversion utility to generate the declarative form definition.</text:p>
        </text:list-item>
        <text:list-item>
          <text:p text:style-name="P50">Pass the form content to the Application Development department.</text:p>
        </text:list-item>
      </text:list>
      <text:p text:style-name="P49"/>
      <text:h text:style-name="P51" text:outline-level="2">Development Considerations for Supporting Implied Design</text:h>
      <text:p text:style-name="P52">The above approach is expected to work as envisioned if careful attention is given to the elements and relations that exist <text:span text:style-name="T47">both</text:span> on a freestyle image <text:span text:style-name="T47">and a</text:span> typical UI form.</text:p>
      <text:p text:style-name="P52"/>
      <text:h text:style-name="Heading_20_3" text:outline-level="3">Traits of a UI Form</text:h>
      <text:p text:style-name="P52">Although the freestyle image is created first, the rules of how a form work are considered first when deciding <text:span text:style-name="T47">must be provided by the</text:span> <text:span text:style-name="T48">SVG</text:span>.</text:p>
      <text:p text:style-name="P52"/>
      <text:list text:style-name="L10">
        <text:list-item>
          <text:p text:style-name="P53"><text:span text:style-name="T11">Alignment</text:span>. <text:span text:style-name="T49">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53"><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50">In this specific system, a</text:span><text:span text:style-name="T51">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54"><text:span text:style-name="T11">Control anchoring</text:span>.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52">Knowing that this is the case can help to default layout behaviors for controls that have common placement locations.</text:span></text:p>
        </text:list-item>
        <text:list-item>
          <text:p text:style-name="P55"><text:soft-page-break/><text:span text:style-name="T11">Control </text:span><text:span text:style-name="T53">assignment</text:span>. The controls upon a user interface form are all explicitly typed. Even in the case that one control type on the page can <text:span text:style-name="T54">dynamically </text:span>be swapped out with another during run-time. To support this, every element on the drawing canvas <text:span text:style-name="T55">that </text:span>need<text:span text:style-name="T55">s</text:span> to be represented as a target control must have some method of indication. In general, this is handled by the 'intent' custom user property on each convertible shape.</text:p>
        </text:list-item>
        <text:list-item>
          <text:p text:style-name="P56"><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57"><text:span text:style-name="T11">Rectangular areas</text:span>. The usual shape of any form control is that of a rectangle. This consideration helps to regulate the placement of polygons and curves according to their bounding boxes rather than their starting and ending points. <text:span text:style-name="T56">Whenever a rectangle with an </text:span><text:span text:style-name="T57">inscape:label</text:span><text:span text:style-name="T56"> value or </text:span><text:span text:style-name="T57">Intent</text:span><text:span text:style-name="T56">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53"><text:span text:style-name="T11">Tab </text:span><text:span text:style-name="T58">o</text:span><text:span text:style-name="T11">rder</text:span>. On a typical form, the tab order through the available controls is determined first, by the Z-order of the objects on the page then secondly, upon the containment of controls along that path.</text:p>
        </text:list-item>
        <text:list-item>
          <text:p text:style-name="P58"><text:span text:style-name="T11">Text objects</text:span>. When text objects are present on the form design, they are almost always interpreted as some kind of Label or other control text.</text:p>
        </text:list-item>
      </text:list>
      <text:p text:style-name="P52"/>
      <text:p text:style-name="P52"/>
      <text:h text:style-name="Heading_20_3" text:outline-level="3">Traits of a Freestyle Vector Image</text:h>
      <text:p text:style-name="P59">The intention of implicit design is to allow the user to draw shapes anywhere on the drawing canvas to represent controls on a form in a purely suggesti<text:span text:style-name="T59">ve</text:span> sense.</text:p>
      <text:p text:style-name="P60"/>
      <text:list text:style-name="L11">
        <text:list-item>
          <text:p text:style-name="P61"><text:span text:style-name="T11">Compound representations</text:span>. Controls like combo boxes and text boxes with button helpers might be singularly represented by multiple basic shapes.</text:p>
        </text:list-item>
        <text:list-item>
          <text:p text:style-name="P61"><text:span text:style-name="T11">Curves and </text:span><text:span text:style-name="T60">p</text:span><text:span text:style-name="T11">olygons</text:span>. The user might be inclined to draw various imagery serving as background or emphasis.</text:p>
        </text:list-item>
        <text:list-item>
          <text:p text:style-name="P62"><text:span text:style-name="T11">Freedom of Expression</text:span>. The artist must be given as much leeway as possible to visually the meaning of what they are constructing. As few as possible logical requirements must be placed upon them.</text:p>
        </text:list-item>
        <text:list-item>
          <text:p text:style-name="P63"><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soft-pag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61">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64"><text:span text:style-name="T11">Proximal suggestion</text:span>. The artist should be expected to draw two shapes in side-by-side or over-and-under arrangements to indicate they are separated horizontally or vertically on the form, respectively. <text:span text:style-name="T62">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65"><text:span text:style-name="T11">Static placement</text:span>. <text:span text:style-name="T63">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66"><text:span text:style-name="T11">Z-order</text:span>. An object can be placed in front of or behind another.</text:p>
        </text:list-item>
      </text:list>
      <text:p text:style-name="P52"/>
      <text:p text:style-name="P67"/>
      <text:h text:style-name="P68" text:outline-level="2"><text:span text:style-name="T64">Development and Implementation </text:span>Questions</text:h>
      <text:p text:style-name="P69">This section contains questions, and hopefully their answers, in regard to the considerations needed to properly identify and translate the user's design to a functioning form.</text:p>
      <text:p text:style-name="P69"/>
      <text:h text:style-name="P70" text:outline-level="3">Q: How are Item Groups Handled?</text:h>
      <text:p text:style-name="P69">In a very high number of cases, a <text:span text:style-name="T65">normal </text:span>target form will contain design-time collections for common controls like combo boxes, list boxes, menu structures, tab controls, and many of the others. <text:span text:style-name="T66">At first glance</text:span>, the idea of <text:span text:style-name="T67">splattering </text:span>controls onto the form <text:span text:style-name="T66">seems to be </text:span><text:span text:style-name="T67">utterly </text:span><text:span text:style-name="T66">speedy and </text:span><text:span text:style-name="T67">helpful at the outermost level, where, for example, a tree view is being inserted into a split panel.</text:span></text:p>
      <text:p text:style-name="P71">Is there a variation of this approach where the user can define, let's say, all of the custom items that can be pre-loaded into a menu structure or a list box during conversion?</text:p>
      <text:p text:style-name="P71">For example, what if an item with <text:span text:style-name="T68">I</text:span><text:span text:style-name="T69">ntent=</text:span><text:span text:style-name="T68">"</text:span><text:span text:style-name="T69">ListBox</text:span><text:span text:style-name="T68">"</text:span> were set to <text:span text:style-name="T70">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71"/>
      <text:h text:style-name="Heading_20_3" text:outline-level="3">A: Item Groups as Layers</text:h>
      <text:p text:style-name="P72"><text:span text:style-name="T71">W</text:span>ithin the Layers dialog, the names of layers are treated a little differently than the names of drawing objects on those layers, whose labels can also be set.</text:p>
      <text:p text:style-name="P72">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72">An attempt will be made by the converter to translate a</text:span>ll of the items in the <text:span text:style-name="T72">new layer to appropriate items for that referenced control.</text:span></text:p>
      <text:p text:style-name="P72"/>
      <text:p text:style-name="P73">More Information</text:p>
      <text:p text:style-name="P74">In Inkscape, a layer is represented by a group where <text:span text:style-name="T73">inkscape:groupmode </text:span><text:span text:style-name="T74">= </text:span><text:span text:style-name="T73">"layer"</text:span><text:span text:style-name="T70">. </text:span>The visual label of the layer, within the Layers dialog, is represented by the <text:span text:style-name="T11">in</text:span><text:span text:style-name="T75">k</text:span><text:span text:style-name="T11">scape:label</text:span>.</text:p>
      <text:p text:style-name="P75"/>
      <text:p text:style-name="P71"/>
      <text:p text:style-name="P76"/>
      <text:h text:style-name="Heading_20_3" text:outline-level="3">Q: How Can Visual Objects <text:span text:style-name="T76">Easily </text:span>be <text:span text:style-name="T76">Intentioned</text:span>?</text:h>
      <text:p text:style-name="P77">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77"/>
      <text:h text:style-name="Heading_20_3" text:outline-level="3">A: <text:span text:style-name="T76">Intention </text:span>Objects Directly From the Inkscape Layers View (version 1.<text:span text:style-name="T77">2</text:span> and later)</text:h>
      <text:p text:style-name="P78">After dropping a drawing object onto the layer, using the <text:span text:style-name="T11">Layers</text:span> dialog, locate that object within the child items of the layer and set its label to the control intent of the object.</text:p>
      <text:p text:style-name="P77"/>
      <text:p text:style-name="P73">More Information</text:p>
      <text:p text:style-name="P77"><text:span text:style-name="T77">In Inkscape, w</text:span>hen an object's label is set from the Layers view, <text:span text:style-name="T77">it creates an </text:span><text:span text:style-name="T78">inkscape:label</text:span><text:span text:style-name="T77"> attribute on that value, which overrides the </text:span><text:span text:style-name="T78">Intent</text:span><text:span text:style-name="T77"> customer user property </text:span><text:span text:style-name="T70">when </text:span><text:span text:style-name="T79">that object</text:span><text:span text:style-name="T48">'s </text:span><text:span text:style-name="T73">inkscape:groupmode </text:span><text:span text:style-name="T80">is not equal to</text:span><text:span text:style-name="T74"> </text:span><text:span text:style-name="T73">"layer"</text:span><text:span text:style-name="T70">.</text:span></text:p>
      <text:p text:style-name="P52"/>
      <text:p text:style-name="P67"/>
      <text:h text:style-name="Heading_20_3" text:outline-level="3">Q: Is There a Way That The User Can Easily Define Dynamic Styles for Selector-Based States?</text:h>
      <text:p text:style-name="P79">In target systems like Avalonia, a <text:span text:style-name="T81">collection</text:span> of <text:span text:style-name="T81">S</text:span>tyle<text:span text:style-name="T82">s </text:span><text:span text:style-name="T81">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83">for the style if</text:span><text:span text:style-name="T81"> the ListBoxItem's Image whose Tag is 'Hover' when the pointer is currently over that </text:span><text:span text:style-name="T83">ListBoxItem. If the child definition, for example, carries a setter for Isvisible=True, then that matching image will be made visible on the ListBoxItem. A short example follows.</text:span></text:p>
      <text:p text:style-name="P79"/>
      <table:table table:name="Table1" table:style-name="Table1">
        <table:table-column table:style-name="Table1.A"/>
        <table:table-row>
          <table:table-cell table:style-name="Table1.A1" office:value-type="string">
            <text:p text:style-name="P80">&lt;!-- Default visibility: only Normal shown --&gt;</text:p>
            <text:p text:style-name="P81"><text:span text:style-name="T84">&lt;Style</text:span><text:span text:style-name="T85"> </text:span><text:span text:style-name="T86">Selector</text:span><text:span text:style-name="T85">=</text:span><text:span text:style-name="T87">"ListBoxItem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 Image[Tag=Selected]"</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Hovered: show Hover, hide Normal --&gt;</text:p>
            <text:p text:style-name="P81"><text:span text:style-name="T84">&lt;Style</text:span><text:span text:style-name="T85"> </text:span><text:span text:style-name="T86">Selector</text:span><text:span text:style-name="T85">=</text:span><text:span text:style-name="T87">"ListBoxItem:pointerover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Tru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pointerover Image[Tag=Normal]"</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Selected: show Selected, hide Normal --&gt;</text:p>
            <text:p text:style-name="P81"><text:span text:style-name="T84">&lt;Style</text:span><text:span text:style-name="T85"> </text:span><text:span text:style-name="T86">Selector</text:span><text:span text:style-name="T85">=</text:span><text:span text:style-name="T87">"ListBoxItem:selected Image[Tag=Selected]"</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Tru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selected Image[Tag=Normal]"</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If both selected and hovered, hide Hover --&gt;</text:p>
            <text:p text:style-name="P81"><text:span text:style-name="T84">&lt;Style</text:span><text:span text:style-name="T85"> </text:span><text:span text:style-name="T86">Selector</text:span><text:span text:style-name="T85">=</text:span><text:span text:style-name="T87">"ListBoxItem:selected:pointerover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2"/>
          </table:table-cell>
        </table:table-row>
      </table:table>
      <text:p text:style-name="P79"/>
      <text:p text:style-name="P84"><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84">Is there a way we can at least superficially manage these style selectors so no-code visual-only interactions with the cursor and the backing object's observable properties can result in the use of <text:span text:style-name="T88">visual resources provided directly by the artist?</text:span></text:p>
      <text:p text:style-name="P84"/>
      <text:h text:style-name="Heading_20_3" text:outline-level="3">A: Use a Slightly Off-Center CSS Syntax <text:span text:style-name="T89">in Attributes</text:span></text:h>
      <text:p text:style-name="P85">The above style definitions can be included with the text attributes of a control using the names <text:span text:style-name="T90">Control</text:span>Style-000 through <text:span text:style-name="T90">Control</text:span>Style-999. <text:span text:style-name="T90">To main a CSS-like syntax for each value, replace the colon character (':') with a period ('.') when specifying pseudo-classes.</text:span></text:p>
      <text:p text:style-name="P86">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87">Name</text:p>
          </table:table-cell>
          <table:table-cell table:style-name="Table2.B1" office:value-type="string">
            <text:p text:style-name="P87">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87">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87">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87">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87">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87">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87">ControlStyle-007</text:p>
          </table:table-cell>
          <table:table-cell table:style-name="Table2.B2" office:value-type="string">
            <text:p text:style-name="Table_20_Contents">Selector:ListBoxItem.selected.pointerover Image[Tag=Hover];Visible:False</text:p>
          </table:table-cell>
        </table:table-row>
      </table:table>
      <text:p text:style-name="P86"/>
      <text:p text:style-name="P85"/>
      <text:p text:style-name="P52"/>
      <text:p text:style-name="P67"/>
      <text:p text:style-name="P52"/>
      <text:h text:style-name="Heading_20_2" text:outline-level="2">Implied Design Cheat Sheet</text:h>
      <text:p text:style-name="P88">This section identifies all of the explicit control intentions and settings for each of those controls.</text:p>
      <text:p text:style-name="P88"/>
      <text:p text:style-name="P89">To get started, name a layer using the syntax <text:span text:style-name="T11">Form-</text:span>{<text:span text:style-name="T91">Caption</text:span>}. For example, 'Form-My First Implicit Design Form' will indicate that the form's title <text:span text:style-name="T91">caption </text:span>is going to be 'My First Implicit Design Form'. <text:span text:style-name="T91">Alternatively, you can also simply name the layer </text:span><text:span text:style-name="T92">Form</text:span><text:span text:style-name="T91">, then drag on a </text:span><text:span text:style-name="T92">FormInformation</text:span><text:span text:style-name="T91"> control, upon which, you can set the </text:span><text:span text:style-name="T92">Caption</text:span><text:span text:style-name="T91"> attribute.</text:span></text:p>
      <text:p text:style-name="P89"/>
      <text:h text:style-name="P90" text:outline-level="3">Custom User Attribute Index</text:h>
      <text:p text:style-name="P91">The following is a list of defined custom user attributes available for implied design to form conversion in SvgTools. <text:span text:style-name="T93">Wherever possible, the items in this list apply to every control in the following sections. See each control intent for attributes available only on that control.</text:span></text:p>
      <text:p text:style-name="P91"/>
      <text:h text:style-name="Heading_20_4" text:outline-level="4">Master Attributes List</text:h>
      <text:p text:style-name="P91"><draw:frame draw:style-name="fr1" draw:name="Object1" text:anchor-type="char" svg:x="0.0791in" svg:y="-0.0654in" svg:width="6.4008in" svg:height="4.6134in" draw:z-index="33"><draw:object xlink:href="./Object 1" xlink:type="simple" xlink:show="embed" xlink:actuate="onLoad"/><draw:image xlink:href="./ObjectReplacements/Object 1" xlink:type="simple" xlink:show="embed" xlink:actuate="onLoad"/></draw:frame></text:p>
      <text:p text:style-name="P92"><text:soft-page-break/></text:p>
      <text:h text:style-name="Heading_20_3" text:outline-level="3">Intent <text:span text:style-name="T94">Index</text:span></text:h>
      <text:p text:style-name="P93">Following are the available values for the <text:span text:style-name="T78">I</text:span><text:span text:style-name="T11">ntent</text:span> customer user property. Use one of these values on each shape that needs to appear on the target user interface form.</text:p>
      <text:p text:style-name="P94">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93"/>
      <text:p text:style-name="P95">Discrete User Controls</text:p>
      <text:p text:style-name="P94">Following is a list of the controls that offer direct user interaction.</text:p>
      <text:p text:style-name="P94"/>
      <text:list xml:id="list3411031304" text:style-name="L12">
        <text:list-item>
          <text:p text:style-name="P96"><text:a xlink:type="simple" xlink:href="#5.4.2.Intents: Button|outline" text:style-name="Internet_20_link" text:visited-style-name="Visited_20_Internet_20_Link"><text:span text:style-name="T11">Button</text:span></text:a>. <text:span text:style-name="T94">A visual area on the form that can be clicked to initiate an action.</text:span></text:p>
        </text:list-item>
        <text:list-item>
          <text:p text:style-name="P96"><text:a xlink:type="simple" xlink:href="#5.4.3.Intents: CheckBox|outline" text:style-name="Internet_20_link" text:visited-style-name="Visited_20_Internet_20_Link"><text:span text:style-name="T11">CheckBox</text:span></text:a>. <text:span text:style-name="T95">A control that toggles its state when clicked.</text:span></text:p>
        </text:list-item>
        <text:list-item>
          <text:p text:style-name="P96"><text:a xlink:type="simple" xlink:href="#5.4.4.Intents: ComboBox|outline" text:style-name="Internet_20_link" text:visited-style-name="Visited_20_Internet_20_Link"><text:span text:style-name="T11">ComboBox</text:span></text:a>. <text:span text:style-name="T96">A</text:span> drop-down list that lets users either select an item from a predefined set or type in their own input.</text:p>
        </text:list-item>
        <text:list-item>
          <text:p text:style-name="P96"><text:a xlink:type="simple" xlink:href="#5.4.7.Intents: GridView|outline" text:style-name="Internet_20_link" text:visited-style-name="Visited_20_Internet_20_Link"><text:span text:style-name="T11">GridView</text:span></text:a>. <text:span text:style-name="T96">A</text:span> table-like control that displays data in rows and columns, making it easy to view, sort, and edit structured information.</text:p>
        </text:list-item>
        <text:list-item>
          <text:p text:style-name="P96"><text:a xlink:type="simple" xlink:href="#5.5.14.Intents: Label|outline" text:style-name="Internet_20_link" text:visited-style-name="Visited_20_Internet_20_Link"><text:span text:style-name="T11">Label</text:span></text:a>. <text:span text:style-name="T96">A </text:span>simple text element used to display static information or instructions to guide users within a form.</text:p>
        </text:list-item>
        <text:list-item>
          <text:p text:style-name="P96"><text:a xlink:type="simple" xlink:href="#5.5.15.Intents: ListBox|outline" text:style-name="Internet_20_link" text:visited-style-name="Visited_20_Internet_20_Link"><text:span text:style-name="T11">ListBox</text:span></text:a>. <text:span text:style-name="T96">A</text:span> simple control that displays a vertical list of selectable items, ideal for basic selection tasks without <text:span text:style-name="T97">some of the </text:span>structured layout flexibility of a ListView.</text:p>
        </text:list-item>
        <text:list-item>
          <text:p text:style-name="P96"><text:a xlink:type="simple" xlink:href="#5.5.16.Intents: ListView|outline" text:style-name="Internet_20_link" text:visited-style-name="Visited_20_Internet_20_Link"><text:span text:style-name="T11">ListView</text:span></text:a>. <text:span text:style-name="T96">A</text:span> flexible control that displays a list of items with customizable layouts, making it ideal for presenting rich, structured data like images, text, or interactive <text:span text:style-name="T97">object-based </text:span>elements.</text:p>
        </text:list-item>
        <text:list-item>
          <text:p text:style-name="P96"><text:a xlink:type="simple" xlink:href="#5.5.17.Intents: MenuBar|outline" text:style-name="Internet_20_link" text:visited-style-name="Visited_20_Internet_20_Link"><text:span text:style-name="T11">MenuBar</text:span></text:a>. <text:span text:style-name="T97">A horizontal strip of drop-down menus that organizes application commands into categories like File, Edit, or Help, giving users quick access to key features.</text:span></text:p>
        </text:list-item>
        <text:list-item>
          <text:p text:style-name="P97"><text:a xlink:type="simple" xlink:href="#5.5.19.Intents: PictureBox|outline" text:style-name="Internet_20_link" text:visited-style-name="Visited_20_Internet_20_Link"><text:span text:style-name="T11">PictureBox</text:span></text:a>. <text:span text:style-name="T97">A </text:span>simple visual control used to display images, like icons, photos, or graphics, within a form, making it easy to add visual context or decoration.</text:p>
        </text:list-item>
        <text:list-item>
          <text:p text:style-name="P97"><text:a xlink:type="simple" xlink:href="#5.5.20.Intents: ProgressBar|outline" text:style-name="Internet_20_link" text:visited-style-name="Visited_20_Internet_20_Link"><text:span text:style-name="T11">ProgressBar</text:span></text:a>. <text:span text:style-name="T97">A </text:span>visual indicator that shows the completion status of a task or process, helping users track progress in a clear and intuitive way.</text:p>
        </text:list-item>
        <text:list-item>
          <text:p text:style-name="P96"><text:a xlink:type="simple" xlink:href="#5.5.21.Intents: RadioButton|outline" text:style-name="Internet_20_link" text:visited-style-name="Visited_20_Internet_20_Link"><text:span text:style-name="T11">RadioButton</text:span></text:a>. <text:span text:style-name="T98">A</text:span> selection control that lets users choose one option from a group, ensuring only a single choice is active at a time.</text:p>
        </text:list-item>
        <text:list-item>
          <text:p text:style-name="P96"><text:a xlink:type="simple" xlink:href="#5.5.25.Intents: StatusBar|outline" text:style-name="Internet_20_link" text:visited-style-name="Visited_20_Internet_20_Link"><text:span text:style-name="T11">StatusBar</text:span></text:a>. <text:span text:style-name="T99">A</text:span> horizontal panel typically placed at the bottom of a form that displays brief messages, progress updates, or contextual information to keep users informed as they interact with the application.</text:p>
        </text:list-item>
        <text:list-item>
          <text:p text:style-name="P97"><text:a xlink:type="simple" xlink:href="#5.5.26.Intents: TabControl|outline" text:style-name="Internet_20_link" text:visited-style-name="Visited_20_Internet_20_Link"><text:soft-page-break/><text:span text:style-name="T11">TabControl</text:span></text:a>. <text:span text:style-name="T99">A</text:span> container that organizes content into multiple tabs, allowing users to switch between different views or sections without cluttering the interface.</text:p>
        </text:list-item>
        <text:list-item>
          <text:p text:style-name="P96"><text:a xlink:type="simple" xlink:href="#5.5.27.Intents: TextBox|outline" text:style-name="Internet_20_link" text:visited-style-name="Visited_20_Internet_20_Link"><text:span text:style-name="T11">TextBox</text:span></text:a>. <text:span text:style-name="T99">A</text:span>n input field that lets users enter or edit text, essential for collecting information like names, passwords, or comments in a form.</text:p>
        </text:list-item>
        <text:list-item>
          <text:p text:style-name="P96"><text:a xlink:type="simple" xlink:href="#5.5.28.Intents: TextWithHelper|outline" text:style-name="Internet_20_link" text:visited-style-name="Visited_20_Internet_20_Link"><text:span text:style-name="T11">TextWithHelper</text:span></text:a>. <text:span text:style-name="T100">A</text:span> composite control that combines a TextBox with a button, typically labeled with an ellipsis ("..."), to let users enter text manually or launch a helper dialog for guided input.</text:p>
        </text:list-item>
        <text:list-item>
          <text:p text:style-name="P96"><text:a xlink:type="simple" xlink:href="#5.5.29.Intents: ToolBar|outline" text:style-name="Internet_20_link" text:visited-style-name="Visited_20_Internet_20_Link"><text:span text:style-name="T11">ToolBar</text:span></text:a>. <text:span text:style-name="T101">A</text:span> horizontal or vertical strip of buttons and controls that gives users quick access to frequently used commands, tools, or actions within an application.</text:p>
        </text:list-item>
        <text:list-item>
          <text:p text:style-name="P97"><text:a xlink:type="simple" xlink:href="#5.5.30.Intents: TrackBar|outline" text:style-name="Internet_20_link" text:visited-style-name="Visited_20_Internet_20_Link"><text:span text:style-name="T11">TrackBar</text:span></text:a>. <text:span text:style-name="T101">A</text:span> slider control that lets users select a value from a continuous or discrete range by dragging a thumb along a track, perfect for adjusting settings like <text:span text:style-name="T101">transient position, </text:span>volume, brightness, or zoom.</text:p>
        </text:list-item>
        <text:list-item>
          <text:p text:style-name="P96"><text:a xlink:type="simple" xlink:href="#5.5.31.Intents: TreeView|outline" text:style-name="Internet_20_link" text:visited-style-name="Visited_20_Internet_20_Link"><text:span text:style-name="T11">TreeView</text:span></text:a>. <text:span text:style-name="T101">A</text:span> hierarchical control that displays nested items in a collapsible tree structure, perfect for organizing complex data like file systems, categories, or organizational charts.</text:p>
        </text:list-item>
        <text:list-item>
          <text:p text:style-name="P97"><text:a xlink:type="simple" xlink:href="#5.5.32.Intents: UpDown|outline" text:style-name="Internet_20_link" text:visited-style-name="Visited_20_Internet_20_Link"><text:span text:style-name="T11">UpDown</text:span></text:a>. <text:span text:style-name="T101">A</text:span> numeric input control that lets users adjust a value by clicking up or down arrows, offering a precise alternative to typing in a TextBox.</text:p>
        </text:list-item>
      </text:list>
      <text:p text:style-name="P93"/>
      <text:p text:style-name="P98">Information <text:span text:style-name="T91">Only</text:span></text:p>
      <text:p text:style-name="P89">The following controls are used to provide information to the converter.</text:p>
      <text:list text:style-name="L13">
        <text:list-item>
          <text:p text:style-name="P99"><text:a xlink:type="simple" xlink:href="#5.5.7.Intents: FormInformation|outline" text:style-name="Internet_20_link" text:visited-style-name="Visited_20_Internet_20_Link"><text:span text:style-name="T11">FormInformation</text:span></text:a>. <text:span text:style-name="T101">A virtual control that structures additional general information about the form upon which it is placed, like design implication styles, dialog behavior, etc.</text:span></text:p>
        </text:list-item>
      </text:list>
      <text:p text:style-name="P30"/>
      <text:p text:style-name="P100">Layout Surfaces and Containers</text:p>
      <text:p text:style-name="P101">Following is the list of controls that help to arrange the discrete controls upon the form.</text:p>
      <text:list text:continue-list="list3411031304" text:style-name="L12">
        <text:list-item>
          <text:p text:style-name="P102"><text:a xlink:type="simple" xlink:href="#5.4.5.Intents: FlowPanel|outline" text:style-name="Internet_20_link" text:visited-style-name="Visited_20_Internet_20_Link"><text:span text:style-name="T11">FlowPanel</text:span></text:a>. <text:span text:style-name="T102">A</text:span> layout container that arranges child elements sequentially, horizontally or vertically, wrapping them as needed, making it ideal for dynamic, content-driven interfaces.</text:p>
        </text:list-item>
        <text:list-item>
          <text:p text:style-name="P103"><text:a xlink:type="simple" xlink:href="#5.4.6.Intents: Grid|outline" text:style-name="Internet_20_link" text:visited-style-name="Visited_20_Internet_20_Link"><text:span text:style-name="T11">Grid</text:span></text:a>. <text:span text:style-name="T103">A</text:span> layout container that <text:span text:style-name="T103">generally occupies the parent's available space and </text:span>arranges child elements into rows and columns, giving you precise control over positioning and alignment for complex UI designs. <text:span text:style-name="T43">Elements drawn within a grid layout are </text:span></text:p>
        </text:list-item>
        <text:list-item>
          <text:p text:style-name="P102"><text:a xlink:type="simple" xlink:href="#5.4.8.Intents: GroupBox|outline" text:style-name="Internet_20_link" text:visited-style-name="Visited_20_Internet_20_Link"><text:span text:style-name="T11">GroupBox</text:span></text:a>. <text:span text:style-name="T103">A</text:span> container that visually frames a set of related controls under a labeled border, helping organize form elements into logical sections for clarity and structure.</text:p>
        </text:list-item>
        <text:list-item>
          <text:p text:style-name="P104"><text:a xlink:type="simple" xlink:href="#5.4.9.Intents: HorizontalGrid|outline" text:style-name="Internet_20_link" text:visited-style-name="Visited_20_Internet_20_Link"><text:span text:style-name="T11">HorizontalGrid</text:span></text:a>. <text:span text:style-name="T103">A</text:span> layout container, <text:span text:style-name="T104">typically occupying the parent's available space,</text:span> that arranges child elements in a horizontal sequence across defined columns, offering structured alignment for side-by-side content presentation.</text:p>
        </text:list-item>
        <text:list-item>
          <text:p text:style-name="P102"><text:a xlink:type="simple" xlink:href="#5.4.10.Intents: HorizontalScrollPanel|outline" text:style-name="Internet_20_link" text:visited-style-name="Visited_20_Internet_20_Link"><text:soft-page-break/><text:span text:style-name="T11">HorizontalScroll</text:span><text:span text:style-name="T105">Panel</text:span></text:a>. <text:span text:style-name="T103">A</text:span> layout container that arranges child elements in a horizontal line and enables scrolling when the content exceeds the visible width, making it ideal for carousels or wide tool strips.</text:p>
        </text:list-item>
        <text:list-item>
          <text:p text:style-name="P103"><text:a xlink:type="simple" xlink:href="#5.5.13.Intents: HorizontalStackPanel|outline" text:style-name="Internet_20_link" text:visited-style-name="Visited_20_Internet_20_Link"><text:span text:style-name="T11">HorizontalStackPanel</text:span></text:a>. <text:span text:style-name="T103">A</text:span> layout container that arranges child elements in a single horizontal line, ideal for creating toolbars, button rows, or evenly spaced horizontal content.</text:p>
        </text:list-item>
        <text:list-item>
          <text:p text:style-name="P105"><text:a xlink:type="simple" xlink:href="#5.5.18.Intents: Panel|outline" text:style-name="Internet_20_link" text:visited-style-name="Visited_20_Internet_20_Link"><text:span text:style-name="T11">Panel</text:span></text:a>. <text:span text:style-name="T103">A</text:span> flexible layout surface that allows designers to position child controls at exact coordinates and sizes, making it ideal for custom arrangements where precise placement matters. <text:span text:style-name="T104">NOTE: This control might be replaced by </text:span><text:span text:style-name="T106">Static</text:span><text:span text:style-name="T104">Panel.</text:span></text:p>
        </text:list-item>
        <text:list-item>
          <text:p text:style-name="P103"><text:a xlink:type="simple" xlink:href="#5.5.22.Intents: ScrollPanel|outline" text:style-name="Internet_20_link" text:visited-style-name="Visited_20_Internet_20_Link"><text:span text:style-name="T11">ScrollPanel</text:span></text:a>. <text:span text:style-name="T103">A</text:span> layout container that enables vertical and/or horizontal scrolling when its child content exceeds the visible area, making it ideal for displaying large or dynamic content within a constrained space.</text:p>
        </text:list-item>
        <text:list-item>
          <text:p text:style-name="P102"><text:a xlink:type="simple" xlink:href="#5.5.23.Intents: SplitPanel|outline" text:style-name="Internet_20_link" text:visited-style-name="Visited_20_Internet_20_Link"><text:span text:style-name="T11">SplitPanel</text:span></text:a>. <text:span text:style-name="T104">A</text:span> layout container that divides its space into resizable sections, <text:span text:style-name="T104">either horizontally or vertically aligned</text:span>, <text:span text:style-name="T104">and </text:span>typically with a draggable splitter, allowing users to adjust the relative size of content panes dynamically.</text:p>
        </text:list-item>
        <text:list-item>
          <text:p text:style-name="P104"><text:a xlink:type="simple" xlink:href="#5.5.24.Intents: StaticPanel|outline" text:style-name="Internet_20_link" text:visited-style-name="Visited_20_Internet_20_Link"><text:span text:style-name="T11">StaticPanel</text:span></text:a>. <text:span text:style-name="T103">A</text:span> flexible layout surface that allows designers to position child controls at exact coordinates and sizes, making it ideal for custom arrangements where precise placement matters.</text:p>
        </text:list-item>
        <text:list-item>
          <text:p text:style-name="P103"><text:a xlink:type="simple" xlink:href="#5.5.33.Intents: VerticalGrid|outline" text:style-name="Internet_20_link" text:visited-style-name="Visited_20_Internet_20_Link"><text:span text:style-name="T11">VerticalGrid</text:span></text:a>. <text:span text:style-name="T104">A</text:span> layout container, <text:span text:style-name="T104">typically occupying the parent's available space,</text:span> that arranges child elements in a vertical sequence across defined rows, offering structured alignment for stacked content with consistent spacing and positioning.</text:p>
        </text:list-item>
        <text:list-item>
          <text:p text:style-name="P102"><text:a xlink:type="simple" xlink:href="#5.5.34.Intents: VerticalScrollPanel|outline" text:style-name="Internet_20_link" text:visited-style-name="Visited_20_Internet_20_Link"><text:span text:style-name="T11">VerticalScroll</text:span><text:span text:style-name="T105">Panel</text:span></text:a>. <text:span text:style-name="T104">A</text:span> layout container that stacks child elements vertically and enables scrolling when the content exceeds the visible height, making it ideal for long forms, lists, or dynamic vertical layouts.</text:p>
        </text:list-item>
        <text:list-item>
          <text:p text:style-name="P103"><text:a xlink:type="simple" xlink:href="#5.5.35.Intents: VerticalStackPanel|outline" text:style-name="Internet_20_link" text:visited-style-name="Visited_20_Internet_20_Link"><text:span text:style-name="T11">VerticalStackPanel</text:span></text:a>. <text:span text:style-name="T104">A</text:span> layout container that arranges child elements in a single vertical line, making it ideal for stacking controls like labels, text boxes, buttons, <text:span text:style-name="T104">or compound controls,</text:span> in a top-to-bottom flow.</text:p>
        </text:list-item>
      </text:list>
      <text:p text:style-name="P106"/>
      <text:p text:style-name="P31"/>
      <text:h text:style-name="Heading_20_3" text:outline-level="3">Intents: Button</text:h>
      <text:p text:style-name="P107"/>
      <text:p text:style-name="P107"><draw:frame draw:style-name="fr2" draw:name="Image1" text:anchor-type="char" svg:width="0.5583in" svg:height="0.2165in" draw:z-index="0"><draw:image xlink:href="Pictures/10000001000000430000001A475E055B.png" xlink:type="simple" xlink:show="embed" xlink:actuate="onLoad" draw:mime-type="image/png"/></draw:frame></text:p>
      <text:p text:style-name="P108">Category: <text:span text:style-name="T107">Discrete User Control</text:span></text:p>
      <text:p text:style-name="P108"/>
      <text:p text:style-name="P107">The Button control <text:span text:style-name="T108">receives a user click to initiate an action, like raising an event that can be intercepted, for example, to perform a sequence of operations.</text:span></text:p>
      <text:p text:style-name="P109">The button's caption is established by placing a text object inside th<text:span text:style-name="T109">at</text:span> button<text:span text:style-name="T109">'s</text:span> area. This control is aware of text position, meaning that if you want the caption text to be centered within the control, you should position that text roughly in the center within the button's outline.</text:p>
      <text:p text:style-name="P109"/>
      <text:p text:style-name="P110">Instructions</text:p>
      <text:p text:style-name="P111">Follow these steps to use the Button control.</text:p>
      <text:list xml:id="list27467628" text:style-name="L14">
        <text:list-item>
          <text:p text:style-name="P112">Draw a rectangle on the canvas.</text:p>
        </text:list-item>
        <text:list-item>
          <text:p text:style-name="P112">In the <text:span text:style-name="T11">Object Properties</text:span> dialog, set the <text:span text:style-name="T11">ID</text:span> of the control and press [Enter] to record it.</text:p>
        </text:list-item>
        <text:list-item>
          <text:p text:style-name="P112">Set the <text:span text:style-name="T11">Label</text:span> of the new object to <text:span text:style-name="T11">Button</text:span>. Press [Enter] to record the new value.</text:p>
        </text:list-item>
        <text:list-item>
          <text:p text:style-name="P112">Draw text over the rectangle to set the button's caption.</text:p>
        </text:list-item>
      </text:list>
      <text:p text:style-name="P109"/>
      <text:p text:style-name="P113">Text Attributes</text:p>
      <text:p text:style-name="P114">The following custom user attributes can be set for this control.</text:p>
      <text:list xml:id="list2693399414" text:style-name="L15">
        <text:list-item>
          <text:p text:style-name="P115">.</text:p>
        </text:list-item>
      </text:list>
      <text:p text:style-name="P116"/>
      <text:p text:style-name="P117">Visual Attributes</text:p>
      <text:p text:style-name="P109">The following <text:span text:style-name="T110">visual </text:span>attributes are transferred <text:span text:style-name="T110">from the drawing </text:span>to the resulting <text:span text:style-name="T111">target</text:span> control.</text:p>
      <text:list xml:id="list2125873497" text:style-name="L16">
        <text:list-item>
          <text:p text:style-name="P118"><text:span text:style-name="T112">Control</text:span> background color.</text:p>
        </text:list-item>
        <text:list-item>
          <text:p text:style-name="P118"><text:span text:style-name="T112">Control</text:span> border color.</text:p>
        </text:list-item>
        <text:list-item>
          <text:p text:style-name="P118"><text:span text:style-name="T112">Control</text:span> corner radius.</text:p>
        </text:list-item>
        <text:list-item>
          <text:p text:style-name="P119"><text:span text:style-name="T112">Control</text:span> location (x, y).</text:p>
        </text:list-item>
        <text:list-item>
          <text:p text:style-name="P119"><text:span text:style-name="T112">Control</text:span> size (width, height).</text:p>
        </text:list-item>
        <text:list-item>
          <text:p text:style-name="P118">Text <text:span text:style-name="T113">font </text:span>color.</text:p>
        </text:list-item>
        <text:list-item>
          <text:p text:style-name="P118"><text:soft-page-break/>Text font name.</text:p>
        </text:list-item>
        <text:list-item>
          <text:p text:style-name="P118">Text font size.</text:p>
        </text:list-item>
        <text:list-item>
          <text:p text:style-name="P120">Text font weight.</text:p>
        </text:list-item>
      </text:list>
      <text:p text:style-name="P109"/>
      <text:p text:style-name="P121"/>
      <text:h text:style-name="Heading_20_3" text:outline-level="3"><text:span text:style-name="T114">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22">Category: <text:span text:style-name="T11">Discrete User Control</text:span></text:p>
      <text:p text:style-name="P122"/>
      <text:p text:style-name="P122">When enabled, the CheckBox control can be on or off. Clicking it once toggles the state. When disabled, the state of the control can be shown but not changed by the user.</text:p>
      <text:p text:style-name="P122"/>
      <text:p text:style-name="P123">Instructions - <text:span text:style-name="T115">No Integrated Label</text:span></text:p>
      <text:p text:style-name="P124">Follow these steps to use the <text:span text:style-name="T115">CheckBox</text:span> control.</text:p>
      <text:list xml:id="list181340129751590" text:continue-list="list27467628" text:style-name="L14">
        <text:list-item>
          <text:p text:style-name="P125">Draw a rectangle on the canvas.</text:p>
        </text:list-item>
        <text:list-item>
          <text:p text:style-name="P125">In the <text:span text:style-name="T11">Object Properties</text:span> dialog, set the <text:span text:style-name="T11">ID</text:span> of the control and press [Enter] to record it.</text:p>
        </text:list-item>
        <text:list-item>
          <text:p text:style-name="P125">Set the <text:span text:style-name="T11">Label</text:span> of the new object to <text:span text:style-name="T116">CheckBox</text:span>. Press [Enter] to record the new value.</text:p>
        </text:list-item>
      </text:list>
      <text:p text:style-name="P126"/>
      <text:p text:style-name="P127">Instructions - Integrated Label</text:p>
      <text:p text:style-name="P128">Alternatively If you wish to directly associate a label with the checkbox, follow this slightly longer series of steps.</text:p>
      <text:list text:style-name="L17">
        <text:list-item>
          <text:p text:style-name="P129">Create a small rectangle that will represent the visual checkbox.</text:p>
        </text:list-item>
        <text:list-item>
          <text:p text:style-name="P129">Place the text that will serve as the label.</text:p>
        </text:list-item>
        <text:list-item>
          <text:p text:style-name="P129">Group the two objects.</text:p>
        </text:list-item>
        <text:list-item>
          <text:p text:style-name="P129">In the <text:span text:style-name="T11">Object Properties</text:span> dialog, with the new group selected, set the <text:span text:style-name="T11">ID</text:span> of the checkbox and press [Enter] to record it.</text:p>
        </text:list-item>
        <text:list-item>
          <text:p text:style-name="P129">Set the <text:span text:style-name="T11">Label</text:span> of the new object to <text:span text:style-name="T11">CheckBox</text:span>. Press [Enter] to record the new value.</text:p>
        </text:list-item>
      </text:list>
      <text:p text:style-name="P130"/>
      <text:p text:style-name="P131">Visual Attributes</text:p>
      <text:p text:style-name="P132">The following <text:span text:style-name="T110">visual </text:span>attributes are transferred <text:span text:style-name="T110">from the drawing </text:span>to the resulting <text:span text:style-name="T111">target </text:span>control.</text:p>
      <text:list xml:id="list4175455255" text:style-name="L18">
        <text:list-item>
          <text:p text:style-name="P133">Control location (x, y).</text:p>
        </text:list-item>
      </text:list>
      <text:p text:style-name="P122"/>
      <text:p text:style-name="P134"/>
      <text:h text:style-name="Heading_20_3" text:outline-level="3"><text:span text:style-name="T114">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35">Category: <text:span text:style-name="T11">Discrete User Control</text:span></text:p>
      <text:p text:style-name="P30"/>
      <text:p text:style-name="P135">The ComboBox control can contain zero or more items, and when one or more items are present, any one of them can be selected by clicking the down-arrow, then picking it from the drop-down list.</text:p>
      <text:p text:style-name="P135"/>
      <text:p text:style-name="P136">Instructions</text:p>
      <text:p text:style-name="P137">You can approach this control in any way from defining a group <text:span text:style-name="T117">with</text:span> the ComboBox <text:span text:style-name="T117">i</text:span>ntent <text:span text:style-name="T117">that </text:span>contain<text:span text:style-name="T117">s</text:span> all of the visual elements of that control, <text:span text:style-name="T117">to a series of ungrouped shapes that include a rectangle set to the intent of ComboBox. This example describes the construction of a ComboBox group that contains text and images illustrative of a basic combo box control.</text:span></text:p>
      <text:list text:style-name="L19">
        <text:list-item>
          <text:p text:style-name="P138">Draw a rectangle that will visually define the text area of the control.</text:p>
        </text:list-item>
        <text:list-item>
          <text:p text:style-name="P138">If you want a selected text value upon initialization, draw that text directly over the rectangle.</text:p>
        </text:list-item>
        <text:list-item>
          <text:p text:style-name="P138">Draw another rectangle representing the drop-down button.</text:p>
        </text:list-item>
        <text:list-item>
          <text:p text:style-name="P138">Draw a multi-point line representing the down arrow.</text:p>
        </text:list-item>
        <text:list-item>
          <text:p text:style-name="P138">Optionally, group the button rectangle with the down arrow so they can be moved as a single unit.</text:p>
        </text:list-item>
        <text:list-item>
          <text:p text:style-name="P138">Create a group from the above objects.</text:p>
        </text:list-item>
        <text:list-item>
          <text:p text:style-name="P138">In the <text:span text:style-name="T11">Object Properties</text:span> dialog, with the new group selected, set the <text:span text:style-name="T11">ID</text:span> to a name unique upon the form, and press [Enter] to record the value.</text:p>
        </text:list-item>
        <text:list-item>
          <text:p text:style-name="P139">Set the <text:span text:style-name="T11">Label</text:span> of the new object to <text:span text:style-name="T118">ComboBox</text:span>. Press [Enter] to record the new value.</text:p>
        </text:list-item>
      </text:list>
      <text:p text:style-name="P140"/>
      <text:p text:style-name="P141">Instructions - Add Predefined Items</text:p>
      <text:p text:style-name="P142">Predefined items can be added to a combo box by creating a list of text values on a separate layer whose label is identical to the control's ID.</text:p>
      <text:list text:style-name="L20">
        <text:list-item>
          <text:p text:style-name="P143">In the <text:span text:style-name="T11">Layers</text:span> dialog, create a new layer and set its label to the value of the combo box's <text:span text:style-name="T11">ID</text:span>.</text:p>
        </text:list-item>
        <text:list-item>
          <text:p text:style-name="P143">On the new layer, place one or more text objects. If you want those items to have individual recognizable IDs, make sure to set the <text:span text:style-name="T11">ID</text:span> property on each one of them.</text:p>
        </text:list-item>
      </text:list>
      <text:p text:style-name="P140"><text:soft-page-break/></text:p>
      <text:p text:style-name="P144">Visual Attributes</text:p>
      <text:p text:style-name="P132">The following <text:span text:style-name="T110">visual </text:span>attributes are transferred <text:span text:style-name="T110">from the drawing </text:span>to the resulting <text:span text:style-name="T111">target</text:span> control.</text:p>
      <text:list xml:id="list181338962588240" text:continue-list="list2125873497" text:style-name="L16">
        <text:list-item>
          <text:p text:style-name="P145"><text:span text:style-name="T112">Control</text:span> background color.</text:p>
        </text:list-item>
        <text:list-item>
          <text:p text:style-name="P145"><text:span text:style-name="T112">Control</text:span> border color.</text:p>
        </text:list-item>
        <text:list-item>
          <text:p text:style-name="P145"><text:span text:style-name="T112">Control</text:span> corner radius.</text:p>
        </text:list-item>
        <text:list-item>
          <text:p text:style-name="P146"><text:span text:style-name="T112">Control</text:span> location (x, y).</text:p>
        </text:list-item>
        <text:list-item>
          <text:p text:style-name="P146"><text:span text:style-name="T112">Control</text:span> size (width, height).</text:p>
        </text:list-item>
        <text:list-item>
          <text:p text:style-name="P145">Text <text:span text:style-name="T113">font </text:span>color.</text:p>
        </text:list-item>
        <text:list-item>
          <text:p text:style-name="P145">Text font name.</text:p>
        </text:list-item>
        <text:list-item>
          <text:p text:style-name="P145">Text font size.</text:p>
        </text:list-item>
        <text:list-item>
          <text:p text:style-name="P147">Text font weight.</text:p>
        </text:list-item>
      </text:list>
      <text:p text:style-name="P132"/>
      <text:p text:style-name="P30"/>
      <text:p text:style-name="P31"/>
      <text:h text:style-name="P148" text:outline-level="3"><text:span text:style-name="T114">Intents: </text:span><text:span text:style-name="T119">Dock</text:span>Panel</text:h>
      <text:p text:style-name="P149"><draw:frame draw:style-name="fr3" draw:name="Image34" text:anchor-type="char" svg:x="2.9in" svg:y="0.1311in" svg:width="0.7in" svg:height="0.7in" draw:z-index="34"><draw:image xlink:href="Pictures/100000010000008000000080648F4375.png" xlink:type="simple" xlink:show="embed" xlink:actuate="onLoad" draw:mime-type="image/png"/></draw:frame></text:p>
      <text:p text:style-name="P149"/>
      <text:p text:style-name="P150"/>
      <text:p text:style-name="P150"/>
      <text:p text:style-name="P150">Category: <text:span text:style-name="T11">Layout Surface</text:span></text:p>
      <text:p text:style-name="P149"/>
      <text:p text:style-name="P150">A <text:span text:style-name="T119">the DockPanel </text:span>layout container arranges its child elements by attaching them to one of its edges, <text:span text:style-name="T119">namely T</text:span>op, <text:span text:style-name="T119">B</text:span>ottom, <text:span text:style-name="T119">L</text:span>eft, or <text:span text:style-name="T119">R</text:span>ight. Each element is positioned sequentially along the specified edge, and the remaining space can optionally be filled by a designated child. This layout is well-suited for interfaces that combine fixed-position elements like toolbars or side panels with flexible central content.</text:p>
      <text:p text:style-name="P150"/>
      <text:p text:style-name="P151">Instructions</text:p>
      <text:p text:style-name="P152"><text:span text:style-name="T120">Unlike the grid-based layout controls, which determine the child's row and column from its position over the parent, the dock panel is a simple container, and any docked children will specify their own docking attributes. </text:span>Follow these steps to design with a DockPanel control.</text:p>
      <text:list text:style-name="L21">
        <text:list-item>
          <text:p text:style-name="P153">Draw a rectangle on the canvas.</text:p>
        </text:list-item>
        <text:list-item>
          <text:p text:style-name="P153">In the Object Properties dialog, set the unique <text:span text:style-name="T11">ID</text:span> of the control. Press [Enter] to record the value.</text:p>
        </text:list-item>
        <text:list-item>
          <text:p text:style-name="P153">Set the <text:span text:style-name="T11">Label</text:span> to <text:span text:style-name="T121">DockPanel</text:span> and press [Enter] to record the value.</text:p>
        </text:list-item>
        <text:list-item>
          <text:p text:style-name="P154"><text:span text:style-name="T120">Draw other controls in front of the DockPanel</text:span>.</text:p>
        </text:list-item>
        <text:list-item>
          <text:p text:style-name="P155">In each of the base members of the dock panel use the XML Editor to add an attribute named <text:span text:style-name="T11">Dock</text:span> with the value <text:span text:style-name="T11">Left</text:span>, <text:span text:style-name="T11">Top</text:span>, <text:span text:style-name="T11">Right</text:span>, <text:span text:style-name="T11">Bottom</text:span>, or <text:span text:style-name="T11">Fill</text:span>.</text:p>
        </text:list-item>
      </text:list>
      <text:p text:style-name="P156"/>
      <text:p text:style-name="P157">Text Attributes</text:p>
      <text:p text:style-name="P158">The following custom user attributes can be set for this control.</text:p>
      <text:list xml:id="list2402348967" text:style-name="L22">
        <text:list-item>
          <text:p text:style-name="P159">.</text:p>
        </text:list-item>
      </text:list>
      <text:p text:style-name="P160"/>
      <text:p text:style-name="P161">Visual Attributes</text:p>
      <text:p text:style-name="P162">The following <text:span text:style-name="T110">visual </text:span>attributes are transferred <text:span text:style-name="T110">from the drawing </text:span>to the resulting <text:span text:style-name="T111">target</text:span> control.</text:p>
      <text:list text:style-name="L23">
        <text:list-item>
          <text:p text:style-name="P163"><text:span text:style-name="T112">Control</text:span> location (x, y).</text:p>
        </text:list-item>
        <text:list-item>
          <text:p text:style-name="P163"><text:soft-page-break/><text:span text:style-name="T112">Control</text:span> size (width, height).</text:p>
        </text:list-item>
      </text:list>
      <text:p text:style-name="P162"/>
      <text:p text:style-name="P162"/>
      <text:p text:style-name="P164"/>
      <text:h text:style-name="Heading_20_3" text:outline-level="3"><text:span text:style-name="T114">Intents: </text:span>FlowPanel</text:h>
      <text:p text:style-name="P165"><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65"/>
      <text:p text:style-name="P94">Category: <text:span text:style-name="T11">Layout Surface</text:span></text:p>
      <text:p text:style-name="P94"/>
      <text:p text:style-name="P94">The flow panel <text:span text:style-name="T122">can be oriented horizontally or vertically, and </text:span>dynamically arranges as many of the child objects as will fit on the current row <text:span text:style-name="T122">or column </text:span>before wrapping to the next row <text:span text:style-name="T122">or column, respectively</text:span>.</text:p>
      <text:p text:style-name="P94"/>
      <text:p text:style-name="P166">Instructions</text:p>
      <text:p text:style-name="P167">By default, the orientation of the flow panel is horizontal, meaning that items will be placed in the top row until the width of the control has been filled, when placement will be wrapped to the second row. <text:span text:style-name="T123">If you want layout to be processed in vertical order, use the </text:span><text:span text:style-name="T124">XML Editor</text:span><text:span text:style-name="T123"> dialog to set an </text:span><text:span text:style-name="T124">Orientation</text:span><text:span text:style-name="T123"> property to </text:span><text:span text:style-name="T124">Vertical</text:span><text:span text:style-name="T123">.</text:span></text:p>
      <text:p text:style-name="P168">Follow these steps to draw a general flow layout panel.</text:p>
      <text:list text:style-name="L24">
        <text:list-item>
          <text:p text:style-name="P169">Draw a rectangle on the canvas.</text:p>
        </text:list-item>
        <text:list-item>
          <text:p text:style-name="P169">In the <text:span text:style-name="T11">Object Properties</text:span> dialog, optionally set the <text:span text:style-name="T11">ID</text:span> of the object.</text:p>
        </text:list-item>
        <text:list-item>
          <text:p text:style-name="P170">Set the <text:span text:style-name="T11">Label</text:span> property to <text:span text:style-name="T11">FlowPanel</text:span>.</text:p>
        </text:list-item>
        <text:list-item>
          <text:p text:style-name="P170">Either draw child controls over the rectangle area or create a layer whose label corresponds to the ID of this object and draw the child controls on that layer.</text:p>
        </text:list-item>
      </text:list>
      <text:p text:style-name="P167"/>
      <text:p text:style-name="P171">Visual Attributes</text:p>
      <text:p text:style-name="P132">The following <text:span text:style-name="T110">visual </text:span>attributes are transferred <text:span text:style-name="T110">from the drawing </text:span>to the resulting <text:span text:style-name="T111">target</text:span> control.</text:p>
      <text:list xml:id="list181339079624315" text:continue-list="list181338962588240" text:style-name="L16">
        <text:list-item>
          <text:p text:style-name="P145"><text:span text:style-name="T112">Control</text:span> border color.</text:p>
        </text:list-item>
        <text:list-item>
          <text:p text:style-name="P146"><text:span text:style-name="T112">Control</text:span> location (x, y).</text:p>
        </text:list-item>
        <text:list-item>
          <text:p text:style-name="P146"><text:span text:style-name="T112">Control</text:span> size (width, height).</text:p>
        </text:list-item>
      </text:list>
      <text:p text:style-name="P132"/>
      <text:p text:style-name="P132"/>
      <text:p text:style-name="P172"/>
      <text:h text:style-name="Heading_20_3" text:outline-level="3">Intents: FormInformation</text:h>
      <text:p text:style-name="P89"><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89"/>
      <text:p text:style-name="P173">Category: <text:span text:style-name="T11">Information</text:span></text:p>
      <text:p text:style-name="P89"/>
      <text:p text:style-name="P173">The FormInformation control provides text attribute information for the current form.</text:p>
      <text:p text:style-name="P173"/>
      <text:p text:style-name="P174">Text Attributes</text:p>
      <text:p text:style-name="P175">The following custom user attributes can be set for this control.</text:p>
      <text:list xml:id="list181338717632808" text:continue-list="list2402348967" text:style-name="L22">
        <text:list-item>
          <text:p text:style-name="P176"><text:span text:style-name="T92">Caption</text:span>. The <text:span text:style-name="T125">text </text:span><text:span text:style-name="T91">to be displayed at the top of the form</text:span>. <text:span text:style-name="T91">This value, if supplied, overrides the caption suffix on the </text:span><text:span text:style-name="T92">Form-</text:span><text:span text:style-name="T126">{Caption}</text:span><text:span text:style-name="T91"> layer.</text:span></text:p>
        </text:list-item>
        <text:list-item>
          <text:p text:style-name="P177"><text:span text:style-name="T11">UseBackgroundColor</text:span>. True|False. Value indicating whether to use background colors on dropped objects by default on this form.</text:p>
        </text:list-item>
        <text:list-item>
          <text:p text:style-name="P178"><text:span text:style-name="T11">UseBorder</text:span><text:span text:style-name="T127">Color</text:span>. <text:span text:style-name="T128">True|False. Value indicating whether to use border colors of drawing objects by default on this form.</text:span></text:p>
        </text:list-item>
        <text:list-item>
          <text:p text:style-name="P177"><text:span text:style-name="T11">UseBorderWidth</text:span>. True|False. Value indicating whether to use border widths of drawing objects by default on this form.</text:p>
        </text:list-item>
        <text:list-item>
          <text:p text:style-name="P177"><text:span text:style-name="T11">UseCornerRadius</text:span>. True|False. Value indicating whether to use border corner radii of drawing objects by default on this form.</text:p>
        </text:list-item>
      </text:list>
      <text:p text:style-name="P175"/>
      <text:p text:style-name="P179">Visual Attributes</text:p>
      <text:p text:style-name="P180">The following <text:span text:style-name="T110">visual </text:span>attributes are transferred <text:span text:style-name="T110">from the drawing </text:span>to the resulting <text:span text:style-name="T111">target</text:span> control.</text:p>
      <text:list xml:id="list181339219320215" text:continue-list="list181339079624315" text:style-name="L16">
        <text:list-item>
          <text:p text:style-name="P181"><text:span text:style-name="T112">Control</text:span> size (width, height).</text:p>
        </text:list-item>
      </text:list>
      <text:p text:style-name="P180"/>
      <text:p text:style-name="P182"/>
      <text:p text:style-name="P183"/>
      <text:p text:style-name="P89"/>
      <text:p text:style-name="P89"/>
      <text:p text:style-name="P89"/>
      <text:p text:style-name="P89"/>
      <text:p text:style-name="P89"/>
      <text:p text:style-name="P89"><text:soft-page-break/></text:p>
      <text:p text:style-name="P89"/>
      <text:p text:style-name="P184"/>
      <text:h text:style-name="Heading_20_3" text:outline-level="3"><text:span text:style-name="T114">Intents: </text:span>Grid</text:h>
      <text:p text:style-name="P165"><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65"/>
      <text:p text:style-name="P94">Category: <text:span text:style-name="T11">Layout Surface</text:span></text:p>
      <text:p text:style-name="P165"/>
      <text:p text:style-name="P94">The Grid control is a container that will typically fill the parent area with the specified number of rows and columns.</text:p>
      <text:p text:style-name="P94"/>
      <text:p text:style-name="P185">Text Attributes</text:p>
      <text:p text:style-name="P186">The following custom user attributes can be set for this control.</text:p>
      <text:list xml:id="list181338966974294" text:continue-list="list2693399414" text:style-name="L15">
        <text:list-item>
          <text:p text:style-name="P187">.</text:p>
        </text:list-item>
      </text:list>
      <text:p text:style-name="P188"/>
      <text:p text:style-name="P189">Child Text Attributes</text:p>
      <text:p text:style-name="P188">Directly contained members of this layout surface can indicate column widths or row heights for the grid.</text:p>
      <text:list xml:id="list1254954792" text:style-name="L25">
        <text:list-item>
          <text:p text:style-name="P190">ColumnSpan<text:span text:style-name="T69">. Number of grid columns to be spanned by this object.</text:span></text:p>
        </text:list-item>
        <text:list-item>
          <text:p text:style-name="P191"><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29">Otherwise, the first item found during conversion will be used.</text:span></text:p>
        </text:list-item>
        <text:list-item>
          <text:p text:style-name="P192"><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29">Otherwise, the first item found during conversion will be used.</text:span></text:p>
        </text:list-item>
        <text:list-item>
          <text:p text:style-name="P191"><text:span text:style-name="T11">RowSpan</text:span>. Number of grid rows to be spanned by this object.</text:p>
        </text:list-item>
      </text:list>
      <text:p text:style-name="P94"/>
      <text:p text:style-name="P193">Visual Attributes</text:p>
      <text:p text:style-name="P194">The following <text:span text:style-name="T110">visual </text:span>attributes are transferred <text:span text:style-name="T110">from the drawing </text:span>to the resulting <text:span text:style-name="T111">target</text:span> control.</text:p>
      <text:list xml:id="list181339329758635" text:continue-list="list181339219320215" text:style-name="L16">
        <text:list-item>
          <text:p text:style-name="P195"><text:span text:style-name="T112">Control</text:span> location (x, y).</text:p>
        </text:list-item>
        <text:list-item>
          <text:p text:style-name="P195"><text:span text:style-name="T112">Control</text:span> size (width, height).</text:p>
        </text:list-item>
      </text:list>
      <text:p text:style-name="P194"><text:soft-page-break/></text:p>
      <text:p text:style-name="P165"/>
      <text:p text:style-name="P196"/>
      <text:h text:style-name="Heading_20_3" text:outline-level="3"><text:span text:style-name="T114">Intents: </text:span>GridView</text:h>
      <text:p text:style-name="P165"><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65"/>
      <text:p text:style-name="P197">Category: <text:span text:style-name="T11">Discrete User Control</text:span></text:p>
      <text:p text:style-name="P197"/>
      <text:p text:style-name="P197">A control that facilitates table-based and list-based editing, filtering, and sorting.</text:p>
      <text:p text:style-name="P197"/>
      <text:p text:style-name="P198">Instructions</text:p>
      <text:p text:style-name="P199">Follow these steps to use the GridView control.</text:p>
      <text:list xml:id="list705387586" text:style-name="L26">
        <text:list-item>
          <text:p text:style-name="P200">Draw a rectangle on the canvas.</text:p>
        </text:list-item>
        <text:list-item>
          <text:p text:style-name="P200">In the Object Properties dialog, set the unique <text:span text:style-name="T11">ID</text:span> of the control. Press [Enter] to record the value.</text:p>
        </text:list-item>
        <text:list-item>
          <text:p text:style-name="P200">Set the <text:span text:style-name="T11">Label</text:span> to <text:span text:style-name="T11">GridView</text:span> and press [Enter] to record the value.</text:p>
        </text:list-item>
        <text:list-item>
          <text:p text:style-name="P201">To add initial column definitions to the control, drop one or more text shapes near the inside top of the control.</text:p>
        </text:list-item>
      </text:list>
      <text:p text:style-name="P202"/>
      <text:p text:style-name="P203">Text Attributes</text:p>
      <text:p text:style-name="P204">The following custom user attributes can be set for this control.</text:p>
      <text:list xml:id="list181338559296326" text:continue-list="list181338966974294" text:style-name="L15">
        <text:list-item>
          <text:p text:style-name="P205"><text:span text:style-name="T130">AutoGenerateColumns</text:span>. <text:span text:style-name="T131">Boolean. A value indicating whether columns should be auto-generated from data. Default = False.</text:span></text:p>
        </text:list-item>
        <text:list-item>
          <text:p text:style-name="P206"><text:span text:style-name="T11">CanUserSortItems</text:span>. Boolean. A value indicating whether columns can be sorted by the user. Default = True.</text:p>
        </text:list-item>
      </text:list>
      <text:p text:style-name="P207"/>
      <text:p text:style-name="P208">Child Text Attributes</text:p>
      <text:p text:style-name="P209">Directly contained members of this layout surface can indicate column <text:span text:style-name="T132">headers and </text:span>widths for the grid.</text:p>
      <text:list xml:id="list181338693509104" text:continue-list="list1254954792" text:style-name="L25">
        <text:list-item>
          <text:p text:style-name="P210"><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29">Otherwise, the first item found during conversion will be used.</text:span></text:p>
        </text:list-item>
      </text:list>
      <text:p text:style-name="P211"/>
      <text:p text:style-name="P212"><text:soft-page-break/><text:span text:style-name="T133">Visual Attributes</text:span></text:p>
      <text:p text:style-name="P194">The following <text:span text:style-name="T110">visual </text:span>attributes are transferred <text:span text:style-name="T110">from the drawing </text:span>to the resulting <text:span text:style-name="T111">target</text:span> control.</text:p>
      <text:list xml:id="list181338936351664" text:continue-list="list181339329758635" text:style-name="L16">
        <text:list-item>
          <text:p text:style-name="P195"><text:span text:style-name="T112">Control</text:span> location (x, y).</text:p>
        </text:list-item>
        <text:list-item>
          <text:p text:style-name="P195"><text:span text:style-name="T112">Control</text:span> size (width, height).</text:p>
        </text:list-item>
      </text:list>
      <text:p text:style-name="P194"/>
      <text:p text:style-name="P197"/>
      <text:p text:style-name="P213"/>
      <text:h text:style-name="Heading_20_3" text:outline-level="3"><text:span text:style-name="T114">Intents: </text:span>GroupBox</text:h>
      <text:p text:style-name="P165"><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65"/>
      <text:p text:style-name="P214">Category: <text:span text:style-name="T11">Layout Surface</text:span></text:p>
      <text:p text:style-name="P214"/>
      <text:p text:style-name="P214">The GroupBox control is a container with a border decoration and a caption.</text:p>
      <text:p text:style-name="P214"/>
      <text:p text:style-name="P215">Instructions</text:p>
      <text:p text:style-name="P216">Follow these steps to <text:span text:style-name="T134">design with the GroupBox </text:span>control.</text:p>
      <text:list text:continue-list="list705387586" text:style-name="L26">
        <text:list-item>
          <text:p text:style-name="P217">Draw a rectangle on the canvas.</text:p>
        </text:list-item>
        <text:list-item>
          <text:p text:style-name="P217">In the Object Properties dialog, set the unique <text:span text:style-name="T11">ID</text:span> of the control. Press [Enter] to record the value.</text:p>
        </text:list-item>
        <text:list-item>
          <text:p text:style-name="P217">Set the <text:span text:style-name="T11">Label</text:span> to <text:span text:style-name="T135">GroupBox</text:span> and press [Enter] to record the value.</text:p>
        </text:list-item>
        <text:list-item>
          <text:p text:style-name="P218">To add <text:span text:style-name="T134">the title, place a text element near the top left corner of the control</text:span>.</text:p>
        </text:list-item>
      </text:list>
      <text:p text:style-name="P219"/>
      <text:p text:style-name="P220">Visual Attributes</text:p>
      <text:p text:style-name="P221">The following <text:span text:style-name="T110">visual </text:span>attributes are transferred <text:span text:style-name="T110">from the drawing </text:span>to the resulting <text:span text:style-name="T111">target</text:span> control.</text:p>
      <text:list xml:id="list181339155053623" text:continue-list="list181338936351664" text:style-name="L16">
        <text:list-item>
          <text:p text:style-name="P222"><text:span text:style-name="T112">Control</text:span> background color.</text:p>
        </text:list-item>
        <text:list-item>
          <text:p text:style-name="P222"><text:span text:style-name="T112">Control</text:span> border color.</text:p>
        </text:list-item>
        <text:list-item>
          <text:p text:style-name="P222"><text:span text:style-name="T112">Control</text:span> corner radius.</text:p>
        </text:list-item>
        <text:list-item>
          <text:p text:style-name="P223"><text:span text:style-name="T112">Control</text:span> location (x, y).</text:p>
        </text:list-item>
        <text:list-item>
          <text:p text:style-name="P223"><text:span text:style-name="T112">Control</text:span> size (width, height).</text:p>
        </text:list-item>
        <text:list-item>
          <text:p text:style-name="P222">Text <text:span text:style-name="T113">font </text:span>color.</text:p>
        </text:list-item>
        <text:list-item>
          <text:p text:style-name="P222">Text font name.</text:p>
        </text:list-item>
        <text:list-item>
          <text:p text:style-name="P222">Text font size.</text:p>
        </text:list-item>
        <text:list-item>
          <text:p text:style-name="P224">Text font weight.</text:p>
        </text:list-item>
      </text:list>
      <text:p text:style-name="P221"/>
      <text:p text:style-name="P221"/>
      <text:p text:style-name="P225"/>
      <text:h text:style-name="Heading_20_3" text:outline-level="3"><text:span text:style-name="T114">Intents: </text:span>HorizontalGrid</text:h>
      <text:p text:style-name="P165"><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65"/>
      <text:p text:style-name="P226">Category: <text:span text:style-name="T11">Layout Surface</text:span></text:p>
      <text:p text:style-name="P226"/>
      <text:p text:style-name="P226">The HorizontalGrid control is used to fill the width of the parent by distributing it into the specified number of columns.</text:p>
      <text:p text:style-name="P226"/>
      <text:p text:style-name="P227">Instructions</text:p>
      <text:p text:style-name="P228">Follow these steps to use the HorizontalGrid control.</text:p>
      <text:list xml:id="list2075108301" text:style-name="L27">
        <text:list-item>
          <text:p text:style-name="P229">Draw a rectangle on the canvas.</text:p>
        </text:list-item>
        <text:list-item>
          <text:p text:style-name="P229">In the <text:span text:style-name="T11">Layers</text:span> dialog, set the new object's label to <text:span text:style-name="T11">HorizontalGrid</text:span>.</text:p>
        </text:list-item>
        <text:list-item>
          <text:p text:style-name="P230">Add other controls in front of the object to place them on the surface.</text:p>
        </text:list-item>
      </text:list>
      <text:p text:style-name="P226"/>
      <text:p text:style-name="P231">Child Text Attributes</text:p>
      <text:p text:style-name="P232">Directly contained members of this layout surface can indicate column widths for the grid.</text:p>
      <text:list xml:id="list181339169516537" text:continue-list="list181338693509104" text:style-name="L25">
        <text:list-item>
          <text:p text:style-name="P233"><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29">Otherwise, the first item found during conversion will be used.</text:span></text:p>
        </text:list-item>
      </text:list>
      <text:p text:style-name="P234"/>
      <text:p text:style-name="P235">Visual Attributes</text:p>
      <text:p text:style-name="P236">The following <text:span text:style-name="T110">visual </text:span>attributes are transferred <text:span text:style-name="T110">from the drawing </text:span>to the resulting <text:span text:style-name="T111">target</text:span> control.</text:p>
      <text:list xml:id="list181338668768520" text:continue-list="list181339155053623" text:style-name="L16">
        <text:list-item>
          <text:p text:style-name="P237"><text:span text:style-name="T112">Control</text:span> location (x, y).</text:p>
        </text:list-item>
        <text:list-item>
          <text:p text:style-name="P237"><text:span text:style-name="T112">Control</text:span> size (width, height).</text:p>
        </text:list-item>
      </text:list>
      <text:p text:style-name="P236"/>
      <text:p text:style-name="P236"/>
      <text:p text:style-name="P238"/>
      <text:h text:style-name="Heading_20_3" text:outline-level="3"><text:span text:style-name="T114">Intents: </text:span>HorizontalScroll<text:span text:style-name="T136">Panel</text:span></text:h>
      <text:p text:style-name="P165"><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65"/>
      <text:p text:style-name="P165"/>
      <text:p text:style-name="P239">Category: <text:span text:style-name="T11">Layout Surface</text:span></text:p>
      <text:p text:style-name="P165"/>
      <text:p text:style-name="P239">The HorizontalScrollPanel <text:span text:style-name="T137">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39"/>
      <text:p text:style-name="P240">Text Attributes</text:p>
      <text:p text:style-name="P241">The following custom user attributes can be set for this control.</text:p>
      <text:list text:continue-list="list181338559296326" text:style-name="L15">
        <text:list-item>
          <text:p text:style-name="P242"><text:span text:style-name="T138">Spacing</text:span>. <text:span text:style-name="T139">Number</text:span><text:span text:style-name="T131">. </text:span><text:span text:style-name="T139">Number of pixels by which to space immediate members</text:span><text:span text:style-name="T131">. </text:span><text:span text:style-name="T139">Default = 10.</text:span></text:p>
        </text:list-item>
      </text:list>
      <text:p text:style-name="P243"><text:tab/></text:p>
      <text:p text:style-name="P244">Visual Attributes</text:p>
      <text:p text:style-name="P245">The following <text:span text:style-name="T110">visual </text:span>attributes are transferred <text:span text:style-name="T110">from the drawing </text:span>to the resulting <text:span text:style-name="T111">target</text:span> control.</text:p>
      <text:list xml:id="list181340307885627" text:continue-list="list181338668768520" text:style-name="L16">
        <text:list-item>
          <text:p text:style-name="P246"><text:span text:style-name="T112">Control</text:span> location (x, y).</text:p>
        </text:list-item>
        <text:list-item>
          <text:p text:style-name="P246"><text:span text:style-name="T112">Control</text:span> size (width, height).</text:p>
        </text:list-item>
      </text:list>
      <text:p text:style-name="P245"/>
      <text:p text:style-name="P245"/>
      <text:p text:style-name="P247"/>
      <text:h text:style-name="Heading_20_3" text:outline-level="3"><text:span text:style-name="T114">Intents: </text:span>HorizontalStackPanel</text:h>
      <text:p text:style-name="P165"><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65"/>
      <text:p text:style-name="P248">Category: <text:span text:style-name="T11">Layout Surface</text:span></text:p>
      <text:p text:style-name="P165"/>
      <text:p text:style-name="P248">The HorizontalStackPanel control is a container for one or more other controls that will be distributed horizontally across the display according to the widths of each of the child controls.</text:p>
      <text:p text:style-name="P248"/>
      <text:p text:style-name="P249">Text Attributes</text:p>
      <text:p text:style-name="P250">The following custom user attributes can be set for this control.</text:p>
      <text:list xml:id="list181339911529051" text:continue-list="list181338717632808" text:style-name="L22">
        <text:list-item>
          <text:p text:style-name="P251"><text:span text:style-name="T11">Spacing</text:span>. Number. Number of pixels by which to space immediate members. Default = 10.</text:p>
        </text:list-item>
      </text:list>
      <text:p text:style-name="P252"/>
      <text:p text:style-name="P253">Visual Attributes</text:p>
      <text:p text:style-name="P254">The following <text:span text:style-name="T110">visual </text:span>attributes are transferred <text:span text:style-name="T110">from the drawing </text:span>to the resulting <text:span text:style-name="T111">target</text:span> control.</text:p>
      <text:list xml:id="list181339089712336" text:continue-list="list181340307885627" text:style-name="L16">
        <text:list-item>
          <text:p text:style-name="P255"><text:span text:style-name="T112">Control</text:span> location (x, y).</text:p>
        </text:list-item>
        <text:list-item>
          <text:p text:style-name="P255"><text:span text:style-name="T112">Control</text:span> size (width, height).</text:p>
        </text:list-item>
      </text:list>
      <text:p text:style-name="P254"/>
      <text:p text:style-name="P254"/>
      <text:p text:style-name="P256"/>
      <text:h text:style-name="Heading_20_3" text:outline-level="3"><text:span text:style-name="T114">Intents: </text:span>Label</text:h>
      <text:p text:style-name="P165"><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65"/>
      <text:p text:style-name="P248">Category: <text:span text:style-name="T11">Discrete User Control</text:span></text:p>
      <text:p text:style-name="P165"/>
      <text:p text:style-name="P248">The Label control is used to display non-interactive text upon the form.</text:p>
      <text:p text:style-name="P248"/>
      <text:p text:style-name="P253">Visual Attributes</text:p>
      <text:p text:style-name="P254">The following <text:span text:style-name="T110">visual </text:span>attributes are transferred <text:span text:style-name="T110">from the drawing </text:span>to the resulting <text:span text:style-name="T111">target</text:span> control.</text:p>
      <text:list xml:id="list181340371525398" text:continue-numbering="true" text:style-name="L16">
        <text:list-item>
          <text:p text:style-name="P257">Text <text:span text:style-name="T113">font </text:span>color.</text:p>
        </text:list-item>
        <text:list-item>
          <text:p text:style-name="P257">Text font name.</text:p>
        </text:list-item>
        <text:list-item>
          <text:p text:style-name="P257">Text font size.</text:p>
        </text:list-item>
        <text:list-item>
          <text:p text:style-name="P258">Text font weight.</text:p>
        </text:list-item>
      </text:list>
      <text:p text:style-name="P254"/>
      <text:p text:style-name="P165"/>
      <text:p text:style-name="P196"/>
      <text:h text:style-name="Heading_20_3" text:outline-level="3"><text:span text:style-name="T114">Intents: </text:span>ListBox</text:h>
      <text:p text:style-name="P165"><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65"/>
      <text:p text:style-name="P259">Category: <text:span text:style-name="T11">Discrete User Control</text:span></text:p>
      <text:p text:style-name="P165"/>
      <text:p text:style-name="P259">The ListBox control contains zero or more items, each of which can be selected. In multi-select mode, more than one item can be selected at any time, while in the default single-select mode, only one or zero items can be selected.</text:p>
      <text:p text:style-name="P259"/>
      <text:p text:style-name="P260">Instructions</text:p>
      <text:p text:style-name="P261">Follow these steps to use the <text:span text:style-name="T140">ListBox</text:span> control.</text:p>
      <text:list xml:id="list181339808997647" text:continue-list="list2075108301" text:style-name="L27">
        <text:list-item>
          <text:p text:style-name="P262">Draw a rectangle on the canvas.</text:p>
        </text:list-item>
        <text:list-item>
          <text:p text:style-name="P262">In the <text:span text:style-name="T11">Layers</text:span> dialog, set the new object's label to <text:span text:style-name="T141">ListBox</text:span>.</text:p>
        </text:list-item>
        <text:list-item>
          <text:p text:style-name="P263">Add other controls in front of the object to place them on the surface.</text:p>
        </text:list-item>
      </text:list>
      <text:p text:style-name="P264">Note that you can add images or text, either in the front of the listbox control, or upon an extension layer sharing a label with the ID of your listbox. If you use the extension layer, you can also apply one or more user variables to the elements displayed present on that layer by using the following special syntax.</text:p>
      <text:p text:style-name="P264"/>
      <text:p text:style-name="P265"><text:span text:style-name="T8">listBoxName</text:span><text:span text:style-name="T11">-</text:span><text:span text:style-name="T142">varName1</text:span><text:span text:style-name="T11">:</text:span><text:span text:style-name="T143">varValue1</text:span><text:span text:style-name="T69">[</text:span><text:span text:style-name="T11">;</text:span><text:span text:style-name="T143">varName2</text:span><text:span text:style-name="T11">:</text:span><text:span text:style-name="T143">varValue2</text:span><text:span text:style-name="T69">] ...</text:span></text:p>
      <text:p text:style-name="P266">... <text:span text:style-name="T140">where listBoxName is the ID you have assigned to your listbox shape, and varNameN:varValueN are name/value assignments to set on the elements in that layer. </text:span><text:span text:style-name="T144">For example, the label:</text:span></text:p>
      <text:p text:style-name="P266"/>
      <text:p text:style-name="P267">lstNavigation-Tag:Hover</text:p>
      <text:p text:style-name="P268"/>
      <text:p text:style-name="P268">...defines the layer as containing list items that will be given a Tag="Hover" property assignment.</text:p>
      <text:p text:style-name="P266"/>
      <text:p text:style-name="P264">This naming technique is extremely useful for cases where you are defining multiple sets of duplicate elements for cases where the image might change under a certain condition, as in the example of button images that might be defined to have Hover, Normal, and Selected Tag values.</text:p>
      <text:p text:style-name="P259"><text:soft-page-break/></text:p>
      <text:p text:style-name="P269">Text Attributes</text:p>
      <text:p text:style-name="P270">The following custom user attributes can be set for this control.</text:p>
      <text:list xml:id="list181338553354844" text:continue-list="list181339911529051" text:style-name="L22">
        <text:list-item>
          <text:p text:style-name="P271"><text:span text:style-name="T145">SelectionMode</text:span>. <text:span text:style-name="T146">{Single|Multiple|Toggle|AlwaysSelected}</text:span>. <text:span text:style-name="T146">The selection mode for the list. Default = Single</text:span>.</text:p>
        </text:list-item>
      </text:list>
      <text:p text:style-name="P272"/>
      <text:p text:style-name="P259"/>
      <text:p text:style-name="P273">Visual Attributes</text:p>
      <text:p text:style-name="P274">The following <text:span text:style-name="T110">visual </text:span>attributes are transferred <text:span text:style-name="T110">from the drawing </text:span>to the resulting <text:span text:style-name="T111">target</text:span> control.</text:p>
      <text:list xml:id="list181339916679110" text:continue-list="list181340371525398" text:style-name="L16">
        <text:list-item>
          <text:p text:style-name="P275"><text:span text:style-name="T112">Control</text:span> background color.</text:p>
        </text:list-item>
        <text:list-item>
          <text:p text:style-name="P275"><text:span text:style-name="T112">Control</text:span> border color.</text:p>
        </text:list-item>
        <text:list-item>
          <text:p text:style-name="P275"><text:span text:style-name="T112">Control</text:span> corner radius.</text:p>
        </text:list-item>
        <text:list-item>
          <text:p text:style-name="P276"><text:span text:style-name="T112">Control</text:span> location (x, y).</text:p>
        </text:list-item>
        <text:list-item>
          <text:p text:style-name="P276"><text:span text:style-name="T112">Control</text:span> size (width, height).</text:p>
        </text:list-item>
        <text:list-item>
          <text:p text:style-name="P275">Text <text:span text:style-name="T113">font </text:span>color.</text:p>
        </text:list-item>
        <text:list-item>
          <text:p text:style-name="P275">Text font name.</text:p>
        </text:list-item>
        <text:list-item>
          <text:p text:style-name="P275">Text font size.</text:p>
        </text:list-item>
        <text:list-item>
          <text:p text:style-name="P277">Text font weight.</text:p>
        </text:list-item>
      </text:list>
      <text:p text:style-name="P274"/>
      <text:p text:style-name="P274"/>
      <text:p text:style-name="P278"/>
      <text:h text:style-name="Heading_20_3" text:outline-level="3"><text:span text:style-name="T114">Intents: </text:span>ListView</text:h>
      <text:p text:style-name="P165"><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65"/>
      <text:p text:style-name="P279">Category: <text:span text:style-name="T11">Discrete User Control</text:span></text:p>
      <text:p text:style-name="P165"/>
      <text:p text:style-name="P279">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79"/>
      <text:p text:style-name="P280">Visual Attributes</text:p>
      <text:p text:style-name="P281">The following <text:span text:style-name="T110">visual </text:span>attributes are transferred <text:span text:style-name="T110">from the drawing </text:span>to the resulting <text:span text:style-name="T111">target</text:span> control.</text:p>
      <text:list xml:id="list181338831485154" text:continue-numbering="true" text:style-name="L16">
        <text:list-item>
          <text:p text:style-name="P282"><text:span text:style-name="T112">Control</text:span> background color.</text:p>
        </text:list-item>
        <text:list-item>
          <text:p text:style-name="P282"><text:span text:style-name="T112">Control</text:span> border color.</text:p>
        </text:list-item>
        <text:list-item>
          <text:p text:style-name="P282"><text:span text:style-name="T112">Control</text:span> corner radius.</text:p>
        </text:list-item>
        <text:list-item>
          <text:p text:style-name="P283"><text:span text:style-name="T112">Control</text:span> location (x, y).</text:p>
        </text:list-item>
        <text:list-item>
          <text:p text:style-name="P283"><text:span text:style-name="T112">Control</text:span> size (width, height).</text:p>
        </text:list-item>
        <text:list-item>
          <text:p text:style-name="P282">Text <text:span text:style-name="T113">font </text:span>color.</text:p>
        </text:list-item>
        <text:list-item>
          <text:p text:style-name="P282">Text font name.</text:p>
        </text:list-item>
        <text:list-item>
          <text:p text:style-name="P282">Text font size.</text:p>
        </text:list-item>
        <text:list-item>
          <text:p text:style-name="P284">Text font weight.</text:p>
        </text:list-item>
      </text:list>
      <text:p text:style-name="P281"/>
      <text:p text:style-name="P281"/>
      <text:p text:style-name="P285"/>
      <text:h text:style-name="Heading_20_3" text:outline-level="3"><text:span text:style-name="T114">Intents: </text:span>MenuBar</text:h>
      <text:p text:style-name="P165"><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65"/>
      <text:p text:style-name="P286">Category: <text:span text:style-name="T11">Discrete User Control</text:span></text:p>
      <text:p text:style-name="P286"/>
      <text:p text:style-name="P286">The MenuBar <text:span text:style-name="T147">control </text:span>is a classic form design element that provides users with a structured way to access commands and features. Think of it as the row of options you see at the top of most desktop applications, like File, Edit, or Help.</text:p>
      <text:p text:style-name="P286"/>
      <text:p text:style-name="P287">Instructions</text:p>
      <text:p text:style-name="P288">Follow these general steps to design with this control.</text:p>
      <text:list text:style-name="L28">
        <text:list-item>
          <text:p text:style-name="P289">Draw a new rectangle object onto the canvas.</text:p>
        </text:list-item>
        <text:list-item>
          <text:p text:style-name="P289">Visually align the control to the top, left, bottom, or right side of the parent area to indicate its docking position.</text:p>
        </text:list-item>
        <text:list-item>
          <text:p text:style-name="P289">In the Object Properties dialog for this object, set the <text:span text:style-name="T11">ID</text:span> to a memorable name, like <text:span text:style-name="T11">mnuMain</text:span><text:span text:style-name="T69">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69"> textbox.</text:span></text:p>
        </text:list-item>
        <text:list-item>
          <text:p text:style-name="P289">Set the <text:span text:style-name="T11">Label</text:span> value to <text:span text:style-name="T11">MenuBar</text:span></text:p>
        </text:list-item>
        <text:list-item>
          <text:p text:style-name="P290">Switch to the Layers dialog and create a new layer.</text:p>
        </text:list-item>
        <text:list-item>
          <text:p text:style-name="P290">Set the label of the layer to <text:span text:style-name="T11">mnuMain</text:span></text:p>
        </text:list-item>
        <text:list-item>
          <text:p text:style-name="P290">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290">Under the text, draw a rectangle.</text:p>
        </text:list-item>
        <text:list-item>
          <text:p text:style-name="P290">Onto the rectangle, draw one or more text entries. <text:span text:style-name="T148">They will be interpreted as they appear vertically on the canvas. Using the </text:span><text:span text:style-name="T149">ID</text:span><text:span text:style-name="T148"> property in the Object Properties dialog, give each item a unique name, prefixing it with </text:span><text:span text:style-name="T149">mnuFile</text:span><text:span text:style-name="T148">, as in </text:span><text:span text:style-name="T149">mnuFileSave</text:span><text:span text:style-name="T148"> for the </text:span><text:span text:style-name="T149">File / Save</text:span><text:span text:style-name="T148"> option, and </text:span><text:span text:style-name="T149">mnuFileOpen</text:span><text:span text:style-name="T148"> for the </text:span><text:span text:style-name="T149">File / Open</text:span><text:span text:style-name="T148"> option.</text:span></text:p>
        </text:list-item>
        <text:list-item>
          <text:p text:style-name="P291">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286"/>
      <text:p text:style-name="P286"/>
      <text:p text:style-name="P292">Text Attributes</text:p>
      <text:p text:style-name="P293">The following custom user attributes can be set for this control.</text:p>
      <text:list xml:id="list181340191742921" text:continue-list="list181338553354844" text:style-name="L22">
        <text:list-item>
          <text:p text:style-name="P294"><text:span text:style-name="T150">Dock</text:span><text:span text:style-name="T69">. </text:span><text:span text:style-name="T151">{Left|Top|Right|Bottom}</text:span><text:span text:style-name="T69">. </text:span><text:span text:style-name="T151">The area within the parent at which the control should be docked.</text:span></text:p>
        </text:list-item>
      </text:list>
      <text:p text:style-name="P295"/>
      <text:p text:style-name="P296">Visual Attributes</text:p>
      <text:p text:style-name="P297"><text:span text:style-name="T152">There are no specific </text:span><text:span text:style-name="T110">visual </text:span>attributes transferred <text:span text:style-name="T110">from the drawing </text:span>to the resulting <text:span text:style-name="T111">target</text:span> control.</text:p>
      <text:p text:style-name="P297"/>
      <text:p text:style-name="P297"/>
      <text:p text:style-name="P298"/>
      <text:h text:style-name="Heading_20_3" text:outline-level="3"><text:span text:style-name="T114">Intents: </text:span>Panel</text:h>
      <text:p text:style-name="P165"><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65"/>
      <text:p text:style-name="P286">Category: <text:span text:style-name="T11">Layout Surface</text:span></text:p>
      <text:p text:style-name="P165"/>
      <text:p text:style-name="P286">A Panel control is a container with static positioning that can be used within any other statically positioned container to provide organization.</text:p>
      <text:p text:style-name="P299">Note: This control might be discontinued in favor of the StaticPanel, which is extremely similar, if not indistinguishable.</text:p>
      <text:p text:style-name="P299"/>
      <text:p text:style-name="P286"/>
      <text:p text:style-name="P296">Visual Attributes</text:p>
      <text:p text:style-name="P297">The following <text:span text:style-name="T110">visual </text:span>attributes are transferred <text:span text:style-name="T110">from the drawing </text:span>to the resulting <text:span text:style-name="T111">target</text:span> control.</text:p>
      <text:list xml:id="list181340443049929" text:continue-list="list181338831485154" text:style-name="L16">
        <text:list-item>
          <text:p text:style-name="P300"><text:span text:style-name="T112">Control</text:span> background color.</text:p>
        </text:list-item>
        <text:list-item>
          <text:p text:style-name="P300"><text:span text:style-name="T112">Control</text:span> border color.</text:p>
        </text:list-item>
        <text:list-item>
          <text:p text:style-name="P300"><text:span text:style-name="T112">Control</text:span> corner radius.</text:p>
        </text:list-item>
        <text:list-item>
          <text:p text:style-name="P301"><text:span text:style-name="T112">Control</text:span> location (x, y).</text:p>
        </text:list-item>
        <text:list-item>
          <text:p text:style-name="P301"><text:span text:style-name="T112">Control</text:span> size (width, height).</text:p>
        </text:list-item>
      </text:list>
      <text:p text:style-name="P302"/>
      <text:p text:style-name="P165"/>
      <text:p text:style-name="P196"/>
      <text:h text:style-name="Heading_20_3" text:outline-level="3"><text:span text:style-name="T114">Intents: </text:span>PictureBox</text:h>
      <text:p text:style-name="P165"><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65"/>
      <text:p text:style-name="P303">Category: <text:span text:style-name="T11">Discrete User Control</text:span></text:p>
      <text:p text:style-name="P303"/>
      <text:p text:style-name="P303">The picture control displays a picture at the specified location on the form.</text:p>
      <text:p text:style-name="P303"/>
      <text:p text:style-name="P304">Visual Attributes</text:p>
      <text:p text:style-name="P305">The following <text:span text:style-name="T110">visual </text:span>attributes are transferred <text:span text:style-name="T110">from the drawing </text:span>to the resulting <text:span text:style-name="T111">target</text:span> control.</text:p>
      <text:list xml:id="list181338902976527" text:continue-numbering="true" text:style-name="L16">
        <text:list-item>
          <text:p text:style-name="P306"><text:span text:style-name="T112">Control</text:span> background color.</text:p>
        </text:list-item>
        <text:list-item>
          <text:p text:style-name="P306"><text:span text:style-name="T112">Control</text:span> border color.</text:p>
        </text:list-item>
        <text:list-item>
          <text:p text:style-name="P306"><text:span text:style-name="T112">Control</text:span> corner radius.</text:p>
        </text:list-item>
        <text:list-item>
          <text:p text:style-name="P307"><text:span text:style-name="T112">Control</text:span> location (x, y).</text:p>
        </text:list-item>
        <text:list-item>
          <text:p text:style-name="P307"><text:span text:style-name="T112">Control</text:span> size (width, height).</text:p>
        </text:list-item>
      </text:list>
      <text:p text:style-name="P308"/>
      <text:p text:style-name="P303"/>
      <text:p text:style-name="P309"/>
      <text:h text:style-name="Heading_20_3" text:outline-level="3"><text:span text:style-name="T114">Intents: </text:span>ProgressBar</text:h>
      <text:p text:style-name="P165"><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65"/>
      <text:p text:style-name="P303">Category: <text:span text:style-name="T11">Discrete User Control</text:span></text:p>
      <text:p text:style-name="P165"/>
      <text:p text:style-name="P303">The ProgressBar control indicates the amount of completion a process has reached.</text:p>
      <text:p text:style-name="P303"/>
      <text:p text:style-name="P310">Instructions</text:p>
      <text:p text:style-name="P311">Follow these steps to use the <text:span text:style-name="T153">ProgressBar</text:span> control.</text:p>
      <text:list xml:id="list181339023678606" text:continue-list="list181340129751590" text:style-name="L14">
        <text:list-item>
          <text:p text:style-name="P312">Draw a rectangle on the canvas.</text:p>
        </text:list-item>
        <text:list-item>
          <text:p text:style-name="P312">In the <text:span text:style-name="T11">Object Properties</text:span> dialog, set the <text:span text:style-name="T11">ID</text:span> of the control and press [Enter] to record it.</text:p>
        </text:list-item>
        <text:list-item>
          <text:p text:style-name="P312">Set the <text:span text:style-name="T11">Label</text:span> of the new object to <text:span text:style-name="T154">ProgressBar</text:span>. Press [Enter] to record the new value.</text:p>
        </text:list-item>
        <text:list-item>
          <text:p text:style-name="P312"><text:span text:style-name="T153">The default values of the drawn control are Minimum:0; Maximum:100; Value:0</text:span>. <text:span text:style-name="T153">If you wish to define a different range or value open the XML Editor and add your own values for those attributes.</text:span></text:p>
        </text:list-item>
      </text:list>
      <text:p text:style-name="P313"/>
      <text:p text:style-name="P314">Text Attributes</text:p>
      <text:p text:style-name="P315">The following custom user attributes can be set for this control.</text:p>
      <text:list xml:id="list181339526345758" text:continue-list="list181340191742921" text:style-name="L22">
        <text:list-item>
          <text:p text:style-name="P316">Maximum<text:span text:style-name="T69">. The maximum allowable value.</text:span></text:p>
        </text:list-item>
        <text:list-item>
          <text:p text:style-name="P317"><text:span text:style-name="T153">Minimum</text:span><text:span text:style-name="T155">. </text:span><text:span text:style-name="T151">The </text:span><text:span text:style-name="T155">minimum allowable value</text:span><text:span text:style-name="T151">.</text:span></text:p>
        </text:list-item>
        <text:list-item>
          <text:p text:style-name="P318"><text:span text:style-name="T11">Value</text:span>. The initial value of the control.</text:p>
        </text:list-item>
      </text:list>
      <text:p text:style-name="P313"/>
      <text:p text:style-name="P304">Visual Attributes</text:p>
      <text:p text:style-name="P305">The following <text:span text:style-name="T110">visual </text:span>attributes are transferred <text:span text:style-name="T110">from the drawing </text:span>to the resulting <text:span text:style-name="T111">target</text:span> control.</text:p>
      <text:list xml:id="list181338706643792" text:continue-list="list181338902976527" text:style-name="L16">
        <text:list-item>
          <text:p text:style-name="P306"><text:span text:style-name="T112">Control</text:span> border color.</text:p>
        </text:list-item>
        <text:list-item>
          <text:p text:style-name="P306"><text:span text:style-name="T112">Control</text:span> corner radius.</text:p>
        </text:list-item>
        <text:list-item>
          <text:p text:style-name="P307"><text:span text:style-name="T112">Control</text:span> location (x, y).</text:p>
        </text:list-item>
        <text:list-item>
          <text:p text:style-name="P307"><text:span text:style-name="T112">Control</text:span> size (width, height).</text:p>
        </text:list-item>
      </text:list>
      <text:p text:style-name="P308"/>
      <text:p text:style-name="P165"><text:soft-page-break/></text:p>
      <text:p text:style-name="P196"/>
      <text:h text:style-name="Heading_20_3" text:outline-level="3"><text:span text:style-name="T114">Intents: </text:span>RadioButton</text:h>
      <text:p text:style-name="P165"><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65"/>
      <text:p text:style-name="P303">Category: <text:span text:style-name="T11">Discrete User Control</text:span></text:p>
      <text:p text:style-name="P303"/>
      <text:p text:style-name="P303">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303"/>
      <text:p text:style-name="P319">Instructions</text:p>
      <text:p text:style-name="P320">Follow these steps to use the <text:span text:style-name="T156">RadioButton</text:span> control.</text:p>
      <text:list xml:id="list181340347010060" text:continue-list="list181339023678606" text:style-name="L14">
        <text:list-item>
          <text:p text:style-name="P321">Draw a<text:span text:style-name="T156">n</text:span> <text:span text:style-name="T156">oval </text:span>on the canvas.</text:p>
        </text:list-item>
        <text:list-item>
          <text:p text:style-name="P321">In the <text:span text:style-name="T11">Object Properties</text:span> dialog, set the <text:span text:style-name="T11">ID</text:span> of the control and press [Enter] to record it.</text:p>
        </text:list-item>
        <text:list-item>
          <text:p text:style-name="P321">Set the <text:span text:style-name="T11">Label</text:span> of the new object to <text:span text:style-name="T157">RadioButton</text:span>. Press [Enter] to record the new value.</text:p>
        </text:list-item>
        <text:list-item>
          <text:p text:style-name="P321"><text:span text:style-name="T156">In the </text:span><text:span text:style-name="T157">XML Editor</text:span><text:span text:style-name="T156"> dialog, set the text attributes for group name and label content.</text:span><text:span text:style-name="T153">.</text:span></text:p>
        </text:list-item>
      </text:list>
      <text:p text:style-name="P322"/>
      <text:p text:style-name="P323">Text Attributes</text:p>
      <text:p text:style-name="P324">The following custom user attributes can be set for this control.</text:p>
      <text:list xml:id="list788027919" text:style-name="L29">
        <text:list-item>
          <text:p text:style-name="P325">Content<text:span text:style-name="T69">. (Optional). The label text to be included directly with this control.</text:span></text:p>
        </text:list-item>
        <text:list-item>
          <text:p text:style-name="P326"><text:span text:style-name="T156">GroupName</text:span><text:span text:style-name="T69">. </text:span><text:span text:style-name="T158">The name of the selection group to which the button belongs. Only one button per group can be checked at any time</text:span><text:span text:style-name="T69">. </text:span><text:span text:style-name="T158">Checking one automatically unchecks all of the others.</text:span></text:p>
        </text:list-item>
      </text:list>
      <text:p text:style-name="P322"/>
      <text:p text:style-name="P327">Visual Attributes</text:p>
      <text:p text:style-name="P305">The following <text:span text:style-name="T110">visual </text:span>attributes are transferred <text:span text:style-name="T110">from the drawing </text:span>to the resulting <text:span text:style-name="T111">target </text:span>control.</text:p>
      <text:list text:continue-list="list4175455255" text:style-name="L18">
        <text:list-item>
          <text:p text:style-name="P328">Control location (x, y).</text:p>
        </text:list-item>
      </text:list>
      <text:p text:style-name="P329"/>
      <text:p text:style-name="P329"/>
      <text:p text:style-name="P330"/>
      <text:h text:style-name="Heading_20_3" text:outline-level="3"><text:span text:style-name="T114">Intents: </text:span>ScrollPanel</text:h>
      <text:p text:style-name="P165"><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65"/>
      <text:p text:style-name="P331">Category: <text:span text:style-name="T11">Layout Surface</text:span></text:p>
      <text:p text:style-name="P165"/>
      <text:p text:style-name="P331">The ScrollPanel control is a container that can handle the scrolling and relative in-window positioning of the <text:span text:style-name="T159">child control.</text:span></text:p>
      <text:p text:style-name="P331"/>
      <text:p text:style-name="P331"/>
      <text:p text:style-name="P332">Visual Attributes</text:p>
      <text:p text:style-name="P333">The following <text:span text:style-name="T110">visual </text:span>attributes are transferred <text:span text:style-name="T110">from the drawing </text:span>to the resulting <text:span text:style-name="T111">target</text:span> control.</text:p>
      <text:list xml:id="list181339883347765" text:continue-list="list181338706643792" text:style-name="L16">
        <text:list-item>
          <text:p text:style-name="P334"><text:span text:style-name="T112">Control</text:span> location (x, y).</text:p>
        </text:list-item>
        <text:list-item>
          <text:p text:style-name="P334"><text:span text:style-name="T112">Control</text:span> size (width, height).</text:p>
        </text:list-item>
      </text:list>
      <text:p text:style-name="P335"/>
      <text:p text:style-name="P331"/>
      <text:p text:style-name="P336"/>
      <text:h text:style-name="Heading_20_3" text:outline-level="3"><text:span text:style-name="T114">Intents: </text:span>SplitPanel</text:h>
      <text:p text:style-name="P165"><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65"/>
      <text:p text:style-name="P337">Category: <text:span text:style-name="T11">Layout Surface</text:span></text:p>
      <text:p text:style-name="P165"/>
      <text:p text:style-name="P337">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337"/>
      <text:p text:style-name="P338">Instructions</text:p>
      <text:p text:style-name="P339">Follow these steps to use the SplitPanel layout control.</text:p>
      <text:list text:style-name="L30">
        <text:list-item>
          <text:p text:style-name="P340">Draw a rectangle in available area, set its location and size as appropriate.</text:p>
        </text:list-item>
        <text:list-item>
          <text:p text:style-name="P340">In the <text:span text:style-name="T11">Layouts</text:span> dialog, locate the object and set its label to <text:span text:style-name="T11">SplitPanel</text:span>.</text:p>
        </text:list-item>
        <text:list-item>
          <text:p text:style-name="P340">Draw child controls on the left and right, if the <text:span text:style-name="T160">panel</text:span> is to be oriented horizontally, or top and bottom, if the <text:span text:style-name="T160">panel</text:span> is to be oriented vertically.</text:p>
        </text:list-item>
      </text:list>
      <text:p text:style-name="P341"/>
      <text:p text:style-name="P342">Text Attributes</text:p>
      <text:p text:style-name="P343">The following custom user attributes can be set for this control.</text:p>
      <text:list text:continue-list="list788027919" text:style-name="L29">
        <text:list-item>
          <text:p text:style-name="P344"><text:span text:style-name="T161">Orientation</text:span><text:span text:style-name="T69">. (Optional). </text:span><text:span text:style-name="T162">The orientation of the </text:span><text:span text:style-name="T163">layout direction</text:span><text:span text:style-name="T162"> within the panel, </text:span><text:span text:style-name="T161">Vertical</text:span><text:span text:style-name="T162"> indicates a </text:span><text:span text:style-name="T163">top panel, horizontal splitter, and bottom panel, while </text:span><text:span text:style-name="T161">Horizontal</text:span><text:span text:style-name="T162"> indicates a </text:span><text:span text:style-name="T163">left panel, vertical splitter, and right panel</text:span><text:span text:style-name="T69">. </text:span><text:span text:style-name="T164">If this value is specified, it overrides the visual layout.</text:span></text:p>
        </text:list-item>
        <text:list-item>
          <text:p text:style-name="P345"><text:span text:style-name="T11">PanelASize</text:span>. The size of the left or top panel. Default = "Auto".</text:p>
        </text:list-item>
        <text:list-item>
          <text:p text:style-name="P345"><text:span text:style-name="T11">PanelBSize</text:span>. The size of the right or bottom panel. Default = "*".</text:p>
        </text:list-item>
        <text:list-item>
          <text:p text:style-name="P345"><text:span text:style-name="T11">SplitterSize</text:span>. The size of the splitter bar. Default = "5".</text:p>
        </text:list-item>
      </text:list>
      <text:p text:style-name="P346"/>
      <text:p text:style-name="P347">Visual Attributes</text:p>
      <text:p text:style-name="P348">The following <text:span text:style-name="T110">visual </text:span>attributes are transferred <text:span text:style-name="T110">from the drawing </text:span>to the resulting <text:span text:style-name="T111">target</text:span> control.</text:p>
      <text:list xml:id="list181340134299048" text:continue-list="list181339883347765" text:style-name="L16">
        <text:list-item>
          <text:p text:style-name="P349"><text:span text:style-name="T112">Control</text:span> location (x, y).</text:p>
        </text:list-item>
        <text:list-item>
          <text:p text:style-name="P349"><text:span text:style-name="T112">Control</text:span> size (width, height).</text:p>
        </text:list-item>
      </text:list>
      <text:p text:style-name="P350"/>
      <text:p text:style-name="P350"><text:soft-page-break/></text:p>
      <text:p text:style-name="P351"/>
      <text:h text:style-name="Heading_20_3" text:outline-level="3"><text:span text:style-name="T114">Intents: </text:span>StaticPanel</text:h>
      <text:p text:style-name="P165"><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65"/>
      <text:p text:style-name="P352">Category: <text:span text:style-name="T11">Layout Surface</text:span></text:p>
      <text:p text:style-name="P165"/>
      <text:p text:style-name="P352">The StaticPanel control provides a surface upon which <text:span text:style-name="T165">specific,</text:span> coordinate-based layout <text:span text:style-name="T165">of multiple child objects </text:span>can be <text:span text:style-name="T165">performed.</text:span></text:p>
      <text:p text:style-name="P352"/>
      <text:p text:style-name="P353">Visual Attributes</text:p>
      <text:p text:style-name="P354">The following <text:span text:style-name="T110">visual </text:span>attributes are transferred <text:span text:style-name="T110">from the drawing </text:span>to the resulting <text:span text:style-name="T111">target</text:span> control.</text:p>
      <text:list xml:id="list181340446281308" text:continue-numbering="true" text:style-name="L16">
        <text:list-item>
          <text:p text:style-name="P355"><text:span text:style-name="T112">Control</text:span> background color.</text:p>
        </text:list-item>
        <text:list-item>
          <text:p text:style-name="P355"><text:span text:style-name="T112">Control</text:span> border color.</text:p>
        </text:list-item>
        <text:list-item>
          <text:p text:style-name="P355"><text:span text:style-name="T112">Control</text:span> corner radius.</text:p>
        </text:list-item>
        <text:list-item>
          <text:p text:style-name="P356"><text:span text:style-name="T112">Control</text:span> location (x, y).</text:p>
        </text:list-item>
        <text:list-item>
          <text:p text:style-name="P356"><text:span text:style-name="T112">Control</text:span> size (width, height).</text:p>
        </text:list-item>
      </text:list>
      <text:p text:style-name="P357"/>
      <text:p text:style-name="P357"/>
      <text:p text:style-name="P358"/>
      <text:h text:style-name="Heading_20_3" text:outline-level="3"><text:span text:style-name="T114">Intents: </text:span>StatusBar</text:h>
      <text:p text:style-name="P165"/>
      <text:p text:style-name="P165"><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359">Category: <text:span text:style-name="T11">Discrete User Control</text:span></text:p>
      <text:p text:style-name="P359"/>
      <text:p text:style-name="P360">The StatusBar control is typically aligned at the bottom of the form or parent control, and contains basic controls, like labels and progress bars, help the user to remain aware of current application states.</text:p>
      <text:p text:style-name="P361">In this version, the status bar only has one text message at the left side of the control.</text:p>
      <text:p text:style-name="P361"/>
      <text:p text:style-name="P362">Instructions</text:p>
      <text:p text:style-name="P363">Follow these steps to use the <text:span text:style-name="T166">StatusBar</text:span> control.</text:p>
      <text:list text:continue-list="list181340347010060" text:style-name="L14">
        <text:list-item>
          <text:p text:style-name="P364">Draw a rectangle on the canvas.</text:p>
        </text:list-item>
        <text:list-item>
          <text:p text:style-name="P364">In the <text:span text:style-name="T11">Object Properties</text:span> dialog, set the <text:span text:style-name="T11">ID</text:span> of the control and press [Enter] to record it.</text:p>
        </text:list-item>
        <text:list-item>
          <text:p text:style-name="P364">Set the <text:span text:style-name="T11">Label</text:span> of the new object to <text:span text:style-name="T167">Status</text:span><text:span text:style-name="T154">Bar</text:span>. Press [Enter] to record the new value.</text:p>
        </text:list-item>
        <text:list-item>
          <text:p text:style-name="P364"><text:span text:style-name="T166">Draw text over the control to indicate the initial </text:span><text:span text:style-name="T168">message</text:span><text:span text:style-name="T153">.</text:span></text:p>
        </text:list-item>
      </text:list>
      <text:p text:style-name="P365"/>
      <text:p text:style-name="P366">Text Attributes</text:p>
      <text:p text:style-name="P367">The following custom user attributes can be set for this control.</text:p>
      <text:list text:style-name="L31">
        <text:list-item>
          <text:p text:style-name="P368">.</text:p>
        </text:list-item>
      </text:list>
      <text:p text:style-name="P369"/>
      <text:p text:style-name="P370">Visual Attributes</text:p>
      <text:p text:style-name="P371">The following <text:span text:style-name="T110">visual </text:span>attributes are transferred <text:span text:style-name="T110">from the drawing </text:span>to the resulting <text:span text:style-name="T111">target</text:span> control.</text:p>
      <text:list xml:id="list181339405090188" text:continue-list="list181340446281308" text:style-name="L16">
        <text:list-item>
          <text:p text:style-name="P372"><text:span text:style-name="T112">Control</text:span> background color.</text:p>
        </text:list-item>
        <text:list-item>
          <text:p text:style-name="P372"><text:span text:style-name="T112">Control</text:span> border color.</text:p>
        </text:list-item>
        <text:list-item>
          <text:p text:style-name="P373"><text:span text:style-name="T112">Control</text:span> size (height).</text:p>
        </text:list-item>
      </text:list>
      <text:p text:style-name="P374"/>
      <text:p text:style-name="P374"/>
      <text:p text:style-name="P375"/>
      <text:h text:style-name="Heading_20_3" text:outline-level="3"><text:span text:style-name="T114">Intents: </text:span>TabControl</text:h>
      <text:p text:style-name="P165"><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65"/>
      <text:p text:style-name="P376">Category: <text:span text:style-name="T11">Discrete User Control</text:span></text:p>
      <text:p text:style-name="P376"/>
      <text:p text:style-name="P376">The TabControl is a multi-page container control having selection tabs at one of the edges, often the top.</text:p>
      <text:p text:style-name="P376"/>
      <text:p text:style-name="P377">Instructions</text:p>
      <text:p text:style-name="P376">Use layers to place child controls in the pages of a TabControl.</text:p>
      <text:p text:style-name="P378">First, create one layer for each <text:span text:style-name="T169">of the control's </text:span>tab<text:span text:style-name="T169">s. </text:span><text:span text:style-name="T170">Name that layer using the TabControl's id value, a hyphen character, </text:span><text:span text:style-name="T171">the Header keyword, </text:span><text:span text:style-name="T170">and the Text to display on the tab. For example, if the TabControl id="tctlMain" and you want the tab to display the text "Book Sales", then create a new layer named "tctlMain-</text:span><text:span text:style-name="T171">Header:</text:span><text:span text:style-name="T170">Book Sales".</text:span></text:p>
      <text:p text:style-name="P379">Next, treat the new layer somewhat as a form by adding controls and appropriate settings.</text:p>
      <text:p text:style-name="P379"/>
      <text:p text:style-name="P380">Text Attributes</text:p>
      <text:p text:style-name="P379">The following custom user attributes can be set for this control.</text:p>
      <text:list xml:id="list181338736493013" text:continue-list="list181339526345758" text:style-name="L22">
        <text:list-item>
          <text:p text:style-name="P381"><text:span text:style-name="T11">TabEdge</text:span>. {Left|Top|Right|Bottom}. The edge at which to place the tabs.</text:p>
        </text:list-item>
      </text:list>
      <text:p text:style-name="P376"/>
      <text:p text:style-name="P382">Visual Attributes</text:p>
      <text:p text:style-name="P383">The following <text:span text:style-name="T110">visual </text:span>attributes are transferred <text:span text:style-name="T110">from the drawing </text:span>to the resulting <text:span text:style-name="T111">target</text:span> control.</text:p>
      <text:list xml:id="list181338507636354" text:continue-list="list181339405090188" text:style-name="L16">
        <text:list-item>
          <text:p text:style-name="P384"><text:span text:style-name="T112">Control</text:span> background color.</text:p>
        </text:list-item>
        <text:list-item>
          <text:p text:style-name="P384"><text:span text:style-name="T112">Control</text:span> border color.</text:p>
        </text:list-item>
        <text:list-item>
          <text:p text:style-name="P384"><text:span text:style-name="T112">Control</text:span> corner radius.</text:p>
        </text:list-item>
        <text:list-item>
          <text:p text:style-name="P385"><text:span text:style-name="T112">Control</text:span> location (x, y).</text:p>
        </text:list-item>
        <text:list-item>
          <text:p text:style-name="P385"><text:span text:style-name="T112">Control</text:span> size (width, height).</text:p>
        </text:list-item>
      </text:list>
      <text:p text:style-name="P386"/>
      <text:p text:style-name="P376"/>
      <text:p text:style-name="P376"/>
      <text:p text:style-name="P387"/>
      <text:h text:style-name="Heading_20_3" text:outline-level="3"><text:span text:style-name="T114">Intents: </text:span>TextBox</text:h>
      <text:p text:style-name="P165"><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65"/>
      <text:p text:style-name="P388">Category: <text:span text:style-name="T11">Discrete User Control</text:span></text:p>
      <text:p text:style-name="P388"/>
      <text:p text:style-name="P388">The TextBox is a control that allows the user to enter or edit text, which helps to maintain the value of a field.</text:p>
      <text:p text:style-name="P388"/>
      <text:p text:style-name="P389">Instructions</text:p>
      <text:list xml:id="list3748994337" text:style-name="L32">
        <text:list-item>
          <text:p text:style-name="P390">Draw a rectangle on the canvas.</text:p>
        </text:list-item>
        <text:list-item>
          <text:p text:style-name="P390">In the <text:span text:style-name="T11">Object Properties</text:span> dialog, set the <text:span text:style-name="T11">ID</text:span> to the unique ID of the control on the form. For example, 'txtDisplayName'. Press [Enter] to record the value.</text:p>
        </text:list-item>
        <text:list-item>
          <text:p text:style-name="P391">Set the Label to <text:span text:style-name="T11">TextBox</text:span><text:span text:style-name="T69"> and press [Enter] to record the value.</text:span></text:p>
        </text:list-item>
        <text:list-item>
          <text:p text:style-name="P392"><text:span text:style-name="T172">Optional. </text:span>To configure <text:span text:style-name="T173">the</text:span> TextBox with existing text, drop a <text:span text:style-name="T174">general purpose </text:span>text object inside its area.</text:p>
        </text:list-item>
        <text:list-item>
          <text:p text:style-name="P393">Optional. To indicate an in-control label, such as those found in text boxes in the style of Material Design, drop a text object inside the TextBox area and set its label to <text:span text:style-name="T11">Label</text:span>.</text:p>
        </text:list-item>
      </text:list>
      <text:p text:style-name="P388"/>
      <text:p text:style-name="P394">Text Attributes</text:p>
      <text:p text:style-name="P395">The following custom user attributes can be set for this control.</text:p>
      <text:list xml:id="list181338622724079" text:continue-list="list181338736493013" text:style-name="L22">
        <text:list-item>
          <text:p text:style-name="P396">AcceptsReturn<text:span text:style-name="T69">. Value indicating whether the textbox accepts presses of the [Enter] key, as well as Carriage Return and Line Feed characters. Default = False.</text:span></text:p>
        </text:list-item>
        <text:list-item>
          <text:p text:style-name="P396">PasswordChar<text:span text:style-name="T69">. The character to use as a password-style mask. If blank, normal text is displayed.</text:span></text:p>
        </text:list-item>
        <text:list-item>
          <text:p text:style-name="P397"><text:span text:style-name="T175">Prompt</text:span>. The <text:span text:style-name="T125">text to be placed in the control when the Text property is blank</text:span>.</text:p>
        </text:list-item>
        <text:list-item>
          <text:p text:style-name="P398"><text:span text:style-name="T11">Text</text:span>. The <text:span text:style-name="T176">initial</text:span> user text in the control. <text:span text:style-name="T174">If present, this value overrides the text found in the visual design.</text:span></text:p>
        </text:list-item>
        <text:list-item>
          <text:p text:style-name="P399"><text:span text:style-name="T11">TextWrapping</text:span>. (NoWrap | Wrap | WrapWithOverflow). Controls text word-wrap. Use this property in conjunction with AcceptsReturn. Default = NoWrap.</text:p>
        </text:list-item>
      </text:list>
      <text:p text:style-name="P400"/>
      <text:p text:style-name="P401">Visual Attributes</text:p>
      <text:p text:style-name="P402">The following <text:span text:style-name="T110">visual </text:span>attributes are transferred <text:span text:style-name="T110">from the drawing </text:span>to the resulting <text:span text:style-name="T111">target</text:span> control.</text:p>
      <text:list xml:id="list181339499860177" text:continue-list="list181338507636354" text:style-name="L16">
        <text:list-item>
          <text:p text:style-name="P403"><text:soft-page-break/><text:span text:style-name="T112">Control</text:span> background color.</text:p>
        </text:list-item>
        <text:list-item>
          <text:p text:style-name="P403"><text:span text:style-name="T112">Control</text:span> border color.</text:p>
        </text:list-item>
        <text:list-item>
          <text:p text:style-name="P403"><text:span text:style-name="T112">Control</text:span> corner radius.</text:p>
        </text:list-item>
        <text:list-item>
          <text:p text:style-name="P404"><text:span text:style-name="T112">Control</text:span> location (x, y).</text:p>
        </text:list-item>
        <text:list-item>
          <text:p text:style-name="P404"><text:span text:style-name="T112">Control</text:span> size (width, height).</text:p>
        </text:list-item>
        <text:list-item>
          <text:p text:style-name="P403">Text <text:span text:style-name="T113">font </text:span>color.</text:p>
        </text:list-item>
        <text:list-item>
          <text:p text:style-name="P403">Text font name.</text:p>
        </text:list-item>
        <text:list-item>
          <text:p text:style-name="P403">Text font size.</text:p>
        </text:list-item>
        <text:list-item>
          <text:p text:style-name="P405">Text font weight.</text:p>
        </text:list-item>
      </text:list>
      <text:p text:style-name="P402"/>
      <text:p text:style-name="P406"/>
      <text:h text:style-name="Heading_20_3" text:outline-level="3"><text:span text:style-name="T114">Intents: </text:span>TextWithHelper</text:h>
      <text:p text:style-name="P165"><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65"/>
      <text:p text:style-name="P388">Category: <text:span text:style-name="T11">Discrete User Control</text:span></text:p>
      <text:p text:style-name="P165"/>
      <text:p text:style-name="P407">The TextWithHelper control is a combination of the standard TextBox and Button controls.</text:p>
      <text:p text:style-name="P407"/>
      <text:p text:style-name="P408">Instructions</text:p>
      <text:list text:continue-list="list3748994337" text:style-name="L32">
        <text:list-item>
          <text:p text:style-name="P409">Draw a rectangle on the canvas.</text:p>
        </text:list-item>
        <text:list-item>
          <text:p text:style-name="P409">In the <text:span text:style-name="T11">Object Properties</text:span> dialog, set the <text:span text:style-name="T11">ID</text:span> to the unique ID of the control on the form. For example, 'txt<text:span text:style-name="T177">Filename</text:span>'. Press [Enter] to record the value.</text:p>
        </text:list-item>
        <text:list-item>
          <text:p text:style-name="P409">Set the Label to <text:span text:style-name="T11">Text</text:span><text:span text:style-name="T178">WithHelper</text:span><text:span text:style-name="T69"> and press [Enter] to record the value.</text:span></text:p>
        </text:list-item>
        <text:list-item>
          <text:p text:style-name="P410"><text:span text:style-name="T172">Optional. </text:span>To configure <text:span text:style-name="T173">the</text:span> TextBox with existing text, drop a <text:span text:style-name="T179">rectangle with the label of </text:span><text:span text:style-name="T180">TextBox</text:span><text:span text:style-name="T179">, then a </text:span><text:span text:style-name="T174">general purpose </text:span>text object inside its area.</text:p>
        </text:list-item>
        <text:list-item>
          <text:p text:style-name="P411">Optional. To <text:span text:style-name="T177">configure the Button with a text value other than '...', drop a </text:span><text:span text:style-name="T179">rectangle with the label of </text:span><text:span text:style-name="T180">Button</text:span><text:span text:style-name="T179">, then a </text:span><text:span text:style-name="T177">general purpose text object inside its area.</text:span></text:p>
        </text:list-item>
      </text:list>
      <text:p text:style-name="P412"/>
      <text:p text:style-name="P413">Text Attributes</text:p>
      <text:p text:style-name="P414">The following custom user attributes can be set for this control.</text:p>
      <text:list xml:id="list181340189573153" text:continue-list="list181338622724079" text:style-name="L22">
        <text:list-item>
          <text:p text:style-name="P415">Caption<text:span text:style-name="T69">. The text caption to be displayed on the button. The default value is '...'.</text:span></text:p>
        </text:list-item>
        <text:list-item>
          <text:p text:style-name="P416"><text:soft-page-break/><text:span text:style-name="T175">Prompt</text:span>. The <text:span text:style-name="T125">text to be placed in the control when the Text property is blank</text:span>.</text:p>
        </text:list-item>
        <text:list-item>
          <text:p text:style-name="P417"><text:span text:style-name="T11">Text</text:span>. The active user text in the control. <text:span text:style-name="T181">This value overrides any visual text value placed on the control.</text:span></text:p>
        </text:list-item>
      </text:list>
      <text:p text:style-name="P418"/>
      <text:p text:style-name="P419">Visual Attributes</text:p>
      <text:p text:style-name="P420">The following <text:span text:style-name="T110">visual </text:span>attributes are transferred <text:span text:style-name="T110">from the drawing </text:span>to the resulting <text:span text:style-name="T111">target</text:span> control.</text:p>
      <text:list xml:id="list2210821029" text:style-name="L33">
        <text:list-item>
          <text:p text:style-name="P421">Button control background color.</text:p>
        </text:list-item>
        <text:list-item>
          <text:p text:style-name="P421">Button control border color.</text:p>
        </text:list-item>
        <text:list-item>
          <text:p text:style-name="P421">Button control corner radius.</text:p>
        </text:list-item>
        <text:list-item>
          <text:p text:style-name="P422"><text:span text:style-name="T112">Control</text:span> location (x, y).</text:p>
        </text:list-item>
        <text:list-item>
          <text:p text:style-name="P422"><text:span text:style-name="T112">Control</text:span> size (width, height).</text:p>
        </text:list-item>
        <text:list-item>
          <text:p text:style-name="P423">Text <text:span text:style-name="T113">font </text:span>color.</text:p>
        </text:list-item>
        <text:list-item>
          <text:p text:style-name="P423">Text font name.</text:p>
        </text:list-item>
        <text:list-item>
          <text:p text:style-name="P423">Text font size.</text:p>
        </text:list-item>
        <text:list-item>
          <text:p text:style-name="P424">Text font weight.</text:p>
        </text:list-item>
        <text:list-item>
          <text:p text:style-name="P423"><text:span text:style-name="T181">TextBox c</text:span><text:span text:style-name="T112">ontrol</text:span> background color.</text:p>
        </text:list-item>
        <text:list-item>
          <text:p text:style-name="P423"><text:span text:style-name="T181">TextBox c</text:span><text:span text:style-name="T112">ontrol</text:span> border color.</text:p>
        </text:list-item>
        <text:list-item>
          <text:p text:style-name="P423"><text:span text:style-name="T181">TextBox c</text:span><text:span text:style-name="T112">ontrol</text:span> corner radius.</text:p>
        </text:list-item>
      </text:list>
      <text:p text:style-name="P420"/>
      <text:p text:style-name="P425"/>
      <text:h text:style-name="Heading_20_3" text:outline-level="3"><text:span text:style-name="T114">Intents: </text:span>ToolBar</text:h>
      <text:p text:style-name="P165"><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65"/>
      <text:p text:style-name="P426">Category: <text:span text:style-name="T11">Discrete User Control</text:span></text:p>
      <text:p text:style-name="P165"/>
      <text:p text:style-name="P426">The ToolBar control, typically docked to the top, bottom, left, or right sides, <text:span text:style-name="T150">contains one or more toolbar buttons, which are typically similarly sized, icon-based buttons arranged in a single row or column.</text:span></text:p>
      <text:p text:style-name="P426"/>
      <text:p text:style-name="P427">Text Attributes</text:p>
      <text:p text:style-name="P428">The following custom user attributes can be set for this control.</text:p>
      <text:list xml:id="list181339758162213" text:continue-list="list181340189573153" text:style-name="L22">
        <text:list-item>
          <text:p text:style-name="P429"><text:span text:style-name="T150">Dock</text:span><text:span text:style-name="T69">. </text:span><text:span text:style-name="T151">{Left|Top|Right|Bottom}</text:span><text:span text:style-name="T69">. </text:span><text:span text:style-name="T151">The area within the parent at which the control should be docked.</text:span></text:p>
        </text:list-item>
      </text:list>
      <text:p text:style-name="P430"/>
      <text:p text:style-name="P431">Visual Attributes</text:p>
      <text:p text:style-name="P432">The following <text:span text:style-name="T110">visual </text:span>attributes are transferred <text:span text:style-name="T110">from the drawing </text:span>to the resulting <text:span text:style-name="T111">target</text:span> control.</text:p>
      <text:list xml:id="list181338686664789" text:continue-list="list2210821029" text:style-name="L33">
        <text:list-item>
          <text:p text:style-name="P433">Item Button Icon.</text:p>
        </text:list-item>
      </text:list>
      <text:p text:style-name="P434"/>
      <text:p text:style-name="P434"/>
      <text:p text:style-name="P430"/>
      <text:p text:style-name="P435"/>
      <text:h text:style-name="Heading_20_3" text:outline-level="3"><text:span text:style-name="T114">Intents: </text:span>TrackBar</text:h>
      <text:p text:style-name="P165"><draw:frame draw:style-name="fr3" draw:name="Image28" text:anchor-type="char" svg:x="2.5874in" svg:y="0.1311in" svg:width="1.3252in" svg:height="0.1665in" draw:z-index="27"><draw:image xlink:href="Pictures/100000010000009F000000141E89DC1D.png" xlink:type="simple" xlink:show="embed" xlink:actuate="onLoad" draw:mime-type="image/png"/></draw:frame></text:p>
      <text:p text:style-name="P165"/>
      <text:p text:style-name="P436">Category: <text:span text:style-name="T11">Discrete User Control</text:span></text:p>
      <text:p text:style-name="P165"/>
      <text:p text:style-name="P436">The TrackBar control allows the user to set a value within a range between minimum and maximum values. The control can be displayed in horizontal (default) or vertical orientations.</text:p>
      <text:p text:style-name="P436"/>
      <text:p text:style-name="P437">Text Attributes</text:p>
      <text:p text:style-name="P438">The following custom user attributes can be set for this control.</text:p>
      <text:list xml:id="list181339696108194" text:continue-list="list181339758162213" text:style-name="L22">
        <text:list-item>
          <text:p text:style-name="P439"><text:span text:style-name="T182">Orientation</text:span><text:span text:style-name="T69">. </text:span><text:span text:style-name="T151">{</text:span><text:span text:style-name="T183">Horizontal|Vertical</text:span><text:span text:style-name="T151">}</text:span><text:span text:style-name="T69">. </text:span><text:span text:style-name="T183">The orientation of this control on its parent control</text:span><text:span text:style-name="T151">. </text:span><text:span text:style-name="T183">If this value is provided, it overrides the orientation of the visual object.</text:span></text:p>
        </text:list-item>
      </text:list>
      <text:p text:style-name="P440"/>
      <text:p text:style-name="P441">Visual Attributes</text:p>
      <text:p text:style-name="P442">The following <text:span text:style-name="T110">visual </text:span>attributes are transferred <text:span text:style-name="T110">from the drawing </text:span>to the resulting <text:span text:style-name="T111">target</text:span> control.</text:p>
      <text:list xml:id="list181338797543595" text:continue-list="list181338686664789" text:style-name="L33">
        <text:list-item>
          <text:p text:style-name="P443"><text:span text:style-name="T112">Control</text:span> location (x, y).</text:p>
        </text:list-item>
        <text:list-item>
          <text:p text:style-name="P444">Control orientation (horizontal, vertical).</text:p>
        </text:list-item>
        <text:list-item>
          <text:p text:style-name="P443"><text:span text:style-name="T112">Control</text:span> size (width, height).</text:p>
        </text:list-item>
      </text:list>
      <text:p text:style-name="P442"/>
      <text:p text:style-name="P442"/>
      <text:p text:style-name="P445"/>
      <text:h text:style-name="Heading_20_3" text:outline-level="3"><text:span text:style-name="T114">Intents: </text:span>TreeView</text:h>
      <text:p text:style-name="P165"><draw:frame draw:style-name="fr3" draw:name="Image29" text:anchor-type="char" svg:x="3.1374in" svg:y="0.1311in" svg:width="0.2252in" svg:height="0.3583in" draw:z-index="28"><draw:image xlink:href="Pictures/100000010000001B0000002B866FBCDD.png" xlink:type="simple" xlink:show="embed" xlink:actuate="onLoad" draw:mime-type="image/png"/></draw:frame></text:p>
      <text:p text:style-name="P165"/>
      <text:p text:style-name="P446">Category: <text:span text:style-name="T11">Discrete User Control</text:span></text:p>
      <text:p text:style-name="P165"/>
      <text:p text:style-name="P446">The TreeView <text:span text:style-name="T184">control </text:span>is a user interface element that displays data in a hierarchical structure, much like folders <text:span text:style-name="T184">and files </text:span>in a file explorer <text:span text:style-name="T184">application</text:span>. It's perfect for organizing and navigating complex sets of related items.</text:p>
      <text:p text:style-name="P446"/>
      <text:p text:style-name="P447">Instructions</text:p>
      <text:p text:style-name="P448">Follow these steps to use the TreeView control.</text:p>
      <text:list text:style-name="L34">
        <text:list-item>
          <text:p text:style-name="P449">Draw a rectangle area on the canvas.</text:p>
        </text:list-item>
        <text:list-item>
          <text:p text:style-name="P449">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449">Set the <text:span text:style-name="T11">Label</text:span> to <text:span text:style-name="T11">TreeView</text:span>. Press [Enter] to record the value.</text:p>
        </text:list-item>
      </text:list>
      <text:p text:style-name="P448"/>
      <text:p text:style-name="P447">Pre-Loading Instructions</text:p>
      <text:p text:style-name="P448">Follow these steps if you wish to pre-load items to display in the tree when the form initializes.</text:p>
      <text:list text:style-name="L35">
        <text:list-item>
          <text:p text:style-name="P450">In the Layers dialog, create a new layer and set its label to the ID of the TreeView to represent. In the above example, the label of the new layer will be <text:span text:style-name="T11">trvMain</text:span>.</text:p>
        </text:list-item>
        <text:list-item>
          <text:p text:style-name="P450">Anywhere on the canvas, but usually within the area of the tree, drop a series of hierarchically arranged texts or image / text grouped items.</text:p>
        </text:list-item>
        <text:list-item>
          <text:p text:style-name="P450">If the nodes will have notable identifications, set the <text:span text:style-name="T11">ID</text:span>s of either the stand-alone texts or the groups containing the image and text combinations.</text:p>
        </text:list-item>
      </text:list>
      <text:p text:style-name="P448"/>
      <text:p text:style-name="P446"/>
      <text:p text:style-name="P451">Visual Attributes</text:p>
      <text:p text:style-name="P452">The following <text:span text:style-name="T110">visual </text:span>attributes are transferred <text:span text:style-name="T110">from the drawing </text:span>to the resulting <text:span text:style-name="T111">target</text:span> control.</text:p>
      <text:list text:continue-list="list181338797543595" text:style-name="L33">
        <text:list-item>
          <text:p text:style-name="P453"><text:span text:style-name="T112">Control</text:span> location (x, y).</text:p>
        </text:list-item>
        <text:list-item>
          <text:p text:style-name="P453"><text:span text:style-name="T112">Control</text:span> size (width, height).</text:p>
        </text:list-item>
      </text:list>
      <text:p text:style-name="P452"/>
      <text:p text:style-name="P452"><text:soft-page-break/></text:p>
      <text:p text:style-name="P454"/>
      <text:h text:style-name="Heading_20_3" text:outline-level="3"><text:span text:style-name="T114">Intents: </text:span>UpDown</text:h>
      <text:p text:style-name="P165"><draw:frame draw:style-name="fr3" draw:name="Image30" text:anchor-type="char" svg:x="2.8791in" svg:y="0.1311in" svg:width="0.7417in" svg:height="0.2165in" draw:z-index="29"><draw:image xlink:href="Pictures/10000001000000590000001A13F15CD0.png" xlink:type="simple" xlink:show="embed" xlink:actuate="onLoad" draw:mime-type="image/png"/></draw:frame></text:p>
      <text:p text:style-name="P165"/>
      <text:p text:style-name="P455">Category: <text:span text:style-name="T11">Discrete User Control</text:span></text:p>
      <text:p text:style-name="P165"/>
      <text:p text:style-name="P165">The UpDown control lets users adjust a value by clicking up or down arrows, rather than typing it manually. It's ideal for situations where you want to restrict input to a specific range or step size.</text:p>
      <text:p text:style-name="P165"/>
      <text:p text:style-name="P456">Text Attributes</text:p>
      <text:p text:style-name="P457">The following custom user attributes can be set for this control.</text:p>
      <text:list xml:id="list181339885602278" text:continue-list="list181339696108194" text:style-name="L22">
        <text:list-item>
          <text:p text:style-name="P458">MaxValue<text:span text:style-name="T69">. The maximum value allowed. Default is </text:span><text:span text:style-name="T185">100</text:span><text:span text:style-name="T69">.</text:span></text:p>
        </text:list-item>
        <text:list-item>
          <text:p text:style-name="P459"><text:span text:style-name="T186">MinValue</text:span><text:span text:style-name="T69">. </text:span><text:span text:style-name="T151">The </text:span><text:span text:style-name="T187">minimum value allowed</text:span><text:span text:style-name="T151">. </text:span><text:span text:style-name="T187">Default is 0.</text:span></text:p>
        </text:list-item>
        <text:list-item>
          <text:p text:style-name="P460"><text:span text:style-name="T11">Value</text:span>. The starting value at which to initialize the control. If this value is supplied, the visual text value will be overridden.</text:p>
        </text:list-item>
      </text:list>
      <text:p text:style-name="P461"/>
      <text:p text:style-name="P462">Visual Attributes</text:p>
      <text:p text:style-name="P463">The following <text:span text:style-name="T110">visual </text:span>attributes are transferred <text:span text:style-name="T110">from the drawing </text:span>to the resulting <text:span text:style-name="T111">target</text:span> control.</text:p>
      <text:list xml:id="list181338640950797" text:continue-list="list181339499860177" text:style-name="L16">
        <text:list-item>
          <text:p text:style-name="P464"><text:span text:style-name="T112">Control</text:span> background color.</text:p>
        </text:list-item>
        <text:list-item>
          <text:p text:style-name="P464"><text:span text:style-name="T112">Control</text:span> border color.</text:p>
        </text:list-item>
        <text:list-item>
          <text:p text:style-name="P464"><text:span text:style-name="T112">Control</text:span> corner radius.</text:p>
        </text:list-item>
        <text:list-item>
          <text:p text:style-name="P465"><text:span text:style-name="T112">Control</text:span> location (x, y).</text:p>
        </text:list-item>
        <text:list-item>
          <text:p text:style-name="P465"><text:span text:style-name="T112">Control</text:span> size (width, height).</text:p>
        </text:list-item>
        <text:list-item>
          <text:p text:style-name="P464">Text <text:span text:style-name="T113">font </text:span>color.</text:p>
        </text:list-item>
        <text:list-item>
          <text:p text:style-name="P464">Text font name.</text:p>
        </text:list-item>
        <text:list-item>
          <text:p text:style-name="P464">Text font size.</text:p>
        </text:list-item>
        <text:list-item>
          <text:p text:style-name="P466">Text font weight.</text:p>
        </text:list-item>
      </text:list>
      <text:p text:style-name="P463"/>
      <text:p text:style-name="P165"/>
      <text:p text:style-name="P196"/>
      <text:h text:style-name="Heading_20_3" text:outline-level="3"><text:span text:style-name="T114">Intents: </text:span>VerticalGrid</text:h>
      <text:p text:style-name="P165"><draw:frame draw:style-name="fr3" draw:name="Image31" text:anchor-type="char" svg:x="3.0417in" svg:y="0.1311in" svg:width="0.4165in" svg:height="0.4165in" draw:z-index="30"><draw:image xlink:href="Pictures/1000000100000032000000328A115307.png" xlink:type="simple" xlink:show="embed" xlink:actuate="onLoad" draw:mime-type="image/png"/></draw:frame></text:p>
      <text:p text:style-name="P165"/>
      <text:p text:style-name="P467">Category: <text:span text:style-name="T11">Layout Surface</text:span></text:p>
      <text:p text:style-name="P165"/>
      <text:p text:style-name="P468">The <text:span text:style-name="T188">Vertical</text:span>Grid control is used to fill the width of the parent by distributing it into the specified number of <text:span text:style-name="T188">rows</text:span>.</text:p>
      <text:p text:style-name="P468"/>
      <text:p text:style-name="P469">Instructions</text:p>
      <text:p text:style-name="P470">Follow these steps to use the <text:span text:style-name="T189">Vertical</text:span>Grid control.</text:p>
      <text:list text:continue-list="list181339808997647" text:style-name="L27">
        <text:list-item>
          <text:p text:style-name="P471">Draw a rectangle on the canvas.</text:p>
        </text:list-item>
        <text:list-item>
          <text:p text:style-name="P471">In the <text:span text:style-name="T11">Layers</text:span> dialog, set the new object's label to <text:span text:style-name="T190">Vertical</text:span><text:span text:style-name="T11">Grid</text:span>.</text:p>
        </text:list-item>
        <text:list-item>
          <text:p text:style-name="P230">Add other controls in front of the object to place them on the surface.</text:p>
        </text:list-item>
      </text:list>
      <text:p text:style-name="P472"/>
      <text:p text:style-name="P473">Text Attributes</text:p>
      <text:p text:style-name="P474">The following custom user attributes can be set for this control.</text:p>
      <text:list xml:id="list181338685534145" text:continue-list="list181339885602278" text:style-name="L22">
        <text:list-item>
          <text:p text:style-name="P475">.</text:p>
        </text:list-item>
      </text:list>
      <text:p text:style-name="P476"/>
      <text:p text:style-name="P477">Child Text Attributes</text:p>
      <text:p text:style-name="P232">Directly contained members of this layout surface can indicate row heights for the grid.</text:p>
      <text:list text:continue-list="list181339169516537" text:style-name="L25">
        <text:list-item>
          <text:p text:style-name="P233"><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29">Otherwise, the first item found during conversion will be used.</text:span></text:p>
        </text:list-item>
      </text:list>
      <text:p text:style-name="P234"/>
      <text:p text:style-name="P478">Visual Attributes</text:p>
      <text:p text:style-name="P479">The following <text:span text:style-name="T110">visual </text:span>attributes are transferred <text:span text:style-name="T110">from the drawing </text:span>to the resulting <text:span text:style-name="T111">target</text:span> control.</text:p>
      <text:list xml:id="list181338509727661" text:continue-list="list181338640950797" text:style-name="L16">
        <text:list-item>
          <text:p text:style-name="P480"><text:span text:style-name="T112">Control</text:span> location (x, y).</text:p>
        </text:list-item>
        <text:list-item>
          <text:p text:style-name="P480"><text:span text:style-name="T112">Control</text:span> size (width, height).</text:p>
        </text:list-item>
      </text:list>
      <text:p text:style-name="P479"/>
      <text:p text:style-name="P165"><text:soft-page-break/></text:p>
      <text:p text:style-name="P196"/>
      <text:h text:style-name="Heading_20_3" text:outline-level="3"><text:span text:style-name="T114">Intents: V</text:span>erticalScroll<text:span text:style-name="T136">Panel</text:span></text:h>
      <text:p text:style-name="P165"><draw:frame draw:style-name="fr3" draw:name="Image32" text:anchor-type="char" svg:x="3.0417in" svg:y="0.1311in" svg:width="0.4165in" svg:height="0.4165in" draw:z-index="31"><draw:image xlink:href="Pictures/100000010000003200000032485AFEA3.png" xlink:type="simple" xlink:show="embed" xlink:actuate="onLoad" draw:mime-type="image/png"/></draw:frame></text:p>
      <text:p text:style-name="P165"/>
      <text:p text:style-name="P467">Category: <text:span text:style-name="T11">Layout Surface</text:span></text:p>
      <text:p text:style-name="P165"/>
      <text:p text:style-name="P481">The <text:span text:style-name="T188">Vertical</text:span>ScrollPanel control <text:span text:style-name="T191">behaves as a vertical stack </text:span><text:span text:style-name="T137">panel </text:span><text:span text:style-name="T191">whose </text:span><text:span text:style-name="T137">height is limited.</text:span> Optionally, when the child control is <text:span text:style-name="T188">shorter</text:span> than the <text:span text:style-name="T188">height</text:span> of the scroll panel, no scroll bar is shown. The range of the scroll bar is adjusted automatically according to the difference in <text:span text:style-name="T188">heights</text:span> between the scroll panel window and the child control.</text:p>
      <text:p text:style-name="P481"/>
      <text:p text:style-name="P482">Instructions</text:p>
      <text:p text:style-name="P483">Follow these steps to define the vertical scroll panel.</text:p>
      <text:list text:style-name="L36">
        <text:list-item>
          <text:p text:style-name="P484">Draw a rectangle onto the canvas.</text:p>
        </text:list-item>
        <text:list-item>
          <text:p text:style-name="P484">In the <text:span text:style-name="T11">Object Properties</text:span> dialog, set the <text:span text:style-name="T11">ID</text:span> of the object, then press [Enter] to record the new value.</text:p>
        </text:list-item>
        <text:list-item>
          <text:p text:style-name="P484">Set the <text:span text:style-name="T11">Label</text:span> of the new object to <text:span text:style-name="T11">VerticalScrollPanel</text:span>. Press [Enter] to record the new value.</text:p>
        </text:list-item>
      </text:list>
      <text:p text:style-name="P485"/>
      <text:p text:style-name="P486">Preloading Instructions</text:p>
      <text:p text:style-name="P487">Since this control's content can potentially extend far beyond the top and bottom of its viewport, the technique for loading items can either follow a standard panel-on-panel approach, where you can drop child shapes directly over the <text:span text:style-name="T192">base control, or you can create a separate layer whose label is set to the ID of this control. </text:span>Follow these steps to preload the control with child controls <text:span text:style-name="T192">on a separate layer</text:span>.</text:p>
      <text:list text:style-name="L37">
        <text:list-item>
          <text:p text:style-name="P488">In this example, the <text:span text:style-name="T11">ID</text:span> of the <text:span text:style-name="T11">VerticalScollPanel</text:span> will be <text:span text:style-name="T11">scrollMain</text:span>.</text:p>
        </text:list-item>
        <text:list-item>
          <text:p text:style-name="P489">In the <text:span text:style-name="T11">Layers</text:span> dialog, create a new layer and set its label to <text:span text:style-name="T11">scrollMain</text:span>.</text:p>
        </text:list-item>
        <text:list-item>
          <text:p text:style-name="P489">Drop child shapes to be displayed onto the new layer.</text:p>
        </text:list-item>
      </text:list>
      <text:p text:style-name="P490"/>
      <text:p text:style-name="P473">Text Attributes</text:p>
      <text:p text:style-name="P474">The following custom user attributes can be set for this control.</text:p>
      <text:list xml:id="list181339912956645" text:continue-list="list181338685534145" text:style-name="L22">
        <text:list-item>
          <text:p text:style-name="P491"><text:span text:style-name="T11">Spacing</text:span>. Number. Number of pixels by which to space immediate members. Default = 10.</text:p>
        </text:list-item>
      </text:list>
      <text:p text:style-name="P492"><text:soft-page-break/></text:p>
      <text:p text:style-name="P478">Visual Attributes</text:p>
      <text:p text:style-name="P479">The following <text:span text:style-name="T110">visual </text:span>attributes are transferred <text:span text:style-name="T110">from the drawing </text:span>to the resulting <text:span text:style-name="T111">target</text:span> control.</text:p>
      <text:list xml:id="list181339584330534" text:continue-list="list181338509727661" text:style-name="L16">
        <text:list-item>
          <text:p text:style-name="P480"><text:span text:style-name="T112">Control</text:span> location (x, y).</text:p>
        </text:list-item>
        <text:list-item>
          <text:p text:style-name="P480"><text:span text:style-name="T112">Control</text:span> size (width, height).</text:p>
        </text:list-item>
      </text:list>
      <text:p text:style-name="P479"/>
      <text:p text:style-name="P479"/>
      <text:p text:style-name="P493"/>
      <text:h text:style-name="Heading_20_3" text:outline-level="3"><text:span text:style-name="T114">Intents: </text:span>VerticalStackPanel</text:h>
      <text:p text:style-name="P165"><draw:frame draw:style-name="fr3" draw:name="Image33" text:anchor-type="char" svg:x="3.1709in" svg:y="0.1311in" svg:width="0.1583in" svg:height="0.2752in" draw:z-index="32"><draw:image xlink:href="Pictures/1000000100000013000000218C4233E3.png" xlink:type="simple" xlink:show="embed" xlink:actuate="onLoad" draw:mime-type="image/png"/></draw:frame></text:p>
      <text:p text:style-name="P165"/>
      <text:p text:style-name="P467">Category: <text:span text:style-name="T11">Layout Surface</text:span></text:p>
      <text:p text:style-name="P165"/>
      <text:p text:style-name="P494">The <text:span text:style-name="T188">Vertical</text:span>StackPanel control is a container for one or more other controls that will be distributed <text:span text:style-name="T188">vertically</text:span> across the display according to the <text:span text:style-name="T188">heights</text:span> of each of the child controls.</text:p>
      <text:p text:style-name="P494"/>
      <text:p text:style-name="P473">Text Attributes</text:p>
      <text:p text:style-name="P474">The following custom user attributes can be set for this control.</text:p>
      <text:list text:continue-list="list181339912956645" text:style-name="L22">
        <text:list-item>
          <text:p text:style-name="P491"><text:span text:style-name="T11">Spacing</text:span>. Number. Number of pixels by which to space immediate members. Default = 10.</text:p>
        </text:list-item>
      </text:list>
      <text:p text:style-name="P495"/>
      <text:p text:style-name="P478">Visual Attributes</text:p>
      <text:p text:style-name="P479">The following <text:span text:style-name="T110">visual </text:span>attributes are transferred <text:span text:style-name="T110">from the drawing </text:span>to the resulting <text:span text:style-name="T111">target</text:span> control.</text:p>
      <text:list text:continue-list="list181339584330534" text:style-name="L16">
        <text:list-item>
          <text:p text:style-name="P480"><text:span text:style-name="T112">Control</text:span> location (x, y).</text:p>
        </text:list-item>
        <text:list-item>
          <text:p text:style-name="P480"><text:span text:style-name="T112">Control</text:span> size (width, height).</text:p>
        </text:list-item>
      </text:list>
      <text:p text:style-name="P479"/>
      <text:p text:style-name="P165"/>
      <text:p text:style-name="P165"/>
      <text:p text:style-name="P165"/>
      <text:h text:style-name="P496" text:outline-level="1"><text:span text:style-name="T193">Strict Declarative Structure </text:span><text:span text:style-name="T42">Strategy</text:span></text:h>
      <text:p text:style-name="P45">(This section is currently in early construction)</text:p>
      <text:p text:style-name="P497">To prepare the source SVG file for conversion, <text:span text:style-name="T194">the individual in the art translator role must assign associations identifying purpose and settings to </text:span>each <text:span text:style-name="T194">atomic </text:span>element.</text:p>
      <text:p text:style-name="P497">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497">The following sections describe the <text:span text:style-name="T195">steps and references used while translating the original file.</text:span></text:p>
      <text:p text:style-name="P497"/>
      <text:h text:style-name="P498" text:outline-level="2">Containerize the Contents</text:h>
      <text:p text:style-name="P499">Each of the visual elements on the canvas need<text:span text:style-name="T196">s</text:span> to be grouped into <text:span text:style-name="T196">a type of container that is conducive to the element in use.</text:span></text:p>
      <text:p text:style-name="P500">Beginning at the most specific elements <text:span text:style-name="T194">and working outward</text:span>, group items and define the purposes of those groups as described in the <text:span text:style-name="T11">Attribute Reference</text:span> section below.</text:p>
      <text:p text:style-name="P501">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502">To reiterate an earlier objective, make sure you don't change any visual aspects of the design in the process of preparing it.</text:p>
      <text:p text:style-name="P501"/>
      <text:h text:style-name="P503" text:outline-level="2">Attribute Reference</text:h>
      <text:p text:style-name="P500">Following are the common attributes, their meanings, intentions, and contexts. Every object on the canvas needs one or more of these attributes or warnings will be issued from the file converter.</text:p>
      <text:p text:style-name="P504"/>
      <text:h text:style-name="P505" text:outline-level="3">control:{PropertyName}</text:h>
      <table:table table:name="Table8" table:style-name="Table8">
        <table:table-column table:style-name="Table8.A"/>
        <table:table-column table:style-name="Table8.B"/>
        <table:table-row>
          <table:table-cell table:style-name="Table8.A1" office:value-type="string">
            <text:p text:style-name="P506">Required:</text:p>
          </table:table-cell>
          <table:table-cell table:style-name="Table8.A1" office:value-type="string">
            <text:p text:style-name="P506">No</text:p>
          </table:table-cell>
        </table:table-row>
        <table:table-row>
          <table:table-cell table:style-name="Table8.A1" office:value-type="string">
            <text:p text:style-name="P507">Type:</text:p>
          </table:table-cell>
          <table:table-cell table:style-name="Table8.A1" office:value-type="string">
            <text:p text:style-name="P507">String</text:p>
          </table:table-cell>
        </table:table-row>
        <table:table-row>
          <table:table-cell table:style-name="Table8.A1" office:value-type="string">
            <text:p text:style-name="P507"><text:span text:style-name="T197">Values</text:span>:</text:p>
          </table:table-cell>
          <table:table-cell table:style-name="Table8.A1" office:value-type="string">
            <text:p text:style-name="P508">(<text:span text:style-name="T198">context appropriate</text:span>)</text:p>
          </table:table-cell>
        </table:table-row>
        <table:table-row>
          <table:table-cell table:style-name="Table8.A1" office:value-type="string">
            <text:p text:style-name="P507">Targets:</text:p>
          </table:table-cell>
          <table:table-cell table:style-name="Table8.A1" office:value-type="string">
            <text:p text:style-name="P507">All</text:p>
          </table:table-cell>
        </table:table-row>
      </table:table>
      <text:p text:style-name="P509"/>
      <text:p text:style-name="P510"><text:soft-page-break/><text:span text:style-name="T198">This attribute is used to set the value of the {PropertyName} property of the associated control</text:span>. <text:span text:style-name="T198">For example, if NodeType = "Window" and you wish to set the Title property to "My Form", then control:Title = "My Form" will accomplish that </text:span><text:span text:style-name="T199">task</text:span><text:span text:style-name="T198">.</text:span></text:p>
      <text:p text:style-name="P511">In this version, <text:span text:style-name="T199">n</text:span>o checking is <text:span text:style-name="T199">performed</text:span> to verify that the value is within a correct range, so you should always make sure to specify a valid value the target is known to accept.</text:p>
      <text:p text:style-name="P504"/>
      <text:h text:style-name="P512" text:outline-level="3">Height</text:h>
      <table:table table:name="Table10" table:style-name="Table10">
        <table:table-column table:style-name="Table10.A"/>
        <table:table-column table:style-name="Table10.B"/>
        <table:table-row>
          <table:table-cell table:style-name="Table10.A1" office:value-type="string">
            <text:p text:style-name="P506">Required:</text:p>
          </table:table-cell>
          <table:table-cell table:style-name="Table10.A1" office:value-type="string">
            <text:p text:style-name="P506">No</text:p>
          </table:table-cell>
        </table:table-row>
        <table:table-row>
          <table:table-cell table:style-name="Table10.A1" office:value-type="string">
            <text:p text:style-name="P507">Type:</text:p>
          </table:table-cell>
          <table:table-cell table:style-name="Table10.A1" office:value-type="string">
            <text:p text:style-name="P507">String</text:p>
          </table:table-cell>
        </table:table-row>
        <table:table-row>
          <table:table-cell table:style-name="Table10.A1" office:value-type="string">
            <text:p text:style-name="P507"><text:span text:style-name="T197">Values</text:span>:</text:p>
          </table:table-cell>
          <table:table-cell table:style-name="Table10.A1" office:value-type="string">
            <text:p text:style-name="P508"><text:span text:style-name="T199">{</text:span>numbe<text:span text:style-name="T199">r}[{</text:span>unit<text:span text:style-name="T199">}]</text:span>, Expand, Shrink</text:p>
          </table:table-cell>
        </table:table-row>
        <table:table-row>
          <table:table-cell table:style-name="Table10.A1" office:value-type="string">
            <text:p text:style-name="P507">Targets:</text:p>
          </table:table-cell>
          <table:table-cell table:style-name="Table10.A1" office:value-type="string">
            <text:p text:style-name="P507">All</text:p>
          </table:table-cell>
        </table:table-row>
      </table:table>
      <text:p text:style-name="P509"/>
      <text:p text:style-name="P510">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504"/>
      <text:h text:style-name="P513" text:outline-level="3">Id</text:h>
      <table:table table:name="Table4" table:style-name="Table4">
        <table:table-column table:style-name="Table4.A"/>
        <table:table-column table:style-name="Table4.B"/>
        <table:table-row>
          <table:table-cell table:style-name="Table4.A1" office:value-type="string">
            <text:p text:style-name="P506">Required:</text:p>
          </table:table-cell>
          <table:table-cell table:style-name="Table4.A1" office:value-type="string">
            <text:p text:style-name="P506">Yes</text:p>
          </table:table-cell>
        </table:table-row>
        <table:table-row>
          <table:table-cell table:style-name="Table4.A1" office:value-type="string">
            <text:p text:style-name="P507">Type:</text:p>
          </table:table-cell>
          <table:table-cell table:style-name="Table4.A1" office:value-type="string">
            <text:p text:style-name="P507">String, Built-In</text:p>
          </table:table-cell>
        </table:table-row>
        <table:table-row>
          <table:table-cell table:style-name="Table4.A1" office:value-type="string">
            <text:p text:style-name="P507">Default:</text:p>
          </table:table-cell>
          <table:table-cell table:style-name="Table4.A1" office:value-type="string">
            <text:p text:style-name="P507">(Automatically Named)</text:p>
          </table:table-cell>
        </table:table-row>
        <table:table-row>
          <table:table-cell table:style-name="Table4.A1" office:value-type="string">
            <text:p text:style-name="P507">Targets:</text:p>
          </table:table-cell>
          <table:table-cell table:style-name="Table4.A1" office:value-type="string">
            <text:p text:style-name="P507">All</text:p>
          </table:table-cell>
        </table:table-row>
      </table:table>
      <text:p text:style-name="P514"/>
      <text:p text:style-name="P514">The built-in Id attribute is present on every SVG node, and unique within the document. If not used, it will be set automatically.</text:p>
      <text:p text:style-name="P514"/>
      <text:h text:style-name="P513" text:outline-level="3">NodeType</text:h>
      <table:table table:name="Table5" table:style-name="Table5">
        <table:table-column table:style-name="Table5.A"/>
        <table:table-column table:style-name="Table5.B"/>
        <table:table-row>
          <table:table-cell table:style-name="Table5.A1" office:value-type="string">
            <text:p text:style-name="P506">Required:</text:p>
          </table:table-cell>
          <table:table-cell table:style-name="Table5.A1" office:value-type="string">
            <text:p text:style-name="P506">No</text:p>
          </table:table-cell>
        </table:table-row>
        <table:table-row>
          <table:table-cell table:style-name="Table5.A1" office:value-type="string">
            <text:p text:style-name="P507">Type:</text:p>
          </table:table-cell>
          <table:table-cell table:style-name="Table5.A1" office:value-type="string">
            <text:p text:style-name="P507">String, tag name<text:soft-page-break/></text:p>
          </table:table-cell>
        </table:table-row>
        <table:table-row>
          <table:table-cell table:style-name="Table5.A1" office:value-type="string">
            <text:p text:style-name="P507">Default:</text:p>
          </table:table-cell>
          <table:table-cell table:style-name="Table5.A1" office:value-type="string">
            <text:p text:style-name="P507">Panel</text:p>
          </table:table-cell>
        </table:table-row>
        <table:table-row>
          <table:table-cell table:style-name="Table5.A1" office:value-type="string">
            <text:p text:style-name="P507">Targets:</text:p>
          </table:table-cell>
          <table:table-cell table:style-name="Table5.A1" office:value-type="string">
            <text:p text:style-name="P507">All</text:p>
          </table:table-cell>
        </table:table-row>
      </table:table>
      <text:p text:style-name="P509"/>
      <text:p text:style-name="P514">Every visual element and its grouping structures need a NodeType attribute that identify the <text:span text:style-name="T200">tag name of the element.</text:span></text:p>
      <text:p text:style-name="P515">Whether or not, <text:span text:style-name="T199">as well as</text:span> how, certain child objects are converted are all partially <text:span text:style-name="T197">determined by</text:span> the tag name provided here.</text:p>
      <text:p text:style-name="P516">Check the sheets [Sv<text:span text:style-name="T199">gTools</text:span>Worksheet.ods.WinUI3Controls] and [ SvgTo<text:span text:style-name="T199">ols</text:span>Worksheet.ods.WinUI3Tags] for non-comprehensive list<text:span text:style-name="T199">s</text:span> of available tag names.</text:p>
      <text:p text:style-name="P516"/>
      <text:h text:style-name="P513" text:outline-level="3">Role</text:h>
      <table:table table:name="Table6" table:style-name="Table6">
        <table:table-column table:style-name="Table6.A"/>
        <table:table-column table:style-name="Table6.B"/>
        <table:table-row>
          <table:table-cell table:style-name="Table6.A1" office:value-type="string">
            <text:p text:style-name="P506">Required:</text:p>
          </table:table-cell>
          <table:table-cell table:style-name="Table6.A1" office:value-type="string">
            <text:p text:style-name="P506">No</text:p>
          </table:table-cell>
        </table:table-row>
        <table:table-row>
          <table:table-cell table:style-name="Table6.A1" office:value-type="string">
            <text:p text:style-name="P507">Type:</text:p>
          </table:table-cell>
          <table:table-cell table:style-name="Table6.A1" office:value-type="string">
            <text:p text:style-name="P507">String</text:p>
          </table:table-cell>
        </table:table-row>
        <table:table-row>
          <table:table-cell table:style-name="Table6.A1" office:value-type="string">
            <text:p text:style-name="P507"><text:span text:style-name="T197">Values</text:span>:</text:p>
          </table:table-cell>
          <table:table-cell table:style-name="Table6.A1" office:value-type="string">
            <text:p text:style-name="P506">background-color, height, <text:span text:style-name="T201">object-information, </text:span>width</text:p>
          </table:table-cell>
        </table:table-row>
        <table:table-row>
          <table:table-cell table:style-name="Table6.A1" office:value-type="string">
            <text:p text:style-name="P507">Targets:</text:p>
          </table:table-cell>
          <table:table-cell table:style-name="Table6.A1" office:value-type="string">
            <text:p text:style-name="P507">All</text:p>
          </table:table-cell>
        </table:table-row>
      </table:table>
      <text:p text:style-name="P517"/>
      <text:p text:style-name="P517">The role of this element on the form.</text:p>
      <text:p text:style-name="P517"/>
      <text:p text:style-name="P517"><text:span text:style-name="T11">background-color</text:span>. When this object is marked as having the background color role, the background color of the current control is set from this object.</text:p>
      <text:p text:style-name="P518"><text:span text:style-name="T11">height</text:span>. When marked as having the height role, the height of the current control is set from this object.</text:p>
      <text:p text:style-name="P519"><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514"><text:span text:style-name="T202">width</text:span>. When marked as having the <text:span text:style-name="T203">width</text:span> role, the <text:span text:style-name="T203">width</text:span> of the current control is set from this object.<text:line-break/></text:p>
      <text:p text:style-name="P514"><text:soft-page-break/></text:p>
      <text:h text:style-name="P512" text:outline-level="3">Skip</text:h>
      <table:table table:name="Table9" table:style-name="Table9">
        <table:table-column table:style-name="Table9.A"/>
        <table:table-column table:style-name="Table9.B"/>
        <table:table-row>
          <table:table-cell table:style-name="Table9.A1" office:value-type="string">
            <text:p text:style-name="P506">Required:</text:p>
          </table:table-cell>
          <table:table-cell table:style-name="Table9.A1" office:value-type="string">
            <text:p text:style-name="P506">No</text:p>
          </table:table-cell>
        </table:table-row>
        <table:table-row>
          <table:table-cell table:style-name="Table9.A1" office:value-type="string">
            <text:p text:style-name="P507">Type:</text:p>
          </table:table-cell>
          <table:table-cell table:style-name="Table9.A1" office:value-type="string">
            <text:p text:style-name="P520">Boolean</text:p>
          </table:table-cell>
        </table:table-row>
        <table:table-row>
          <table:table-cell table:style-name="Table9.A1" office:value-type="string">
            <text:p text:style-name="P507"><text:span text:style-name="T197">Values</text:span>:</text:p>
          </table:table-cell>
          <table:table-cell table:style-name="Table9.A1" office:value-type="string">
            <text:p text:style-name="P520">Yes, No, 1, 0, True, False</text:p>
          </table:table-cell>
        </table:table-row>
        <table:table-row>
          <table:table-cell table:style-name="Table9.A1" office:value-type="string">
            <text:p text:style-name="P507">Targets:</text:p>
          </table:table-cell>
          <table:table-cell table:style-name="Table9.A1" office:value-type="string">
            <text:p text:style-name="P507">All</text:p>
          </table:table-cell>
        </table:table-row>
      </table:table>
      <text:p text:style-name="P517"/>
      <text:p text:style-name="P517"><text:span text:style-name="T204">Value indicating whether to skip this item in conversion</text:span>. <text:span text:style-name="T204">This is typically used when an element is present for effect or example only and will not be a part of the UI.</text:span></text:p>
      <text:p text:style-name="P509"/>
      <text:h text:style-name="P513" text:outline-level="3">Width</text:h>
      <table:table table:name="Table7" table:style-name="Table7">
        <table:table-column table:style-name="Table7.A"/>
        <table:table-column table:style-name="Table7.B"/>
        <table:table-row>
          <table:table-cell table:style-name="Table7.A1" office:value-type="string">
            <text:p text:style-name="P506">Required:</text:p>
          </table:table-cell>
          <table:table-cell table:style-name="Table7.A1" office:value-type="string">
            <text:p text:style-name="P506">No</text:p>
          </table:table-cell>
        </table:table-row>
        <table:table-row>
          <table:table-cell table:style-name="Table7.A1" office:value-type="string">
            <text:p text:style-name="P507">Type:</text:p>
          </table:table-cell>
          <table:table-cell table:style-name="Table7.A1" office:value-type="string">
            <text:p text:style-name="P507">String</text:p>
          </table:table-cell>
        </table:table-row>
        <table:table-row>
          <table:table-cell table:style-name="Table7.A1" office:value-type="string">
            <text:p text:style-name="P507"><text:span text:style-name="T197">Values</text:span>:</text:p>
          </table:table-cell>
          <table:table-cell table:style-name="Table7.A1" office:value-type="string">
            <text:p text:style-name="P508"><text:span text:style-name="T205">{</text:span>number<text:span text:style-name="T205">}[{</text:span>unit<text:span text:style-name="T205">}]</text:span>, Expand, Shrink</text:p>
          </table:table-cell>
        </table:table-row>
        <table:table-row>
          <table:table-cell table:style-name="Table7.A1" office:value-type="string">
            <text:p text:style-name="P507">Targets:</text:p>
          </table:table-cell>
          <table:table-cell table:style-name="Table7.A1" office:value-type="string">
            <text:p text:style-name="P507">All</text:p>
          </table:table-cell>
        </table:table-row>
      </table:table>
      <text:p text:style-name="P509"/>
      <text:p text:style-name="P510">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504"/>
      <text:p text:style-name="P504"/>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521">Name</text:p>
            </table:table-cell>
            <table:table-cell table:style-name="SVGAttributeReferences.A1" office:value-type="string">
              <text:p text:style-name="P521">Type</text:p>
            </table:table-cell>
            <table:table-cell table:style-name="SVGAttributeReferences.A1" office:value-type="string">
              <text:p text:style-name="P521">Values</text:p>
            </table:table-cell>
            <table:table-cell table:style-name="SVGAttributeReferences.A1" office:value-type="string">
              <text:p text:style-name="P521">Default</text:p>
            </table:table-cell>
            <table:table-cell table:style-name="SVGAttributeReferences.A1" office:value-type="string">
              <text:p text:style-name="P521">Targets</text:p>
            </table:table-cell>
            <table:table-cell table:style-name="SVGAttributeReferences.A1" office:value-type="string">
              <text:p text:style-name="P521">Description</text:p>
            </table:table-cell>
          </table:table-row>
        </table:table-header-rows>
        <table:table-row>
          <table:table-cell table:style-name="SVGAttributeReferences.A1" office:value-type="string">
            <text:p text:style-name="P522"/>
          </table:table-cell>
          <table:table-cell table:style-name="SVGAttributeReferences.A1" office:value-type="string">
            <text:p text:style-name="P522"/>
          </table:table-cell>
          <table:table-cell table:style-name="SVGAttributeReferences.A1" office:value-type="string">
            <text:p text:style-name="P522"/>
          </table:table-cell>
          <table:table-cell table:style-name="SVGAttributeReferences.A1" office:value-type="string">
            <text:p text:style-name="P522"/>
          </table:table-cell>
          <table:table-cell table:style-name="SVGAttributeReferences.A1" office:value-type="string">
            <text:p text:style-name="P522"/>
          </table:table-cell>
          <table:table-cell table:style-name="SVGAttributeReferences.A1" office:value-type="string">
            <text:p text:style-name="P522"/>
          </table:table-cell>
        </table:table-row>
      </table:table>
      <text:p text:style-name="P504"/>
      <text:p text:style-name="P504"/>
      <text:p text:style-name="P45"/>
      <text:p text:style-name="P45"/>
      <text:p text:style-name="P45"><text:soft-page-break/></text:p>
      <text:p text:style-name="P45"/>
      <text:h text:style-name="P523"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08-25T09:18:42.952882200</meta:creation-date>
    <meta:editing-cycles>178</meta:editing-cycles>
    <meta:editing-duration>P1DT18H24M5S</meta:editing-duration>
    <dc:date>2025-11-10T18:13:37.721625700</dc:date>
    <meta:document-statistic meta:table-count="10" meta:image-count="34" meta:object-count="1" meta:page-count="76" meta:paragraph-count="942" meta:word-count="14506" meta:character-count="88767" meta:non-whitespace-character-count="75473"/>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0992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2252in" fo:break-before="auto" style:use-optimal-row-height="true"/>
    </style:style>
    <style:style style:name="ro4" style:family="table-row">
      <style:table-row-properties style:row-height="0.2256in" fo:break-before="auto" style:use-optimal-row-height="true"/>
    </style:style>
    <style:style style:name="ro5" style:family="table-row">
      <style:table-row-properties style:row-height="0.4016in" fo:break-before="auto" style:use-optimal-row-height="true"/>
    </style:style>
    <style:style style:name="ro6" style:family="table-row">
      <style:table-row-properties style:row-height="0.5772in" fo:break-before="auto" style:use-optimal-row-height="true"/>
    </style:style>
    <style:style style:name="ro7" style:family="table-row">
      <style:table-row-properties style:row-height="0.7528in" fo:break-before="auto" style:use-optimal-row-height="true"/>
    </style:style>
    <style:style style:name="ro8" style:family="table-row">
      <style:table-row-properties style:row-height="1.4555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BorderThickness</text:p>
          </table:table-cell>
          <table:table-cell table:number-columns-repeated="2"/>
          <table:table-cell office:value-type="string" calcext:value-type="string">
            <text:p>Number</text:p>
          </table:table-cell>
          <table:table-cell table:style-name="ce8" office:value-type="string" calcext:value-type="string">
            <text:p>The thickness of the border around the control.</text:p>
          </table:table-cell>
        </table:table-row>
        <table:table-row table:style-name="ro4">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5">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6">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 if supplied as an individual value, or to the left, top, right, and bottom sides of the control, if supplied as four comma-delimited values.</text:p>
          </table:table-cell>
        </table:table-row>
        <table:table-row table:style-name="ro4">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4">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7">
          <table:table-cell office:value-type="string" calcext:value-type="string">
            <text:p>Padding</text:p>
          </table:table-cell>
          <table:table-cell table:number-columns-repeated="2"/>
          <table:table-cell office:value-type="string" calcext:value-type="string">
            <text:p>Number</text:p>
          </table:table-cell>
          <table:table-cell office:value-type="string" calcext:value-type="string">
            <text:p>A padding size to apply equally around all of the sides of the control, if applied as an individual value, left/right and top/bottom sizes, if a dual number has been supplied, and left, top, right, bottom sides, if supplied as four comma-delimited values.</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8">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6">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4">00/00/0000</text:date>, <text:time style:data-style-name="N2" text:time-value="13:36:39.477972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